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underline-style="none"/>
    </style:style>
    <style:style style:name="ce17" style:family="table-cell" style:parent-style-name="Default">
      <style:table-cell-properties fo:background-color="#fde9a9"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fo:background-color="#92e285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21" style:family="table-cell" style:parent-style-name="Default" style:data-style-name="N108">
      <style:table-cell-properties fo:background-color="transparent" fo:border="0.06pt solid #000000"/>
      <style:text-properties style:text-underline-style="none"/>
    </style:style>
    <style:style style:name="ce22" style:family="table-cell" style:parent-style-name="Default" style:data-style-name="N108">
      <style:table-cell-properties fo:background-color="#fde9a9" fo:border="0.06pt solid #000000"/>
      <style:text-properties style:text-underline-style="none"/>
    </style:style>
    <style:style style:name="ce7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  <style:text-properties fo:color="#ce181e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2">
      <style:table-cell-properties fo:background-color="transparent" fo:border="0.06pt solid #000000"/>
      <style:text-properties style:text-underline-style="none"/>
    </style:style>
    <style:style style:name="ce26" style:family="table-cell" style:parent-style-name="Default" style:data-style-name="N2">
      <style:table-cell-properties fo:background-color="#fde9a9" fo:border="0.06pt solid #000000"/>
      <style:text-properties style:text-underline-style="none"/>
    </style:style>
    <style:style style:name="ce8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  <style:text-properties fo:color="#106802"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ackground-color="#92e285" fo:border="0.06pt solid #000000"/>
    </style:style>
    <style:style style:name="ce30" style:family="table-cell" style:parent-style-name="Default">
      <style:table-cell-properties fo:background-color="transparent" fo:border="0.06pt solid #000000"/>
      <style:text-properties fo:color="#000000"/>
    </style:style>
    <style:style style:name="ce31" style:family="table-cell" style:parent-style-name="Default" style:data-style-name="N1">
      <style:table-cell-properties fo:background-color="transparent" fo:border="0.06pt solid #000000"/>
      <style:text-properties style:text-underline-style="none"/>
    </style:style>
    <style:style style:name="ce32" style:family="table-cell" style:parent-style-name="Default" style:data-style-name="N1">
      <style:table-cell-properties fo:background-color="#fde9a9" fo:border="0.06pt solid #000000"/>
      <style:text-properties style:text-underline-style="none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4" style:family="table-cell" style:parent-style-name="Default">
      <style:table-cell-properties fo:background-color="transparent" fo:border="0.06pt solid #000000"/>
      <style:text-properties style:text-underline-style="none"/>
    </style:style>
    <style:style style:name="ce35" style:family="table-cell" style:parent-style-name="Default">
      <style:table-cell-properties fo:background-color="#fde9a9" fo:border="0.06pt solid #000000"/>
      <style:text-properties style:text-underline-style="none"/>
    </style:style>
    <style:style style:name="ce13" style:family="table-cell" style:parent-style-name="Default">
      <style:table-cell-properties fo:background-color="#fc5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9b91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de9a9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92e285" style:text-align-source="fix" style:repeat-content="false" fo:border="0.06pt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fde9a9" fo:border="0.06pt solid #000000"/>
    </style:style>
    <style:style style:name="ce9" style:family="table-cell" style:parent-style-name="Default">
      <style:table-cell-properties fo:background-color="#92e285" fo:border="0.06pt solid #000000"/>
      <style:text-properties fo:color="#000000"/>
    </style:style>
    <style:style style:name="ce10" style:family="table-cell" style:parent-style-name="Default" style:data-style-name="N1">
      <style:table-cell-properties fo:background-color="#ccf4c6" fo:border="0.06pt solid #000000"/>
    </style:style>
    <style:style style:name="ce11" style:family="table-cell" style:parent-style-name="Default" style:data-style-name="N1">
      <style:table-cell-properties fo:background-color="#fde9a9" fo:border="0.06pt solid #000000"/>
    </style:style>
    <style:style style:name="ce6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64" style:family="table-cell" style:parent-style-name="Default" style:data-style-name="N2">
      <style:table-cell-properties fo:background-color="#fde9a9" style:text-align-source="fix" style:repeat-content="false" fo:border="0.06pt solid #000000"/>
      <style:paragraph-properties fo:text-align="center" fo:margin-left="0cm"/>
    </style:style>
    <style:style style:name="ce61" style:family="table-cell" style:parent-style-name="Default" style:data-style-name="N2">
      <style:table-cell-properties fo:border="0.06pt solid #000000"/>
    </style:style>
    <style:style style:name="ce62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cm"/>
      <style:text-properties fo:color="#ce181e" fo:font-weight="bold" style:font-weight-asian="bold" style:font-weight-complex="bold"/>
    </style:style>
    <style:style style:name="ce73" style:family="table-cell" style:parent-style-name="Default" style:data-style-name="N1">
      <style:table-cell-properties fo:background-color="#ccf4c6" style:text-align-source="fix" style:repeat-content="false" fo:border="0.06pt solid #000000"/>
      <style:paragraph-properties fo:text-align="center" fo:margin-left="0cm"/>
    </style:style>
    <style:style style:name="ce74" style:family="table-cell" style:parent-style-name="Default" style:data-style-name="N1">
      <style:table-cell-properties fo:background-color="#fde9a9" style:text-align-source="fix" style:repeat-content="false" fo:border="0.06pt solid #000000"/>
      <style:paragraph-properties fo:text-align="center" fo:margin-left="0cm"/>
    </style:style>
    <style:style style:name="ce111" style:family="table-cell" style:parent-style-name="Default" style:data-style-name="N2">
      <style:table-cell-properties fo:background-color="#fc5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 style:data-style-name="N2">
      <style:table-cell-properties fo:background-color="#e9b91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2"/>
    <style:style style:name="ce6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6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69" style:family="table-cell" style:parent-style-name="Default">
      <style:table-cell-properties fo:background-color="transparent" fo:border="0.06pt solid #000000"/>
    </style:style>
    <style:style style:name="ce70" style:family="table-cell" style:parent-style-name="Default" style:data-style-name="N1">
      <style:table-cell-properties fo:background-color="transparent" fo:border="0.06pt solid #000000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71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  <style:text-properties fo:color="#ce181e" fo:font-weight="bold" style:font-weight-asian="bold" style:font-weight-complex="bold"/>
    </style:style>
    <style:style style:name="ce72" style:family="table-cell" style:parent-style-name="Default" style:data-style-name="N2">
      <style:table-cell-properties fo:background-color="transparent" fo:border="0.06pt solid #000000"/>
    </style:style>
    <style:style style:name="ce8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110">
      <style:table-cell-properties fo:background-color="transparent" fo:border="0.06pt solid #000000"/>
    </style:style>
    <style:style style:name="ce82" style:family="table-cell" style:parent-style-name="Default" style:data-style-name="N110">
      <style:table-cell-properties fo:background-color="#fc5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 style:data-style-name="N110">
      <style:table-cell-properties fo:background-color="#e9b91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ffd74c" style:text-align-source="fix" style:repeat-content="false" fo:border="0.06pt solid #000000"/>
      <style:paragraph-properties fo:text-align="center" fo:margin-left="0cm"/>
    </style:style>
    <style:style style:name="ce96" style:family="table-cell" style:parent-style-name="Default" style:data-style-name="N2">
      <style:table-cell-properties fo:background-color="#ffd74c" style:text-align-source="fix" style:repeat-content="false" fo:border="0.06pt solid #000000"/>
      <style:paragraph-properties fo:text-align="center" fo:margin-left="0cm"/>
    </style:style>
    <style:style style:name="ce97" style:family="table-cell" style:parent-style-name="Default" style:data-style-name="N1">
      <style:table-cell-properties fo:background-color="#ffd74c" style:text-align-source="fix" style:repeat-content="false" fo:border="0.06pt solid #000000"/>
      <style:paragraph-properties fo:text-align="center" fo:margin-left="0cm"/>
    </style:style>
    <style:style style:name="ce98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c5c00" style:text-align-source="fix" style:repeat-content="false" fo:border="0.06pt solid #000000"/>
      <style:paragraph-properties fo:text-align="center" fo:margin-left="0cm"/>
    </style:style>
    <style:style style:name="ce106" style:family="table-cell" style:parent-style-name="Default">
      <style:table-cell-properties fo:background-color="#f5cd53" style:text-align-source="fix" style:repeat-content="false" fo:border="0.06pt solid #000000"/>
      <style:paragraph-properties fo:text-align="center" fo:margin-left="0cm"/>
    </style:style>
    <style:style style:name="ce107" style:family="table-cell" style:parent-style-name="Default">
      <style:table-cell-properties fo:background-color="#ccf4c6" style:text-align-source="fix" style:repeat-content="false" fo:border="0.06pt solid #000000"/>
      <style:paragraph-properties fo:text-align="center" fo:margin-left="0cm"/>
    </style:style>
    <style:style style:name="ce108" style:family="table-cell" style:parent-style-name="Default" style:data-style-name="N2">
      <style:table-cell-properties fo:background-color="#fc5c00" style:text-align-source="fix" style:repeat-content="false" fo:border="0.06pt solid #000000"/>
      <style:paragraph-properties fo:text-align="center" fo:margin-left="0cm"/>
    </style:style>
    <style:style style:name="ce109" style:family="table-cell" style:parent-style-name="Default" style:data-style-name="N2">
      <style:table-cell-properties fo:background-color="#f5cd53" style:text-align-source="fix" style:repeat-content="false" fo:border="0.06pt solid #000000"/>
      <style:paragraph-properties fo:text-align="center" fo:margin-left="0cm"/>
    </style:style>
    <style:style style:name="ce110" style:family="table-cell" style:parent-style-name="Default">
      <style:table-cell-properties fo:background-color="#ccf4c6" fo:border="0.06pt solid #000000"/>
    </style:style>
    <style:style style:name="ce112" style:family="table-cell" style:parent-style-name="Default">
      <style:table-cell-properties fo:background-color="#e9b913"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BAT" table:style-name="ta1">
        <table:shapes>
          <draw:frame draw:z-index="0" draw:style-name="gr1" draw:text-style-name="P1" svg:width="27.754cm" svg:height="23.799cm" svg:x="27.424cm" svg:y="1.459cm">
            <draw:object draw:notify-on-update-of-ranges="VBAT.F5:VBAT.F15 VBAT.G5:VBAT.G15 VBAT.F5:VBAT.F15 VBAT.J5:VBAT.J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3" table:default-cell-style-name="ce2"/>
        <table:table-column table:style-name="co1" table:default-cell-style-name="ce5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ce15" office:value-type="string" calcext:value-type="string">
            <text:p>U</text:p>
          </table:table-cell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Lin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21" calcext:value-type="float">
            <text:p>1121</text:p>
          </table:table-cell>
          <table:table-cell table:style-name="ce21"/>
          <table:table-cell table:style-name="ce25" table:formula="of:=[.G5]-[.$H$16]*[.F5]" office:value-type="float" office:value="-127.165223665224" calcext:value-type="float">
            <text:p>-127,17</text:p>
          </table:table-cell>
          <table:table-cell table:style-name="ce31" table:formula="of:=[.F5]*[.$H$19]+[.$I$19]" office:value-type="float" office:value="1113" calcext:value-type="float">
            <text:p>1113</text:p>
          </table:table-cell>
          <table:table-cell table:style-name="ce34" table:formula="of:=[.G5]-[.J5]" office:value-type="float" office:value="8" calcext:value-type="float">
            <text:p>8</text:p>
          </table:table-cell>
          <table:table-cell table:style-name="ce34"/>
        </table:table-row>
        <table:table-row table:style-name="ro1">
          <table:table-cell table:number-columns-repeated="5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19" calcext:value-type="float">
            <text:p>1319</text:p>
          </table:table-cell>
          <table:table-cell table:style-name="ce21" table:formula="of:=([.G6]-[.G5])/([.F6]-[.F5])" office:value-type="float" office:value="198" calcext:value-type="float">
            <text:p>198,00</text:p>
          </table:table-cell>
          <table:table-cell table:style-name="ce25" table:formula="of:=[.G6]-[.$H$16]*[.F6]" office:value-type="float" office:value="-137.192760942761" calcext:value-type="float">
            <text:p>-137,19</text:p>
          </table:table-cell>
          <table:table-cell table:style-name="ce31" table:formula="of:=[.F6]*[.$H$19]+[.$I$19]" office:value-type="float" office:value="1322" calcext:value-type="float">
            <text:p>1322</text:p>
          </table:table-cell>
          <table:table-cell table:style-name="ce34" table:formula="of:=[.G6]-[.J6]" office:value-type="float" office:value="-3" calcext:value-type="float">
            <text:p>-3</text:p>
          </table:table-cell>
          <table:table-cell table:style-name="ce34"/>
        </table:table-row>
        <table:table-row table:style-name="ro1">
          <table:table-cell table:number-columns-repeated="5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21" calcext:value-type="float">
            <text:p>1521</text:p>
          </table:table-cell>
          <table:table-cell table:style-name="ce21" table:formula="of:=([.G7]-[.G6])/([.F7]-[.F6])" office:value-type="float" office:value="202" calcext:value-type="float">
            <text:p>202,00</text:p>
          </table:table-cell>
          <table:table-cell table:style-name="ce25" table:formula="of:=[.G7]-[.$H$16]*[.F7]" office:value-type="float" office:value="-143.220298220298" calcext:value-type="float">
            <text:p>-143,22</text:p>
          </table:table-cell>
          <table:table-cell table:style-name="ce31" table:formula="of:=[.F7]*[.$H$19]+[.$I$19]" office:value-type="float" office:value="1531" calcext:value-type="float">
            <text:p>1531</text:p>
          </table:table-cell>
          <table:table-cell table:style-name="ce34" table:formula="of:=[.G7]-[.J7]" office:value-type="float" office:value="-10" calcext:value-type="float">
            <text:p>-10</text:p>
          </table:table-cell>
          <table:table-cell table:style-name="ce34"/>
        </table:table-row>
        <table:table-row table:style-name="ro1">
          <table:table-cell table:number-columns-repeated="5"/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44" calcext:value-type="float">
            <text:p>1744</text:p>
          </table:table-cell>
          <table:table-cell table:style-name="ce21" table:formula="of:=([.G8]-[.G7])/([.F8]-[.F7])" office:value-type="float" office:value="223" calcext:value-type="float">
            <text:p>223,00</text:p>
          </table:table-cell>
          <table:table-cell table:style-name="ce25" table:formula="of:=[.G8]-[.$H$16]*[.F8]" office:value-type="float" office:value="-128.247835497835" calcext:value-type="float">
            <text:p>-128,25</text:p>
          </table:table-cell>
          <table:table-cell table:style-name="ce31" table:formula="of:=[.F8]*[.$H$19]+[.$I$19]" office:value-type="float" office:value="1740" calcext:value-type="float">
            <text:p>1740</text:p>
          </table:table-cell>
          <table:table-cell table:style-name="ce34" table:formula="of:=[.G8]-[.J8]" office:value-type="float" office:value="4" calcext:value-type="float">
            <text:p>4</text:p>
          </table:table-cell>
          <table:table-cell table:style-name="ce34"/>
        </table:table-row>
        <table:table-row table:style-name="ro1">
          <table:table-cell table:number-columns-repeated="5"/>
          <table:table-cell table:style-name="ce17" office:value-type="float" office:value="10.1" calcext:value-type="float">
            <text:p>10,1</text:p>
          </table:table-cell>
          <table:table-cell table:style-name="ce17" office:value-type="float" office:value="1966" calcext:value-type="float">
            <text:p>1966</text:p>
          </table:table-cell>
          <table:table-cell table:style-name="ce22" table:formula="of:=([.G9]-[.G8])/([.F9]-[.F8])" office:value-type="float" office:value="201.818181818182" calcext:value-type="float">
            <text:p>201,82</text:p>
          </table:table-cell>
          <table:table-cell table:style-name="ce26" table:formula="of:=[.G9]-[.$H$16]*[.F9]" office:value-type="float" office:value="-135.078126503126" calcext:value-type="float">
            <text:p>-135,08</text:p>
          </table:table-cell>
          <table:table-cell table:style-name="ce32" table:formula="of:=[.F9]*[.$H$19]+[.$I$19]" office:value-type="float" office:value="1969.9" calcext:value-type="float">
            <text:p>1970</text:p>
          </table:table-cell>
          <table:table-cell table:style-name="ce35" table:formula="of:=[.G9]-[.J9]" office:value-type="float" office:value="-3.90000000000009" calcext:value-type="float">
            <text:p>-3,90000000000009</text:p>
          </table:table-cell>
          <table:table-cell table:style-name="ce35" table:formula="of:=[.G9]-[.J9]" office:value-type="float" office:value="-3.90000000000009" calcext:value-type="float">
            <text:p>-3,90000000000009</text:p>
          </table:table-cell>
        </table:table-row>
        <table:table-row table:style-name="ro1">
          <table:table-cell table:number-columns-repeated="5"/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2159" calcext:value-type="float">
            <text:p>2159</text:p>
          </table:table-cell>
          <table:table-cell table:style-name="ce22" table:formula="of:=([.G10]-[.G9])/([.F10]-[.F9])" office:value-type="float" office:value="214.444444444444" calcext:value-type="float">
            <text:p>214,44</text:p>
          </table:table-cell>
          <table:table-cell table:style-name="ce26" table:formula="of:=[.G10]-[.$H$16]*[.F10]" office:value-type="float" office:value="-129.30291005291" calcext:value-type="float">
            <text:p>-129,30</text:p>
          </table:table-cell>
          <table:table-cell table:style-name="ce32" table:formula="of:=[.F10]*[.$H$19]+[.$I$19]" office:value-type="float" office:value="2158" calcext:value-type="float">
            <text:p>2158</text:p>
          </table:table-cell>
          <table:table-cell table:style-name="ce35" table:formula="of:=[.G10]-[.J10]" office:value-type="float" office:value="1" calcext:value-type="float">
            <text:p>1</text:p>
          </table:table-cell>
          <table:table-cell table:style-name="ce35" table:formula="of:=[.G10]-[.J10]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float" office:value="12.12" calcext:value-type="float">
            <text:p>12,12</text:p>
          </table:table-cell>
          <table:table-cell table:style-name="ce17" office:value-type="float" office:value="2392" calcext:value-type="float">
            <text:p>2392</text:p>
          </table:table-cell>
          <table:table-cell table:style-name="ce22" table:formula="of:=([.G11]-[.G10])/([.F11]-[.F10])" office:value-type="float" office:value="208.035714285714" calcext:value-type="float">
            <text:p>208,04</text:p>
          </table:table-cell>
          <table:table-cell table:style-name="ce26" table:formula="of:=[.G11]-[.$H$16]*[.F11]" office:value-type="float" office:value="-129.293751803752" calcext:value-type="float">
            <text:p>-129,29</text:p>
          </table:table-cell>
          <table:table-cell table:style-name="ce32" table:formula="of:=[.F11]*[.$H$19]+[.$I$19]" office:value-type="float" office:value="2392.08" calcext:value-type="float">
            <text:p>2392</text:p>
          </table:table-cell>
          <table:table-cell table:style-name="ce35" table:formula="of:=[.G11]-[.J11]" office:value-type="float" office:value="-0.0799999999999272" calcext:value-type="float">
            <text:p>-0,0799999999999272</text:p>
          </table:table-cell>
          <table:table-cell table:style-name="ce35" table:formula="of:=[.G11]-[.J11]" office:value-type="float" office:value="-0.0799999999999272" calcext:value-type="float">
            <text:p>-0,0799999999999272</text:p>
          </table:table-cell>
        </table:table-row>
        <table:table-row table:style-name="ro1">
          <table:table-cell table:number-columns-repeated="5"/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2572" calcext:value-type="float">
            <text:p>2572</text:p>
          </table:table-cell>
          <table:table-cell table:style-name="ce22" table:formula="of:=([.G12]-[.G11])/([.F12]-[.F11])" office:value-type="float" office:value="204.545454545454" calcext:value-type="float">
            <text:p>204,55</text:p>
          </table:table-cell>
          <table:table-cell table:style-name="ce26" table:formula="of:=[.G12]-[.$H$16]*[.F12]" office:value-type="float" office:value="-132.357984607985" calcext:value-type="float">
            <text:p>-132,36</text:p>
          </table:table-cell>
          <table:table-cell table:style-name="ce32" table:formula="of:=[.F12]*[.$H$19]+[.$I$19]" office:value-type="float" office:value="2576" calcext:value-type="float">
            <text:p>2576</text:p>
          </table:table-cell>
          <table:table-cell table:style-name="ce35" table:formula="of:=[.G12]-[.J12]" office:value-type="float" office:value="-4" calcext:value-type="float">
            <text:p>-4</text:p>
          </table:table-cell>
          <table:table-cell table:style-name="ce35" table:formula="of:=[.G12]-[.J12]" office:value-type="float" office:value="-4" calcext:value-type="float">
            <text:p>-4</text:p>
          </table:table-cell>
        </table:table-row>
        <table:table-row table:style-name="ro1">
          <table:table-cell table:number-columns-repeated="5"/>
          <table:table-cell table:style-name="ce17" office:value-type="float" office:value="14.1" calcext:value-type="float">
            <text:p>14,1</text:p>
          </table:table-cell>
          <table:table-cell table:style-name="ce17" office:value-type="float" office:value="2812" calcext:value-type="float">
            <text:p>2812</text:p>
          </table:table-cell>
          <table:table-cell table:style-name="ce22" table:formula="of:=([.G13]-[.G12])/([.F13]-[.F12])" office:value-type="float" office:value="218.181818181818" calcext:value-type="float">
            <text:p>218,18</text:p>
          </table:table-cell>
          <table:table-cell table:style-name="ce26" table:formula="of:=[.G13]-[.$H$16]*[.F13]" office:value-type="float" office:value="-121.188275613275" calcext:value-type="float">
            <text:p>-121,19</text:p>
          </table:table-cell>
          <table:table-cell table:style-name="ce32" table:formula="of:=[.F13]*[.$H$19]+[.$I$19]" office:value-type="float" office:value="2805.9" calcext:value-type="float">
            <text:p>2806</text:p>
          </table:table-cell>
          <table:table-cell table:style-name="ce35" table:formula="of:=[.G13]-[.J13]" office:value-type="float" office:value="6.09999999999991" calcext:value-type="float">
            <text:p>6,09999999999991</text:p>
          </table:table-cell>
          <table:table-cell table:style-name="ce35" table:formula="of:=[.G13]-[.J13]" office:value-type="float" office:value="6.09999999999991" calcext:value-type="float">
            <text:p>6,09999999999991</text:p>
          </table:table-cell>
        </table:table-row>
        <table:table-row table:style-name="ro1">
          <table:table-cell table:number-columns-repeated="5"/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994" calcext:value-type="float">
            <text:p>2994</text:p>
          </table:table-cell>
          <table:table-cell table:style-name="ce21" table:formula="of:=([.G14]-[.G13])/([.F14]-[.F13])" office:value-type="float" office:value="202.222222222222" calcext:value-type="float">
            <text:p>202,22</text:p>
          </table:table-cell>
          <table:table-cell table:style-name="ce25" table:formula="of:=[.G14]-[.$H$16]*[.F14]" office:value-type="float" office:value="-126.413059163059" calcext:value-type="float">
            <text:p>-126,41</text:p>
          </table:table-cell>
          <table:table-cell table:style-name="ce31" table:formula="of:=[.F14]*[.$H$19]+[.$I$19]" office:value-type="float" office:value="2994" calcext:value-type="float">
            <text:p>2994</text:p>
          </table:table-cell>
          <table:table-cell table:style-name="ce34" table:formula="of:=[.G14]-[.J14]" office:value-type="float" office:value="0" calcext:value-type="float">
            <text:p>0</text:p>
          </table:table-cell>
          <table:table-cell table:style-name="ce34"/>
        </table:table-row>
        <table:table-row table:style-name="ro1">
          <table:table-cell table:number-columns-repeated="5"/>
          <table:table-cell table:style-name="ce16" office:value-type="float" office:value="15.85" calcext:value-type="float">
            <text:p>15,85</text:p>
          </table:table-cell>
          <table:table-cell table:style-name="ce16" office:value-type="float" office:value="3045" calcext:value-type="float">
            <text:p>3045</text:p>
          </table:table-cell>
          <table:table-cell table:style-name="ce21"/>
          <table:table-cell table:style-name="ce25" table:formula="of:=[.G15]-[.$H$16]*[.F15]" office:value-type="float" office:value="-252.236465848966" calcext:value-type="float">
            <text:p>-252,24</text:p>
          </table:table-cell>
          <table:table-cell table:style-name="ce31" table:formula="of:=[.F15]*[.$H$19]+[.$I$19]" office:value-type="float" office:value="3171.65" calcext:value-type="float">
            <text:p>3172</text:p>
          </table:table-cell>
          <table:table-cell table:style-name="ce34" table:formula="of:=[.G15]-[.J15]" office:value-type="float" office:value="-126.65" calcext:value-type="float">
            <text:p>-126,65</text:p>
          </table:table-cell>
          <table:table-cell table:style-name="ce3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7" table:formula="of:=AVERAGE([.H5:.H15])" office:value-type="float" office:value="208.027537277537" calcext:value-type="float">
            <text:p>208</text:p>
          </table:table-cell>
          <table:table-cell table:style-name="ce8" table:formula="of:=AVERAGE([.I5:.I15])" office:value-type="float" office:value="-141.972426538108" calcext:value-type="float">
            <text:p>-142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12" office:value-type="string" calcext:value-type="string">
            <text:p>Res:</text:p>
          </table:table-cell>
          <table:table-cell table:style-name="ce13" table:formula="of:=SUM([.K5:.K15])" office:value-type="float" office:value="-128.53" calcext:value-type="float">
            <text:p>-128,53</text:p>
          </table:table-cell>
          <table:table-cell table:style-name="ce14" table:formula="of:=SUM([.L5:.L15])" office:value-type="float" office:value="-0.880000000000109" calcext:value-type="float">
            <text:p>-0,880000000000109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-141" calcext:value-type="float">
            <text:p>-141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w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8" calcext:value-type="float">
            <text:p>208</text:p>
          </table:table-cell>
          <table:table-cell office:value-type="float" office:value="-142" calcext:value-type="float">
            <text:p>-142</text:p>
          </table:table-cell>
          <table:table-cell office:value-type="float" office:value="3.64" calcext:value-type="float">
            <text:p>3,64</text:p>
          </table:table-cell>
          <table:table-cell office:value-type="float" office:value="64.44" calcext:value-type="float">
            <text:p>64,4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9" calcext:value-type="float">
            <text:p>209</text:p>
          </table:table-cell>
          <table:table-cell office:value-type="float" office:value="-142" calcext:value-type="float">
            <text:p>-142</text:p>
          </table:table-cell>
          <table:table-cell office:value-type="float" office:value="-117" calcext:value-type="float">
            <text:p>-117</text:p>
          </table:table-cell>
          <table:table-cell office:value-type="float" office:value="4.12" calcext:value-type="float">
            <text:p>4,12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9" office:value-type="float" office:value="209" calcext:value-type="float">
            <text:p>209</text:p>
          </table:table-cell>
          <table:table-cell table:style-name="ce19" office:value-type="float" office:value="-141" calcext:value-type="float">
            <text:p>-141</text:p>
          </table:table-cell>
          <table:table-cell table:style-name="ce19" office:value-type="float" office:value="-128" calcext:value-type="float">
            <text:p>-128</text:p>
          </table:table-cell>
          <table:table-cell table:style-name="ce29" office:value-type="float" office:value="-0.88" calcext:value-type="float">
            <text:p>-0,88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table:style-name="ce20" table:number-columns-repeated="3"/>
          <table:table-cell table:style-name="ce30"/>
          <table:table-cell table:number-columns-repeated="3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PS" table:style-name="ta1">
        <table:shapes>
          <draw:frame draw:z-index="0" draw:style-name="gr1" draw:text-style-name="P1" svg:width="27.754cm" svg:height="23.799cm" svg:x="27.424cm" svg:y="1.459cm">
            <draw:object draw:notify-on-update-of-ranges="TPS.F5:TPS.F27 TPS.G5:TPS.G27 TPS.F5:TPS.F27 TPS.J5:TPS.J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ce5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G5]-[.$H$28]*[.F5]" office:value-type="float" office:value="165" calcext:value-type="float">
            <text:p>165</text:p>
          </table:table-cell>
          <table:table-cell table:style-name="ce10" table:formula="of:=[.F5]*[.$H$31]+[.$I$31]" office:value-type="float" office:value="159" calcext:value-type="float">
            <text:p>159</text:p>
          </table:table-cell>
          <table:table-cell table:style-name="ce5" table:formula="of:=[.G5]-[.J5]" office:value-type="float" office:value="6" calcext:value-type="float">
            <text:p>6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  <table:table-cell table:formula="of:=([.G6]-[.G5])/([.F6]-[.F5])" office:value-type="float" office:value="30.4" calcext:value-type="float">
            <text:p>30,4</text:p>
          </table:table-cell>
          <table:table-cell table:formula="of:=[.G6]-[.$H$28]*[.F6]" office:value-type="float" office:value="191.229166666667" calcext:value-type="float">
            <text:p>191,229166666667</text:p>
          </table:table-cell>
          <table:table-cell table:style-name="ce10" table:formula="of:=[.F6]*[.$H$31]+[.$I$31]" office:value-type="float" office:value="284" calcext:value-type="float">
            <text:p>284</text:p>
          </table:table-cell>
          <table:table-cell table:style-name="ce5" table:formula="of:=[.G6]-[.J6]" office:value-type="float" office:value="33" calcext:value-type="float">
            <text:p>33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92" calcext:value-type="float">
            <text:p>392</text:p>
          </table:table-cell>
          <table:table-cell table:formula="of:=([.G7]-[.G6])/([.F7]-[.F6])" office:value-type="float" office:value="15" calcext:value-type="float">
            <text:p>15</text:p>
          </table:table-cell>
          <table:table-cell table:formula="of:=[.G7]-[.$H$28]*[.F7]" office:value-type="float" office:value="140.458333333333" calcext:value-type="float">
            <text:p>140,458333333333</text:p>
          </table:table-cell>
          <table:table-cell table:style-name="ce10" table:formula="of:=[.F7]*[.$H$31]+[.$I$31]" office:value-type="float" office:value="409" calcext:value-type="float">
            <text:p>409</text:p>
          </table:table-cell>
          <table:table-cell table:style-name="ce5" table:formula="of:=[.G7]-[.J7]" office:value-type="float" office:value="-17" calcext:value-type="float">
            <text:p>-17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531" calcext:value-type="float">
            <text:p>531</text:p>
          </table:table-cell>
          <table:table-cell table:formula="of:=([.G8]-[.G7])/([.F8]-[.F7])" office:value-type="float" office:value="27.8" calcext:value-type="float">
            <text:p>27,8</text:p>
          </table:table-cell>
          <table:table-cell table:formula="of:=[.G8]-[.$H$28]*[.F8]" office:value-type="float" office:value="153.6875" calcext:value-type="float">
            <text:p>153,6875</text:p>
          </table:table-cell>
          <table:table-cell table:style-name="ce10" table:formula="of:=[.F8]*[.$H$31]+[.$I$31]" office:value-type="float" office:value="534" calcext:value-type="float">
            <text:p>534</text:p>
          </table:table-cell>
          <table:table-cell table:style-name="ce5" table:formula="of:=[.G8]-[.J8]" office:value-type="float" office:value="-3" calcext:value-type="float">
            <text:p>-3</text:p>
          </table:table-cell>
          <table:table-cell table:style-name="ce5"/>
        </table:table-row>
        <table:table-row table:style-name="ro1">
          <table:table-cell table:number-columns-repeated="5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665" calcext:value-type="float">
            <text:p>665</text:p>
          </table:table-cell>
          <table:table-cell table:style-name="ce6" table:formula="of:=([.G9]-[.G8])/([.F9]-[.F8])" office:value-type="float" office:value="26.8" calcext:value-type="float">
            <text:p>26,8</text:p>
          </table:table-cell>
          <table:table-cell table:style-name="ce6" table:formula="of:=[.G9]-[.$H$28]*[.F9]" office:value-type="float" office:value="161.916666666667" calcext:value-type="float">
            <text:p>161,916666666667</text:p>
          </table:table-cell>
          <table:table-cell table:style-name="ce11" table:formula="of:=[.F9]*[.$H$31]+[.$I$31]" office:value-type="float" office:value="659" calcext:value-type="float">
            <text:p>659</text:p>
          </table:table-cell>
          <table:table-cell table:style-name="ce6" table:formula="of:=[.G9]-[.J9]" office:value-type="float" office:value="6" calcext:value-type="float">
            <text:p>6</text:p>
          </table:table-cell>
          <table:table-cell table:style-name="ce6" table:formula="of:=[.G9]-[.J9]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791" calcext:value-type="float">
            <text:p>791</text:p>
          </table:table-cell>
          <table:table-cell table:style-name="ce6" table:formula="of:=([.G10]-[.G9])/([.F10]-[.F9])" office:value-type="float" office:value="25.2" calcext:value-type="float">
            <text:p>25,2</text:p>
          </table:table-cell>
          <table:table-cell table:style-name="ce6" table:formula="of:=[.G10]-[.$H$28]*[.F10]" office:value-type="float" office:value="162.145833333333" calcext:value-type="float">
            <text:p>162,145833333333</text:p>
          </table:table-cell>
          <table:table-cell table:style-name="ce11" table:formula="of:=[.F10]*[.$H$31]+[.$I$31]" office:value-type="float" office:value="784" calcext:value-type="float">
            <text:p>784</text:p>
          </table:table-cell>
          <table:table-cell table:style-name="ce6" table:formula="of:=[.G10]-[.J10]" office:value-type="float" office:value="7" calcext:value-type="float">
            <text:p>7</text:p>
          </table:table-cell>
          <table:table-cell table:style-name="ce6" table:formula="of:=[.G10]-[.J10]"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912" calcext:value-type="float">
            <text:p>912</text:p>
          </table:table-cell>
          <table:table-cell table:style-name="ce6" table:formula="of:=([.G11]-[.G10])/([.F11]-[.F10])" office:value-type="float" office:value="24.2" calcext:value-type="float">
            <text:p>24,2</text:p>
          </table:table-cell>
          <table:table-cell table:style-name="ce6" table:formula="of:=[.G11]-[.$H$28]*[.F11]" office:value-type="float" office:value="157.375" calcext:value-type="float">
            <text:p>157,375</text:p>
          </table:table-cell>
          <table:table-cell table:style-name="ce11" table:formula="of:=[.F11]*[.$H$31]+[.$I$31]" office:value-type="float" office:value="909" calcext:value-type="float">
            <text:p>909</text:p>
          </table:table-cell>
          <table:table-cell table:style-name="ce6" table:formula="of:=[.G11]-[.J11]" office:value-type="float" office:value="3" calcext:value-type="float">
            <text:p>3</text:p>
          </table:table-cell>
          <table:table-cell table:style-name="ce6" table:formula="of:=[.G11]-[.J11]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3" office:value-type="float" office:value="35" calcext:value-type="float">
            <text:p>35</text:p>
          </table:table-cell>
          <table:table-cell table:style-name="ce3" office:value-type="float" office:value="1027" calcext:value-type="float">
            <text:p>1027</text:p>
          </table:table-cell>
          <table:table-cell table:style-name="ce6" table:formula="of:=([.G12]-[.G11])/([.F12]-[.F11])" office:value-type="float" office:value="23" calcext:value-type="float">
            <text:p>23</text:p>
          </table:table-cell>
          <table:table-cell table:style-name="ce6" table:formula="of:=[.G12]-[.$H$28]*[.F12]" office:value-type="float" office:value="146.604166666667" calcext:value-type="float">
            <text:p>146,604166666667</text:p>
          </table:table-cell>
          <table:table-cell table:style-name="ce11" table:formula="of:=[.F12]*[.$H$31]+[.$I$31]" office:value-type="float" office:value="1034" calcext:value-type="float">
            <text:p>1034</text:p>
          </table:table-cell>
          <table:table-cell table:style-name="ce6" table:formula="of:=[.G12]-[.J12]" office:value-type="float" office:value="-7" calcext:value-type="float">
            <text:p>-7</text:p>
          </table:table-cell>
          <table:table-cell table:style-name="ce6" table:formula="of:=[.G12]-[.J12]" office:value-type="float" office:value="-7" calcext:value-type="float">
            <text:p>-7</text:p>
          </table:table-cell>
        </table:table-row>
        <table:table-row table:style-name="ro1">
          <table:table-cell table:number-columns-repeated="5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1156" calcext:value-type="float">
            <text:p>1156</text:p>
          </table:table-cell>
          <table:table-cell table:style-name="ce6" table:formula="of:=([.G13]-[.G12])/([.F13]-[.F12])" office:value-type="float" office:value="25.8" calcext:value-type="float">
            <text:p>25,8</text:p>
          </table:table-cell>
          <table:table-cell table:style-name="ce6" table:formula="of:=[.G13]-[.$H$28]*[.F13]" office:value-type="float" office:value="149.833333333333" calcext:value-type="float">
            <text:p>149,833333333333</text:p>
          </table:table-cell>
          <table:table-cell table:style-name="ce11" table:formula="of:=[.F13]*[.$H$31]+[.$I$31]" office:value-type="float" office:value="1159" calcext:value-type="float">
            <text:p>1159</text:p>
          </table:table-cell>
          <table:table-cell table:style-name="ce6" table:formula="of:=[.G13]-[.J13]" office:value-type="float" office:value="-3" calcext:value-type="float">
            <text:p>-3</text:p>
          </table:table-cell>
          <table:table-cell table:style-name="ce6" table:formula="of:=[.G13]-[.J13]" office:value-type="float" office:value="-3" calcext:value-type="float">
            <text:p>-3</text:p>
          </table:table-cell>
        </table:table-row>
        <table:table-row table:style-name="ro1">
          <table:table-cell table:number-columns-repeated="5"/>
          <table:table-cell table:style-name="ce3" office:value-type="float" office:value="45" calcext:value-type="float">
            <text:p>45</text:p>
          </table:table-cell>
          <table:table-cell table:style-name="ce3" office:value-type="float" office:value="1277" calcext:value-type="float">
            <text:p>1277</text:p>
          </table:table-cell>
          <table:table-cell table:style-name="ce6" table:formula="of:=([.G14]-[.G13])/([.F14]-[.F13])" office:value-type="float" office:value="24.2" calcext:value-type="float">
            <text:p>24,2</text:p>
          </table:table-cell>
          <table:table-cell table:style-name="ce6" table:formula="of:=[.G14]-[.$H$28]*[.F14]" office:value-type="float" office:value="145.0625" calcext:value-type="float">
            <text:p>145,0625</text:p>
          </table:table-cell>
          <table:table-cell table:style-name="ce11" table:formula="of:=[.F14]*[.$H$31]+[.$I$31]" office:value-type="float" office:value="1284" calcext:value-type="float">
            <text:p>1284</text:p>
          </table:table-cell>
          <table:table-cell table:style-name="ce6" table:formula="of:=[.G14]-[.J14]" office:value-type="float" office:value="-7" calcext:value-type="float">
            <text:p>-7</text:p>
          </table:table-cell>
          <table:table-cell table:style-name="ce6" table:formula="of:=[.G14]-[.J14]" office:value-type="float" office:value="-7" calcext:value-type="float">
            <text:p>-7</text:p>
          </table:table-cell>
        </table:table-row>
        <table:table-row table:style-name="ro1">
          <table:table-cell table:number-columns-repeated="5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1400" calcext:value-type="float">
            <text:p>1400</text:p>
          </table:table-cell>
          <table:table-cell table:style-name="ce6" table:formula="of:=([.G15]-[.G14])/([.F15]-[.F14])" office:value-type="float" office:value="24.6" calcext:value-type="float">
            <text:p>24,6</text:p>
          </table:table-cell>
          <table:table-cell table:style-name="ce6" table:formula="of:=[.G15]-[.$H$28]*[.F15]" office:value-type="float" office:value="142.291666666667" calcext:value-type="float">
            <text:p>142,291666666667</text:p>
          </table:table-cell>
          <table:table-cell table:style-name="ce11" table:formula="of:=[.F15]*[.$H$31]+[.$I$31]" office:value-type="float" office:value="1409" calcext:value-type="float">
            <text:p>1409</text:p>
          </table:table-cell>
          <table:table-cell table:style-name="ce6" table:formula="of:=[.G15]-[.J15]" office:value-type="float" office:value="-9" calcext:value-type="float">
            <text:p>-9</text:p>
          </table:table-cell>
          <table:table-cell table:style-name="ce6" table:formula="of:=[.G15]-[.J15]" office:value-type="float" office:value="-9" calcext:value-type="float">
            <text:p>-9</text:p>
          </table:table-cell>
        </table:table-row>
        <table:table-row table:style-name="ro1">
          <table:table-cell table:number-columns-repeated="5"/>
          <table:table-cell table:style-name="ce3" office:value-type="float" office:value="55" calcext:value-type="float">
            <text:p>55</text:p>
          </table:table-cell>
          <table:table-cell table:style-name="ce3" office:value-type="float" office:value="1547" calcext:value-type="float">
            <text:p>1547</text:p>
          </table:table-cell>
          <table:table-cell table:style-name="ce6" table:formula="of:=([.G16]-[.G15])/([.F16]-[.F15])" office:value-type="float" office:value="29.4" calcext:value-type="float">
            <text:p>29,4</text:p>
          </table:table-cell>
          <table:table-cell table:style-name="ce6" table:formula="of:=[.G16]-[.$H$28]*[.F16]" office:value-type="float" office:value="163.520833333334" calcext:value-type="float">
            <text:p>163,520833333334</text:p>
          </table:table-cell>
          <table:table-cell table:style-name="ce11" table:formula="of:=[.F16]*[.$H$31]+[.$I$31]" office:value-type="float" office:value="1534" calcext:value-type="float">
            <text:p>1534</text:p>
          </table:table-cell>
          <table:table-cell table:style-name="ce6" table:formula="of:=[.G16]-[.J16]" office:value-type="float" office:value="13" calcext:value-type="float">
            <text:p>13</text:p>
          </table:table-cell>
          <table:table-cell table:style-name="ce6" table:formula="of:=[.G16]-[.J16]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table:style-name="ce3" office:value-type="float" office:value="60" calcext:value-type="float">
            <text:p>60</text:p>
          </table:table-cell>
          <table:table-cell table:style-name="ce3" office:value-type="float" office:value="1655" calcext:value-type="float">
            <text:p>1655</text:p>
          </table:table-cell>
          <table:table-cell table:style-name="ce6" table:formula="of:=([.G17]-[.G16])/([.F17]-[.F16])" office:value-type="float" office:value="21.6" calcext:value-type="float">
            <text:p>21,6</text:p>
          </table:table-cell>
          <table:table-cell table:style-name="ce6" table:formula="of:=[.G17]-[.$H$28]*[.F17]" office:value-type="float" office:value="145.75" calcext:value-type="float">
            <text:p>145,75</text:p>
          </table:table-cell>
          <table:table-cell table:style-name="ce11" table:formula="of:=[.F17]*[.$H$31]+[.$I$31]" office:value-type="float" office:value="1659" calcext:value-type="float">
            <text:p>1659</text:p>
          </table:table-cell>
          <table:table-cell table:style-name="ce6" table:formula="of:=[.G17]-[.J17]" office:value-type="float" office:value="-4" calcext:value-type="float">
            <text:p>-4</text:p>
          </table:table-cell>
          <table:table-cell table:style-name="ce6" table:formula="of:=[.G17]-[.J17]" office:value-type="float" office:value="-4" calcext:value-type="float">
            <text:p>-4</text:p>
          </table:table-cell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1779" calcext:value-type="float">
            <text:p>1779</text:p>
          </table:table-cell>
          <table:table-cell table:formula="of:=([.G18]-[.G17])/([.F18]-[.F17])" office:value-type="float" office:value="24.8" calcext:value-type="float">
            <text:p>24,8</text:p>
          </table:table-cell>
          <table:table-cell table:formula="of:=[.G18]-[.$H$28]*[.F18]" office:value-type="float" office:value="143.979166666667" calcext:value-type="float">
            <text:p>143,979166666667</text:p>
          </table:table-cell>
          <table:table-cell table:style-name="ce10" table:formula="of:=[.F18]*[.$H$31]+[.$I$31]" office:value-type="float" office:value="1784" calcext:value-type="float">
            <text:p>1784</text:p>
          </table:table-cell>
          <table:table-cell table:style-name="ce5" table:formula="of:=[.G18]-[.J18]" office:value-type="float" office:value="-5" calcext:value-type="float">
            <text:p>-5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1941" calcext:value-type="float">
            <text:p>1941</text:p>
          </table:table-cell>
          <table:table-cell table:formula="of:=([.G19]-[.G18])/([.F19]-[.F18])" office:value-type="float" office:value="32.4" calcext:value-type="float">
            <text:p>32,4</text:p>
          </table:table-cell>
          <table:table-cell table:formula="of:=[.G19]-[.$H$28]*[.F19]" office:value-type="float" office:value="180.208333333333" calcext:value-type="float">
            <text:p>180,208333333333</text:p>
          </table:table-cell>
          <table:table-cell table:style-name="ce10" table:formula="of:=[.F19]*[.$H$31]+[.$I$31]" office:value-type="float" office:value="1909" calcext:value-type="float">
            <text:p>1909</text:p>
          </table:table-cell>
          <table:table-cell table:style-name="ce5" table:formula="of:=[.G19]-[.J19]" office:value-type="float" office:value="32" calcext:value-type="float">
            <text:p>32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  <table:table-cell office:value-type="float" office:value="2066" calcext:value-type="float">
            <text:p>2066</text:p>
          </table:table-cell>
          <table:table-cell table:formula="of:=([.G20]-[.G19])/([.F20]-[.F19])" office:value-type="float" office:value="25" calcext:value-type="float">
            <text:p>25</text:p>
          </table:table-cell>
          <table:table-cell table:formula="of:=[.G20]-[.$H$28]*[.F20]" office:value-type="float" office:value="179.4375" calcext:value-type="float">
            <text:p>179,4375</text:p>
          </table:table-cell>
          <table:table-cell table:style-name="ce10" table:formula="of:=[.F20]*[.$H$31]+[.$I$31]" office:value-type="float" office:value="2034" calcext:value-type="float">
            <text:p>2034</text:p>
          </table:table-cell>
          <table:table-cell table:style-name="ce5" table:formula="of:=[.G20]-[.J20]" office:value-type="float" office:value="32" calcext:value-type="float">
            <text:p>32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table:number-columns-repeated="3"/>
          <table:table-cell table:style-name="ce10" table:formula="of:=[.F21]*[.$H$31]+[.$I$31]" office:value-type="float" office:value="2159" calcext:value-type="float">
            <text:p>2159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3"/>
          <table:table-cell table:style-name="ce10" table:formula="of:=[.F22]*[.$H$31]+[.$I$31]" office:value-type="float" office:value="2284" calcext:value-type="float">
            <text:p>2284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2400" calcext:value-type="float">
            <text:p>2400</text:p>
          </table:table-cell>
          <table:table-cell table:formula="of:=([.G23]-[.G20])/([.F23]-[.F20])" office:value-type="float" office:value="22.2666666666667" calcext:value-type="float">
            <text:p>22,2666666666667</text:p>
          </table:table-cell>
          <table:table-cell table:formula="of:=[.G23]-[.$H$28]*[.F23]" office:value-type="float" office:value="136.125" calcext:value-type="float">
            <text:p>136,125</text:p>
          </table:table-cell>
          <table:table-cell table:style-name="ce10" table:formula="of:=[.F23]*[.$H$31]+[.$I$31]" office:value-type="float" office:value="2409" calcext:value-type="float">
            <text:p>2409</text:p>
          </table:table-cell>
          <table:table-cell table:style-name="ce5" table:formula="of:=[.G23]-[.J23]" office:value-type="float" office:value="-9" calcext:value-type="float">
            <text:p>-9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95" calcext:value-type="float">
            <text:p>95</text:p>
          </table:table-cell>
          <table:table-cell table:number-columns-repeated="3"/>
          <table:table-cell table:style-name="ce10" table:formula="of:=[.F24]*[.$H$31]+[.$I$31]" office:value-type="float" office:value="2534" calcext:value-type="float">
            <text:p>2534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3"/>
          <table:table-cell table:style-name="ce10" table:formula="of:=[.F25]*[.$H$31]+[.$I$31]" office:value-type="float" office:value="2659" calcext:value-type="float">
            <text:p>2659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  <table:table-cell table:number-columns-repeated="3"/>
          <table:table-cell table:style-name="ce10" table:formula="of:=[.F26]*[.$H$31]+[.$I$31]" office:value-type="float" office:value="2784" calcext:value-type="float">
            <text:p>2784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3"/>
          <table:table-cell table:style-name="ce10" table:formula="of:=[.F27]*[.$H$31]+[.$I$31]" office:value-type="float" office:value="2909" calcext:value-type="float">
            <text:p>2909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7" table:formula="of:=AVERAGE([.H5:.H27])" office:value-type="float" office:value="25.1541666666667" calcext:value-type="float">
            <text:p>25</text:p>
          </table:table-cell>
          <table:table-cell table:style-name="ce8" table:formula="of:=AVERAGE([.I5:.I27])" office:value-type="float" office:value="156.742647058824" calcext:value-type="float">
            <text:p>15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12" office:value-type="string" calcext:value-type="string">
            <text:p>Res:</text:p>
          </table:table-cell>
          <table:table-cell table:style-name="ce13" table:formula="of:=SUM([.K5:.K27])" office:value-type="float" office:value="68" calcext:value-type="float">
            <text:p>68</text:p>
          </table:table-cell>
          <table:table-cell table:style-name="ce14" table:formula="of:=SUM([.L5:.L27])" office:value-type="float" office:value="-1" calcext:value-type="float">
            <text:p>-1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9" calcext:value-type="float">
            <text:p>159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res</text:p>
          </table:table-cell>
          <table:table-cell office:value-type="string" calcext:value-type="string">
            <text:p>res_w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  <table:table-cell table:style-name="ce2"/>
          <table:table-cell table:number-columns-repeated="4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56" calcext:value-type="float">
            <text:p>156</text:p>
          </table:table-cell>
          <table:table-cell table:style-name="ce2"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57" calcext:value-type="float">
            <text:p>157</text:p>
          </table:table-cell>
          <table:table-cell table:style-name="ce2"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68" calcext:value-type="float">
            <text:p>68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61" calcext:value-type="float">
            <text:p>161</text:p>
          </table:table-cell>
          <table:table-cell table:style-name="ce2" office:value-type="float" office:value="34" calcext:value-type="float">
            <text:p>34</text:p>
          </table:table-cell>
          <table:table-cell office:value-type="float" office:value="-19" calcext:value-type="float">
            <text:p>-1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62" calcext:value-type="float">
            <text:p>162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-34" calcext:value-type="float">
            <text:p>-34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  <table:table-cell table:style-name="ce2"/>
          <table:table-cell table:number-columns-repeated="4"/>
        </table:table-row>
        <table:table-row table:style-name="ro1">
          <table:table-cell table:number-columns-repeated="7"/>
          <table:table-cell table:style-name="ce2"/>
          <table:table-cell table:number-columns-repeated="4"/>
        </table:table-row>
      </table:table>
      <table:table table:name="TPS_4tx" table:style-name="ta1">
        <table:shapes>
          <draw:frame draw:z-index="0" draw:style-name="gr1" draw:text-style-name="P1" svg:width="27.754cm" svg:height="23.799cm" svg:x="27.424cm" svg:y="1.459cm">
            <draw:object draw:notify-on-update-of-ranges="TPS_4tx.F5:TPS_4tx.F27 TPS_4tx.G5:TPS_4tx.G27 TPS_4tx.F5:TPS_4tx.F27 TPS_4tx.J5:TPS_4tx.J2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3" table:default-cell-style-name="ce2"/>
        <table:table-column table:style-name="co1" table:default-cell-style-name="ce5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 table:number-rows-repeated="3">
          <table:table-cell table:number-columns-repeated="7"/>
          <table:table-cell table:style-name="ce5"/>
          <table:table-cell/>
          <table:table-cell table:style-name="ce10"/>
          <table:table-cell table:style-name="ce5" table:number-columns-repeated="2"/>
        </table:table-row>
        <table:table-row table:style-name="ro1" table:number-rows-repeated="3">
          <table:table-cell table:number-columns-repeated="5"/>
          <table:table-cell table:style-name="ce3" table:number-columns-repeated="2"/>
          <table:table-cell table:style-name="ce6" table:number-columns-repeated="2"/>
          <table:table-cell table:style-name="ce11"/>
          <table:table-cell table:style-name="ce6" table:number-columns-repeated="2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055" calcext:value-type="float">
            <text:p>3055</text:p>
          </table:table-cell>
          <table:table-cell table:style-name="ce5"/>
          <table:table-cell table:formula="of:=[.G12]-[.$H$28]*[.F12]" office:value-type="float" office:value="3055" calcext:value-type="float">
            <text:p>3055</text:p>
          </table:table-cell>
          <table:table-cell table:style-name="ce10" table:formula="of:=[.F12]*[.$H$31]+[.$I$31]" office:value-type="float" office:value="3300" calcext:value-type="float">
            <text:p>3300</text:p>
          </table:table-cell>
          <table:table-cell table:style-name="ce5" table:formula="of:=[.G12]-[.J12]" office:value-type="float" office:value="-245" calcext:value-type="float">
            <text:p>-245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2576" calcext:value-type="float">
            <text:p>2576</text:p>
          </table:table-cell>
          <table:table-cell table:style-name="ce6" table:formula="of:=([.G13]-[.G12])/([.F13]-[.F12])" office:value-type="float" office:value="-19.16" calcext:value-type="float">
            <text:p>-19,16</text:p>
          </table:table-cell>
          <table:table-cell table:formula="of:=[.G13]-[.$H$28]*[.F13]" office:value-type="float" office:value="3239.0625" calcext:value-type="float">
            <text:p>3239,0625</text:p>
          </table:table-cell>
          <table:table-cell table:style-name="ce10" table:formula="of:=[.F13]*[.$H$31]+[.$I$31]" office:value-type="float" office:value="2575" calcext:value-type="float">
            <text:p>2575</text:p>
          </table:table-cell>
          <table:table-cell table:style-name="ce5" table:formula="of:=[.G13]-[.J13]" office:value-type="float" office:value="1" calcext:value-type="float">
            <text:p>1</text:p>
          </table:table-cell>
          <table:table-cell table:style-name="ce5"/>
        </table:table-row>
        <table:table-row table:style-name="ro1">
          <table:table-cell table:number-columns-repeated="5"/>
          <table:table-cell table:style-name="ce3" office:value-type="float" office:value="45" calcext:value-type="float">
            <text:p>45</text:p>
          </table:table-cell>
          <table:table-cell table:style-name="ce3" office:value-type="float" office:value="1975" calcext:value-type="float">
            <text:p>1975</text:p>
          </table:table-cell>
          <table:table-cell table:style-name="ce6" table:formula="of:=([.G14]-[.G13])/([.F14]-[.F13])" office:value-type="float" office:value="-30.05" calcext:value-type="float">
            <text:p>-30,05</text:p>
          </table:table-cell>
          <table:table-cell table:formula="of:=[.G14]-[.$H$28]*[.F14]" office:value-type="float" office:value="3168.5125" calcext:value-type="float">
            <text:p>3168,5125</text:p>
          </table:table-cell>
          <table:table-cell table:style-name="ce11" table:formula="of:=[.F14]*[.$H$31]+[.$I$31]" office:value-type="float" office:value="1995" calcext:value-type="float">
            <text:p>1995</text:p>
          </table:table-cell>
          <table:table-cell table:style-name="ce6" table:formula="of:=[.G14]-[.J14]" office:value-type="float" office:value="-20" calcext:value-type="float">
            <text:p>-20</text:p>
          </table:table-cell>
          <table:table-cell table:style-name="ce6" table:formula="of:=[.G14]-[.J14]" office:value-type="float" office:value="-20" calcext:value-type="float">
            <text:p>-20</text:p>
          </table:table-cell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1248" calcext:value-type="float">
            <text:p>1248</text:p>
          </table:table-cell>
          <table:table-cell table:style-name="ce6" table:formula="of:=([.G15]-[.G14])/([.F15]-[.F14])" office:value-type="float" office:value="-29.08" calcext:value-type="float">
            <text:p>-29,08</text:p>
          </table:table-cell>
          <table:table-cell table:formula="of:=[.G15]-[.$H$28]*[.F15]" office:value-type="float" office:value="3104.575" calcext:value-type="float">
            <text:p>3104,575</text:p>
          </table:table-cell>
          <table:table-cell table:style-name="ce10" table:formula="of:=[.F15]*[.$H$31]+[.$I$31]" office:value-type="float" office:value="1270" calcext:value-type="float">
            <text:p>1270</text:p>
          </table:table-cell>
          <table:table-cell table:style-name="ce5" table:formula="of:=[.G15]-[.J15]" office:value-type="float" office:value="-22" calcext:value-type="float">
            <text:p>-22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692" calcext:value-type="float">
            <text:p>692</text:p>
          </table:table-cell>
          <table:table-cell table:style-name="ce6" table:formula="of:=([.G16]-[.G15])/([.F16]-[.F15])" office:value-type="float" office:value="-27.8" calcext:value-type="float">
            <text:p>-27,8</text:p>
          </table:table-cell>
          <table:table-cell table:formula="of:=[.G16]-[.$H$28]*[.F16]" office:value-type="float" office:value="3079.025" calcext:value-type="float">
            <text:p>3079,025</text:p>
          </table:table-cell>
          <table:table-cell table:style-name="ce10" table:formula="of:=[.F16]*[.$H$31]+[.$I$31]" office:value-type="float" office:value="690" calcext:value-type="float">
            <text:p>690</text:p>
          </table:table-cell>
          <table:table-cell table:style-name="ce5" table:formula="of:=[.G16]-[.J16]" office:value-type="float" office:value="2" calcext:value-type="float">
            <text:p>2</text:p>
          </table:table-cell>
          <table:table-cell table:style-name="ce5"/>
        </table:table-row>
        <table:table-row table:style-name="ro1">
          <table:table-cell table:number-columns-repeated="5"/>
          <table:table-cell table:style-name="ce3" table:number-columns-repeated="2"/>
          <table:table-cell table:style-name="ce6" table:number-columns-repeated="2"/>
          <table:table-cell table:style-name="ce11"/>
          <table:table-cell table:style-name="ce6" table:number-columns-repeated="2"/>
        </table:table-row>
        <table:table-row table:style-name="ro1" table:number-rows-repeated="5">
          <table:table-cell table:number-columns-repeated="7"/>
          <table:table-cell table:style-name="ce5"/>
          <table:table-cell/>
          <table:table-cell table:style-name="ce10"/>
          <table:table-cell table:style-name="ce5" table:number-columns-repeated="2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 table:number-rows-repeated="4">
          <table:table-cell table:number-columns-repeated="7"/>
          <table:table-cell table:style-name="ce5"/>
          <table:table-cell/>
          <table:table-cell table:style-name="ce10"/>
          <table:table-cell table:style-name="ce5"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7" table:formula="of:=AVERAGE([.H5:.H27])" office:value-type="float" office:value="-26.5225" calcext:value-type="float">
            <text:p>-27</text:p>
          </table:table-cell>
          <table:table-cell table:style-name="ce8" table:formula="of:=AVERAGE([.I5:.I27])" office:value-type="float" office:value="3129.235" calcext:value-type="float">
            <text:p>312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12" office:value-type="string" calcext:value-type="string">
            <text:p>Res:</text:p>
          </table:table-cell>
          <table:table-cell table:style-name="ce13" table:formula="of:=SUM([.K5:.K27])" office:value-type="float" office:value="-284" calcext:value-type="float">
            <text:p>-284</text:p>
          </table:table-cell>
          <table:table-cell table:style-name="ce14" table:formula="of:=SUM([.L5:.L27])" office:value-type="float" office:value="-20" calcext:value-type="float">
            <text:p>-20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-29" calcext:value-type="float">
            <text:p>-29</text:p>
          </table:table-cell>
          <table:table-cell table:style-name="ce1" office:value-type="float" office:value="3300" calcext:value-type="float">
            <text:p>3300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w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57" calcext:value-type="float">
            <text:p>157</text:p>
          </table:table-cell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58" calcext:value-type="float">
            <text:p>158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68" calcext:value-type="float">
            <text:p>68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office:value-type="float" office:value="51" calcext:value-type="float">
            <text:p>51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61" calcext:value-type="float">
            <text:p>161</text:p>
          </table:table-cell>
          <table:table-cell office:value-type="float" office:value="34" calcext:value-type="float">
            <text:p>34</text:p>
          </table:table-cell>
          <table:table-cell office:value-type="float" office:value="-19" calcext:value-type="float">
            <text:p>-1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-34" calcext:value-type="float">
            <text:p>-34</text:p>
          </table:table-cell>
          <table:table-cell table:number-columns-repeated="3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PS_4tx_theo" table:style-name="ta1">
        <table:shapes>
          <draw:frame draw:z-index="0" draw:style-name="gr1" draw:text-style-name="P1" svg:width="27.754cm" svg:height="23.799cm" svg:x="27.424cm" svg:y="1.459cm">
            <draw:object draw:notify-on-update-of-ranges="TPS_4tx_theo.F5:TPS_4tx_theo.F27 TPS_4tx_theo.G5:TPS_4tx_theo.G27 TPS_4tx_theo.F5:TPS_4tx_theo.F27 TPS_4tx_theo.J5:TPS_4tx_theo.J2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default-cell-style-name="ce2"/>
        <table:table-column table:style-name="co1" table:number-columns-repeated="2" table:default-cell-style-name="ce5"/>
        <table:table-column table:style-name="co1" table:number-columns-repeated="3" table:default-cell-style-name="Default"/>
        <table:table-row table:style-name="ro1" table:number-rows-repeated="3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G5]-[.$H$28]*[.F5]" office:value-type="float" office:value="2400" calcext:value-type="float">
            <text:p>2400</text:p>
          </table:table-cell>
          <table:table-cell table:style-name="ce10" table:formula="of:=[.F5]*[.$H$31]+[.$I$31]" office:value-type="float" office:value="150" calcext:value-type="float">
            <text:p>150</text:p>
          </table:table-cell>
          <table:table-cell table:style-name="ce5" table:formula="of:=[.G5]-[.J5]" office:value-type="float" office:value="15" calcext:value-type="float">
            <text:p>15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  <table:table-cell office:value-type="float" office:value="317" calcext:value-type="float">
            <text:p>317</text:p>
          </table:table-cell>
          <table:table-cell table:formula="of:=([.G6]-[.G5])/([.F6]-[.F5])" office:value-type="float" office:value="-30.4" calcext:value-type="float">
            <text:p>-30,4</text:p>
          </table:table-cell>
          <table:table-cell table:formula="of:=[.G6]-[.$H$28]*[.F6]" office:value-type="float" office:value="2412.3125" calcext:value-type="float">
            <text:p>2412,3125</text:p>
          </table:table-cell>
          <table:table-cell table:style-name="ce10" table:formula="of:=[.F6]*[.$H$31]+[.$I$31]" office:value-type="float" office:value="275" calcext:value-type="float">
            <text:p>275</text:p>
          </table:table-cell>
          <table:table-cell table:style-name="ce5" table:formula="of:=[.G6]-[.J6]" office:value-type="float" office:value="42" calcext:value-type="float">
            <text:p>42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392" calcext:value-type="float">
            <text:p>392</text:p>
          </table:table-cell>
          <table:table-cell table:formula="of:=([.G7]-[.G6])/([.F7]-[.F6])" office:value-type="float" office:value="-15" calcext:value-type="float">
            <text:p>-15</text:p>
          </table:table-cell>
          <table:table-cell table:formula="of:=[.G7]-[.$H$28]*[.F7]" office:value-type="float" office:value="2347.625" calcext:value-type="float">
            <text:p>2347,625</text:p>
          </table:table-cell>
          <table:table-cell table:style-name="ce10" table:formula="of:=[.F7]*[.$H$31]+[.$I$31]" office:value-type="float" office:value="400" calcext:value-type="float">
            <text:p>400</text:p>
          </table:table-cell>
          <table:table-cell table:style-name="ce5" table:formula="of:=[.G7]-[.J7]" office:value-type="float" office:value="-8" calcext:value-type="float">
            <text:p>-8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531" calcext:value-type="float">
            <text:p>531</text:p>
          </table:table-cell>
          <table:table-cell table:formula="of:=([.G8]-[.G7])/([.F8]-[.F7])" office:value-type="float" office:value="-27.8" calcext:value-type="float">
            <text:p>-27,8</text:p>
          </table:table-cell>
          <table:table-cell table:formula="of:=[.G8]-[.$H$28]*[.F8]" office:value-type="float" office:value="2346.9375" calcext:value-type="float">
            <text:p>2346,9375</text:p>
          </table:table-cell>
          <table:table-cell table:style-name="ce10" table:formula="of:=[.F8]*[.$H$31]+[.$I$31]" office:value-type="float" office:value="525" calcext:value-type="float">
            <text:p>525</text:p>
          </table:table-cell>
          <table:table-cell table:style-name="ce5" table:formula="of:=[.G8]-[.J8]" office:value-type="float" office:value="6" calcext:value-type="float">
            <text:p>6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table:style-name="ce3" office:value-type="float" office:value="665" calcext:value-type="float">
            <text:p>665</text:p>
          </table:table-cell>
          <table:table-cell table:style-name="ce6" table:formula="of:=([.G9]-[.G8])/([.F9]-[.F8])" office:value-type="float" office:value="-26.8" calcext:value-type="float">
            <text:p>-26,8</text:p>
          </table:table-cell>
          <table:table-cell table:style-name="ce6" table:formula="of:=[.G9]-[.$H$28]*[.F9]" office:value-type="float" office:value="2341.25" calcext:value-type="float">
            <text:p>2341,25</text:p>
          </table:table-cell>
          <table:table-cell table:style-name="ce11" table:formula="of:=[.F9]*[.$H$31]+[.$I$31]" office:value-type="float" office:value="650" calcext:value-type="float">
            <text:p>650</text:p>
          </table:table-cell>
          <table:table-cell table:style-name="ce6" table:formula="of:=[.G9]-[.J9]" office:value-type="float" office:value="15" calcext:value-type="float">
            <text:p>15</text:p>
          </table:table-cell>
          <table:table-cell table:style-name="ce6" table:formula="of:=[.G9]-[.J9]"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  <table:table-cell table:style-name="ce3" office:value-type="float" office:value="791" calcext:value-type="float">
            <text:p>791</text:p>
          </table:table-cell>
          <table:table-cell table:style-name="ce6" table:formula="of:=([.G10]-[.G9])/([.F10]-[.F9])" office:value-type="float" office:value="-25.2" calcext:value-type="float">
            <text:p>-25,2</text:p>
          </table:table-cell>
          <table:table-cell table:style-name="ce6" table:formula="of:=[.G10]-[.$H$28]*[.F10]" office:value-type="float" office:value="2327.5625" calcext:value-type="float">
            <text:p>2327,5625</text:p>
          </table:table-cell>
          <table:table-cell table:style-name="ce11" table:formula="of:=[.F10]*[.$H$31]+[.$I$31]" office:value-type="float" office:value="775" calcext:value-type="float">
            <text:p>775</text:p>
          </table:table-cell>
          <table:table-cell table:style-name="ce6" table:formula="of:=[.G10]-[.J10]" office:value-type="float" office:value="16" calcext:value-type="float">
            <text:p>16</text:p>
          </table:table-cell>
          <table:table-cell table:style-name="ce6" table:formula="of:=[.G10]-[.J10]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style-name="ce3" office:value-type="float" office:value="912" calcext:value-type="float">
            <text:p>912</text:p>
          </table:table-cell>
          <table:table-cell table:style-name="ce6" table:formula="of:=([.G11]-[.G10])/([.F11]-[.F10])" office:value-type="float" office:value="-24.2" calcext:value-type="float">
            <text:p>-24,2</text:p>
          </table:table-cell>
          <table:table-cell table:style-name="ce6" table:formula="of:=[.G11]-[.$H$28]*[.F11]" office:value-type="float" office:value="2308.875" calcext:value-type="float">
            <text:p>2308,875</text:p>
          </table:table-cell>
          <table:table-cell table:style-name="ce11" table:formula="of:=[.F11]*[.$H$31]+[.$I$31]" office:value-type="float" office:value="900" calcext:value-type="float">
            <text:p>900</text:p>
          </table:table-cell>
          <table:table-cell table:style-name="ce6" table:formula="of:=[.G11]-[.J11]" office:value-type="float" office:value="12" calcext:value-type="float">
            <text:p>12</text:p>
          </table:table-cell>
          <table:table-cell table:style-name="ce6" table:formula="of:=[.G11]-[.J11]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 table:style-name="ce3" office:value-type="float" office:value="1027" calcext:value-type="float">
            <text:p>1027</text:p>
          </table:table-cell>
          <table:table-cell table:style-name="ce6" table:formula="of:=([.G12]-[.G11])/([.F12]-[.F11])" office:value-type="float" office:value="-23" calcext:value-type="float">
            <text:p>-23</text:p>
          </table:table-cell>
          <table:table-cell table:style-name="ce6" table:formula="of:=[.G12]-[.$H$28]*[.F12]" office:value-type="float" office:value="2284.1875" calcext:value-type="float">
            <text:p>2284,1875</text:p>
          </table:table-cell>
          <table:table-cell table:style-name="ce11" table:formula="of:=[.F12]*[.$H$31]+[.$I$31]" office:value-type="float" office:value="1025" calcext:value-type="float">
            <text:p>1025</text:p>
          </table:table-cell>
          <table:table-cell table:style-name="ce6" table:formula="of:=[.G12]-[.J12]" office:value-type="float" office:value="2" calcext:value-type="float">
            <text:p>2</text:p>
          </table:table-cell>
          <table:table-cell table:style-name="ce6" table:formula="of:=[.G12]-[.J12]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table:style-name="ce3" office:value-type="float" office:value="1156" calcext:value-type="float">
            <text:p>1156</text:p>
          </table:table-cell>
          <table:table-cell table:style-name="ce6" table:formula="of:=([.G13]-[.G12])/([.F13]-[.F12])" office:value-type="float" office:value="-25.8" calcext:value-type="float">
            <text:p>-25,8</text:p>
          </table:table-cell>
          <table:table-cell table:style-name="ce6" table:formula="of:=[.G13]-[.$H$28]*[.F13]" office:value-type="float" office:value="2273.5" calcext:value-type="float">
            <text:p>2273,5</text:p>
          </table:table-cell>
          <table:table-cell table:style-name="ce11" table:formula="of:=[.F13]*[.$H$31]+[.$I$31]" office:value-type="float" office:value="1150" calcext:value-type="float">
            <text:p>1150</text:p>
          </table:table-cell>
          <table:table-cell table:style-name="ce6" table:formula="of:=[.G13]-[.J13]" office:value-type="float" office:value="6" calcext:value-type="float">
            <text:p>6</text:p>
          </table:table-cell>
          <table:table-cell table:style-name="ce6" table:formula="of:=[.G13]-[.J13]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table:style-name="ce3" office:value-type="float" office:value="1277" calcext:value-type="float">
            <text:p>1277</text:p>
          </table:table-cell>
          <table:table-cell table:style-name="ce6" table:formula="of:=([.G14]-[.G13])/([.F14]-[.F13])" office:value-type="float" office:value="-24.2" calcext:value-type="float">
            <text:p>-24,2</text:p>
          </table:table-cell>
          <table:table-cell table:style-name="ce6" table:formula="of:=[.G14]-[.$H$28]*[.F14]" office:value-type="float" office:value="2254.8125" calcext:value-type="float">
            <text:p>2254,8125</text:p>
          </table:table-cell>
          <table:table-cell table:style-name="ce11" table:formula="of:=[.F14]*[.$H$31]+[.$I$31]" office:value-type="float" office:value="1275" calcext:value-type="float">
            <text:p>1275</text:p>
          </table:table-cell>
          <table:table-cell table:style-name="ce6" table:formula="of:=[.G14]-[.J14]" office:value-type="float" office:value="2" calcext:value-type="float">
            <text:p>2</text:p>
          </table:table-cell>
          <table:table-cell table:style-name="ce6" table:formula="of:=[.G14]-[.J14]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table:style-name="ce3" office:value-type="float" office:value="1400" calcext:value-type="float">
            <text:p>1400</text:p>
          </table:table-cell>
          <table:table-cell table:style-name="ce6" table:formula="of:=([.G15]-[.G14])/([.F15]-[.F14])" office:value-type="float" office:value="-24.6" calcext:value-type="float">
            <text:p>-24,6</text:p>
          </table:table-cell>
          <table:table-cell table:style-name="ce6" table:formula="of:=[.G15]-[.$H$28]*[.F15]" office:value-type="float" office:value="2238.125" calcext:value-type="float">
            <text:p>2238,125</text:p>
          </table:table-cell>
          <table:table-cell table:style-name="ce11" table:formula="of:=[.F15]*[.$H$31]+[.$I$31]" office:value-type="float" office:value="1400" calcext:value-type="float">
            <text:p>1400</text:p>
          </table:table-cell>
          <table:table-cell table:style-name="ce6" table:formula="of:=[.G15]-[.J15]" office:value-type="float" office:value="0" calcext:value-type="float">
            <text:p>0</text:p>
          </table:table-cell>
          <table:table-cell table:style-name="ce6" table:formula="of:=[.G15]-[.J15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style-name="ce3" office:value-type="float" office:value="1547" calcext:value-type="float">
            <text:p>1547</text:p>
          </table:table-cell>
          <table:table-cell table:style-name="ce6" table:formula="of:=([.G16]-[.G15])/([.F16]-[.F15])" office:value-type="float" office:value="-29.4" calcext:value-type="float">
            <text:p>-29,4</text:p>
          </table:table-cell>
          <table:table-cell table:style-name="ce6" table:formula="of:=[.G16]-[.$H$28]*[.F16]" office:value-type="float" office:value="2245.4375" calcext:value-type="float">
            <text:p>2245,4375</text:p>
          </table:table-cell>
          <table:table-cell table:style-name="ce11" table:formula="of:=[.F16]*[.$H$31]+[.$I$31]" office:value-type="float" office:value="1525" calcext:value-type="float">
            <text:p>1525</text:p>
          </table:table-cell>
          <table:table-cell table:style-name="ce6" table:formula="of:=[.G16]-[.J16]" office:value-type="float" office:value="22" calcext:value-type="float">
            <text:p>22</text:p>
          </table:table-cell>
          <table:table-cell table:style-name="ce6" table:formula="of:=[.G16]-[.J16]"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style-name="ce3" office:value-type="float" office:value="1655" calcext:value-type="float">
            <text:p>1655</text:p>
          </table:table-cell>
          <table:table-cell table:style-name="ce6" table:formula="of:=([.G17]-[.G16])/([.F17]-[.F16])" office:value-type="float" office:value="-21.6" calcext:value-type="float">
            <text:p>-21,6</text:p>
          </table:table-cell>
          <table:table-cell table:style-name="ce6" table:formula="of:=[.G17]-[.$H$28]*[.F17]" office:value-type="float" office:value="2213.75" calcext:value-type="float">
            <text:p>2213,75</text:p>
          </table:table-cell>
          <table:table-cell table:style-name="ce11" table:formula="of:=[.F17]*[.$H$31]+[.$I$31]" office:value-type="float" office:value="1650" calcext:value-type="float">
            <text:p>1650</text:p>
          </table:table-cell>
          <table:table-cell table:style-name="ce6" table:formula="of:=[.G17]-[.J17]" office:value-type="float" office:value="5" calcext:value-type="float">
            <text:p>5</text:p>
          </table:table-cell>
          <table:table-cell table:style-name="ce6" table:formula="of:=[.G17]-[.J17]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779" calcext:value-type="float">
            <text:p>1779</text:p>
          </table:table-cell>
          <table:table-cell table:formula="of:=([.G18]-[.G17])/([.F18]-[.F17])" office:value-type="float" office:value="-24.8" calcext:value-type="float">
            <text:p>-24,8</text:p>
          </table:table-cell>
          <table:table-cell table:formula="of:=[.G18]-[.$H$28]*[.F18]" office:value-type="float" office:value="2198.0625" calcext:value-type="float">
            <text:p>2198,0625</text:p>
          </table:table-cell>
          <table:table-cell table:style-name="ce10" table:formula="of:=[.F18]*[.$H$31]+[.$I$31]" office:value-type="float" office:value="1775" calcext:value-type="float">
            <text:p>1775</text:p>
          </table:table-cell>
          <table:table-cell table:style-name="ce5" table:formula="of:=[.G18]-[.J18]" office:value-type="float" office:value="4" calcext:value-type="float">
            <text:p>4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941" calcext:value-type="float">
            <text:p>1941</text:p>
          </table:table-cell>
          <table:table-cell table:formula="of:=([.G19]-[.G18])/([.F19]-[.F18])" office:value-type="float" office:value="-32.4" calcext:value-type="float">
            <text:p>-32,4</text:p>
          </table:table-cell>
          <table:table-cell table:formula="of:=[.G19]-[.$H$28]*[.F19]" office:value-type="float" office:value="2220.375" calcext:value-type="float">
            <text:p>2220,375</text:p>
          </table:table-cell>
          <table:table-cell table:style-name="ce10" table:formula="of:=[.F19]*[.$H$31]+[.$I$31]" office:value-type="float" office:value="1900" calcext:value-type="float">
            <text:p>1900</text:p>
          </table:table-cell>
          <table:table-cell table:style-name="ce5" table:formula="of:=[.G19]-[.J19]" office:value-type="float" office:value="41" calcext:value-type="float">
            <text:p>41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066" calcext:value-type="float">
            <text:p>2066</text:p>
          </table:table-cell>
          <table:table-cell table:formula="of:=([.G20]-[.G19])/([.F20]-[.F19])" office:value-type="float" office:value="-25" calcext:value-type="float">
            <text:p>-25</text:p>
          </table:table-cell>
          <table:table-cell table:formula="of:=[.G20]-[.$H$28]*[.F20]" office:value-type="float" office:value="2205.6875" calcext:value-type="float">
            <text:p>2205,6875</text:p>
          </table:table-cell>
          <table:table-cell table:style-name="ce10" table:formula="of:=[.F20]*[.$H$31]+[.$I$31]" office:value-type="float" office:value="2025" calcext:value-type="float">
            <text:p>2025</text:p>
          </table:table-cell>
          <table:table-cell table:style-name="ce5" table:formula="of:=[.G20]-[.J20]" office:value-type="float" office:value="41" calcext:value-type="float">
            <text:p>41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"/>
          <table:table-cell table:style-name="ce10" table:formula="of:=[.F21]*[.$H$31]+[.$I$31]" office:value-type="float" office:value="2150" calcext:value-type="float">
            <text:p>2150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table:style-name="ce2"/>
          <table:table-cell table:number-columns-repeated="3"/>
          <table:table-cell table:style-name="ce10" table:formula="of:=[.F22]*[.$H$31]+[.$I$31]" office:value-type="float" office:value="2150" calcext:value-type="float">
            <text:p>2150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table:style-name="ce2"/>
          <table:table-cell office:value-type="float" office:value="2400" calcext:value-type="float">
            <text:p>2400</text:p>
          </table:table-cell>
          <table:table-cell table:formula="of:=([.G23]-[.G20])/([.F23]-[.F20])" office:value-type="float" office:value="-66.8" calcext:value-type="float">
            <text:p>-66,8</text:p>
          </table:table-cell>
          <table:table-cell table:formula="of:=[.G23]-[.$H$28]*[.F23]" office:value-type="float" office:value="2400" calcext:value-type="float">
            <text:p>2400</text:p>
          </table:table-cell>
          <table:table-cell table:style-name="ce10" table:formula="of:=[.F23]*[.$H$31]+[.$I$31]" office:value-type="float" office:value="2150" calcext:value-type="float">
            <text:p>2150</text:p>
          </table:table-cell>
          <table:table-cell table:style-name="ce5" table:formula="of:=[.G23]-[.J23]" office:value-type="float" office:value="250" calcext:value-type="float">
            <text:p>250</text:p>
          </table:table-cell>
          <table:table-cell table:style-name="ce5"/>
        </table:table-row>
        <table:table-row table:style-name="ro1">
          <table:table-cell table:number-columns-repeated="5"/>
          <table:table-cell table:style-name="ce2"/>
          <table:table-cell table:number-columns-repeated="3"/>
          <table:table-cell table:style-name="ce10" table:formula="of:=[.F24]*[.$H$31]+[.$I$31]" office:value-type="float" office:value="2150" calcext:value-type="float">
            <text:p>2150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table:style-name="ce2"/>
          <table:table-cell table:number-columns-repeated="3"/>
          <table:table-cell table:style-name="ce10" table:formula="of:=[.F25]*[.$H$31]+[.$I$31]" office:value-type="float" office:value="2150" calcext:value-type="float">
            <text:p>2150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table:style-name="ce2"/>
          <table:table-cell table:number-columns-repeated="3"/>
          <table:table-cell table:style-name="ce10" table:formula="of:=[.F26]*[.$H$31]+[.$I$31]" office:value-type="float" office:value="2150" calcext:value-type="float">
            <text:p>2150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table:style-name="ce2"/>
          <table:table-cell table:number-columns-repeated="3"/>
          <table:table-cell table:style-name="ce10" table:formula="of:=[.F27]*[.$H$31]+[.$I$31]" office:value-type="float" office:value="2150" calcext:value-type="float">
            <text:p>2150</text:p>
          </table:table-cell>
          <table:table-cell table:style-name="ce5" table:number-columns-repeated="2"/>
        </table:table-row>
        <table:table-row table:style-name="ro1">
          <table:table-cell table:number-columns-repeated="6"/>
          <table:table-cell table:style-name="Default"/>
          <table:table-cell table:style-name="ce7" table:formula="of:=AVERAGE([.H5:.H27])" office:value-type="float" office:value="-27.9375" calcext:value-type="float">
            <text:p>-28</text:p>
          </table:table-cell>
          <table:table-cell table:style-name="ce8" table:formula="of:=AVERAGE([.I5:.I27])" office:value-type="float" office:value="2295.20588235294" calcext:value-type="float">
            <text:p>2295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12" office:value-type="string" calcext:value-type="string">
            <text:p>Res:</text:p>
          </table:table-cell>
          <table:table-cell table:style-name="ce13" table:formula="of:=SUM([.K5:.K27])" office:value-type="float" office:value="471" calcext:value-type="float">
            <text:p>471</text:p>
          </table:table-cell>
          <table:table-cell table:style-name="ce14" table:formula="of:=SUM([.L5:.L27])" office:value-type="float" office:value="80" calcext:value-type="float">
            <text:p>80</text:p>
          </table:table-cell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Linearization</text:p>
          </table:table-cell>
          <table:table-cell table:style-name="Default"/>
          <table:table-cell table:style-name="ce1" office:value-type="float" office:value="-25" calcext:value-type="float">
            <text:p>-25</text:p>
          </table:table-cell>
          <table:table-cell table:style-name="ce1" office:value-type="float" office:value="2150" calcext:value-type="float">
            <text:p>2150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5"/>
          <table:table-cell table:style-name="ce2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res</text:p>
          </table:table-cell>
          <table:table-cell office:value-type="string" calcext:value-type="string">
            <text:p>res_w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ce2"/>
          <table:table-cell/>
          <table:table-cell table:style-name="ce2"/>
          <table:table-cell table:number-columns-repeated="4"/>
        </table:table-row>
        <table:table-row table:style-name="ro1">
          <table:table-cell table:number-columns-repeated="5"/>
          <table:table-cell table:style-name="ce2" office:value-type="float" office:value="-25" calcext:value-type="float">
            <text:p>-25</text:p>
          </table:table-cell>
          <table:table-cell office:value-type="float" office:value="2150" calcext:value-type="float">
            <text:p>2150</text:p>
          </table:table-cell>
          <table:table-cell table:style-name="ce2"/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ce2"/>
          <table:table-cell/>
          <table:table-cell table:style-name="ce2"/>
          <table:table-cell table:number-columns-repeated="4"/>
        </table:table-row>
        <table:table-row table:style-name="ro1">
          <table:table-cell table:number-columns-repeated="5"/>
          <table:table-cell table:style-name="ce4" table:number-columns-repeated="3"/>
          <table:table-cell table:style-name="ce9"/>
          <table:table-cell table:number-columns-repeated="3"/>
        </table:table-row>
        <table:table-row table:style-name="ro1" table:number-rows-repeated="7">
          <table:table-cell table:number-columns-repeated="5"/>
          <table:table-cell table:style-name="ce2"/>
          <table:table-cell/>
          <table:table-cell table:style-name="ce2"/>
          <table:table-cell table:number-columns-repeated="4"/>
        </table:table-row>
        <table:table-row table:style-name="ro1">
          <table:table-cell table:number-columns-repeated="5"/>
          <table:table-cell table:style-name="ce2"/>
          <table:table-cell/>
          <table:table-cell table:style-name="ce2"/>
          <table:table-cell table:number-columns-repeated="4"/>
        </table:table-row>
      </table:table>
      <table:table table:name="IAT" table:style-name="ta1">
        <table:shapes>
          <draw:frame draw:z-index="0" draw:style-name="gr1" draw:text-style-name="P1" svg:width="27.754cm" svg:height="23.799cm" svg:x="31.884cm" svg:y="1.619cm">
            <draw:object draw:notify-on-update-of-ranges="IAT.F5:IAT.F27 IAT.H4:IAT.H4 IAT.H5:IAT.H27 IAT.F5:IAT.F27 IAT.K4:IAT.K4 IAT.K5:IAT.K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ce64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temp</text:p>
          </table:table-cell>
          <table:table-cell table:style-name="ce1" office:value-type="string" calcext:value-type="string">
            <text:p>temp_K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office:value-type="float" office:value="0.5" calcext:value-type="float">
            <text:p>0,5</text:p>
          </table:table-cell>
          <table:table-cell table:formula="of:=[.F5]+273.15" office:value-type="float" office:value="273.65" calcext:value-type="float">
            <text:p>273,65</text:p>
          </table:table-cell>
          <table:table-cell office:value-type="float" office:value="620" calcext:value-type="float">
            <text:p>620</text:p>
          </table:table-cell>
          <table:table-cell table:style-name="ce60"/>
          <table:table-cell table:style-name="ce2"/>
          <table:table-cell table:style-name="ce73" table:formula="of:=[.G5]*[.$I$31]+[.$J$31]" office:value-type="float" office:value="599.834999999999" calcext:value-type="float">
            <text:p>600</text:p>
          </table:table-cell>
          <table:table-cell table:style-name="ce2" table:formula="of:=([.H5]-[.K5])*([.H5]-[.K5])" office:value-type="float" office:value="406.627225000035" calcext:value-type="float">
            <text:p>406,627225000035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formula="of:=[.F6]+273.15" office:value-type="float" office:value="274.15" calcext:value-type="float">
            <text:p>274,15</text:p>
          </table:table-cell>
          <table:table-cell office:value-type="float" office:value="627" calcext:value-type="float">
            <text:p>627</text:p>
          </table:table-cell>
          <table:table-cell table:style-name="ce60" table:formula="of:=([.H6]-[.H5])/([.G6]-[.G5])" office:value-type="float" office:value="14" calcext:value-type="float">
            <text:p>14,00</text:p>
          </table:table-cell>
          <table:table-cell table:style-name="ce60" table:formula="of:=[.H6]-[.I6]*[.G6]" office:value-type="float" office:value="-3211.1" calcext:value-type="float">
            <text:p>-3211,10</text:p>
          </table:table-cell>
          <table:table-cell table:style-name="ce73" table:formula="of:=[.G6]*[.$I$31]+[.$J$31]" office:value-type="float" office:value="613.784999999999" calcext:value-type="float">
            <text:p>614</text:p>
          </table:table-cell>
          <table:table-cell table:style-name="ce2" table:formula="of:=([.H6]-[.K6])*([.H6]-[.K6])" office:value-type="float" office:value="174.636225000028" calcext:value-type="float">
            <text:p>174,636225000028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3.5" calcext:value-type="float">
            <text:p>3,5</text:p>
          </table:table-cell>
          <table:table-cell table:formula="of:=[.F7]+273.15" office:value-type="float" office:value="276.65" calcext:value-type="float">
            <text:p>276,65</text:p>
          </table:table-cell>
          <table:table-cell office:value-type="float" office:value="686" calcext:value-type="float">
            <text:p>686</text:p>
          </table:table-cell>
          <table:table-cell table:style-name="ce60" table:formula="of:=([.H7]-[.H6])/([.G7]-[.G6])" office:value-type="float" office:value="23.6" calcext:value-type="float">
            <text:p>23,60</text:p>
          </table:table-cell>
          <table:table-cell table:style-name="ce60" table:formula="of:=[.H7]-[.I7]*[.G7]" office:value-type="float" office:value="-5842.94" calcext:value-type="float">
            <text:p>-5842,94</text:p>
          </table:table-cell>
          <table:table-cell table:style-name="ce73" table:formula="of:=[.G7]*[.$I$31]+[.$J$31]" office:value-type="float" office:value="683.534999999999" calcext:value-type="float">
            <text:p>684</text:p>
          </table:table-cell>
          <table:table-cell table:style-name="ce2" table:formula="of:=([.H7]-[.K7])*([.H7]-[.K7])" office:value-type="float" office:value="6.0762250000052" calcext:value-type="float">
            <text:p>6,0762250000052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formula="of:=[.F8]+273.15" office:value-type="float" office:value="277.15" calcext:value-type="float">
            <text:p>277,15</text:p>
          </table:table-cell>
          <table:table-cell office:value-type="float" office:value="696" calcext:value-type="float">
            <text:p>696</text:p>
          </table:table-cell>
          <table:table-cell table:style-name="ce60" table:formula="of:=([.H8]-[.H7])/([.G8]-[.G7])" office:value-type="float" office:value="20" calcext:value-type="float">
            <text:p>20,00</text:p>
          </table:table-cell>
          <table:table-cell table:style-name="ce60" table:formula="of:=[.H8]-[.I8]*[.G8]" office:value-type="float" office:value="-4847" calcext:value-type="float">
            <text:p>-4847,00</text:p>
          </table:table-cell>
          <table:table-cell table:style-name="ce73" table:formula="of:=[.G8]*[.$I$31]+[.$J$31]" office:value-type="float" office:value="697.484999999999" calcext:value-type="float">
            <text:p>697</text:p>
          </table:table-cell>
          <table:table-cell table:style-name="ce2" table:formula="of:=([.H8]-[.K8])*([.H8]-[.K8])" office:value-type="float" office:value="2.20522499999633" calcext:value-type="float">
            <text:p>2,20522499999633</text:p>
          </table:table-cell>
          <table:table-cell table:style-name="ce2"/>
        </table:table-row>
        <table:table-row table:style-name="ro1">
          <table:table-cell table:number-columns-repeated="5"/>
          <table:table-cell table:style-name="ce3" office:value-type="float" office:value="10" calcext:value-type="float">
            <text:p>10</text:p>
          </table:table-cell>
          <table:table-cell table:style-name="ce3" table:formula="of:=[.F9]+273.15" office:value-type="float" office:value="283.15" calcext:value-type="float">
            <text:p>283,15</text:p>
          </table:table-cell>
          <table:table-cell table:style-name="ce3" office:value-type="float" office:value="861" calcext:value-type="float">
            <text:p>861</text:p>
          </table:table-cell>
          <table:table-cell table:formula="of:=([.H9]-[.H8])/([.G9]-[.G8])" office:value-type="float" office:value="27.5" calcext:value-type="float">
            <text:p>27,50</text:p>
          </table:table-cell>
          <table:table-cell table:formula="of:=[.H9]-[.I9]*[.G9]" office:value-type="float" office:value="-6925.625" calcext:value-type="float">
            <text:p>-6925,63</text:p>
          </table:table-cell>
          <table:table-cell table:style-name="ce74" table:formula="of:=[.G9]*[.$I$31]+[.$J$31]" office:value-type="float" office:value="864.884999999999" calcext:value-type="float">
            <text:p>865</text:p>
          </table:table-cell>
          <table:table-cell table:style-name="ce3" table:formula="of:=([.H9]-[.K9])*([.H9]-[.K9])" office:value-type="float" office:value="15.0932249999946" calcext:value-type="float">
            <text:p>15,0932249999946</text:p>
          </table:table-cell>
          <table:table-cell table:style-name="ce3" table:formula="of:=([.H9]-[.K9])*([.H9]-[.K9])" office:value-type="float" office:value="15.0932249999946" calcext:value-type="float">
            <text:p>15,0932249999946</text:p>
          </table:table-cell>
        </table:table-row>
        <table:table-row table:style-name="ro1">
          <table:table-cell table:number-columns-repeated="5"/>
          <table:table-cell table:style-name="ce3" office:value-type="float" office:value="11" calcext:value-type="float">
            <text:p>11</text:p>
          </table:table-cell>
          <table:table-cell table:style-name="ce3" table:formula="of:=[.F10]+273.15" office:value-type="float" office:value="284.15" calcext:value-type="float">
            <text:p>284,15</text:p>
          </table:table-cell>
          <table:table-cell table:style-name="ce3" office:value-type="float" office:value="880" calcext:value-type="float">
            <text:p>880</text:p>
          </table:table-cell>
          <table:table-cell table:formula="of:=([.H10]-[.H9])/([.G10]-[.G9])" office:value-type="float" office:value="19" calcext:value-type="float">
            <text:p>19,00</text:p>
          </table:table-cell>
          <table:table-cell table:formula="of:=[.H10]-[.I10]*[.G10]" office:value-type="float" office:value="-4518.85" calcext:value-type="float">
            <text:p>-4518,85</text:p>
          </table:table-cell>
          <table:table-cell table:style-name="ce74" table:formula="of:=[.G10]*[.$I$31]+[.$J$31]" office:value-type="float" office:value="892.784999999999" calcext:value-type="float">
            <text:p>893</text:p>
          </table:table-cell>
          <table:table-cell table:style-name="ce3" table:formula="of:=([.H10]-[.K10])*([.H10]-[.K10])" office:value-type="float" office:value="163.456224999973" calcext:value-type="float">
            <text:p>163,456224999973</text:p>
          </table:table-cell>
          <table:table-cell table:style-name="ce3" table:formula="of:=([.H10]-[.K10])*([.H10]-[.K10])" office:value-type="float" office:value="163.456224999973" calcext:value-type="float">
            <text:p>163,456224999973</text:p>
          </table:table-cell>
        </table:table-row>
        <table:table-row table:style-name="ro1">
          <table:table-cell table:number-columns-repeated="5"/>
          <table:table-cell table:style-name="ce3" office:value-type="float" office:value="12" calcext:value-type="float">
            <text:p>12</text:p>
          </table:table-cell>
          <table:table-cell table:style-name="ce3" table:formula="of:=[.F11]+273.15" office:value-type="float" office:value="285.15" calcext:value-type="float">
            <text:p>285,15</text:p>
          </table:table-cell>
          <table:table-cell table:style-name="ce3" office:value-type="float" office:value="910" calcext:value-type="float">
            <text:p>910</text:p>
          </table:table-cell>
          <table:table-cell table:formula="of:=([.H11]-[.H10])/([.G11]-[.G10])" office:value-type="float" office:value="30" calcext:value-type="float">
            <text:p>30,00</text:p>
          </table:table-cell>
          <table:table-cell table:formula="of:=[.H11]-[.I11]*[.G11]" office:value-type="float" office:value="-7644.5" calcext:value-type="float">
            <text:p>-7644,50</text:p>
          </table:table-cell>
          <table:table-cell table:style-name="ce74" table:formula="of:=[.G11]*[.$I$31]+[.$J$31]" office:value-type="float" office:value="920.684999999999" calcext:value-type="float">
            <text:p>921</text:p>
          </table:table-cell>
          <table:table-cell table:style-name="ce3" table:formula="of:=([.H11]-[.K11])*([.H11]-[.K11])" office:value-type="float" office:value="114.16922499997" calcext:value-type="float">
            <text:p>114,16922499997</text:p>
          </table:table-cell>
          <table:table-cell table:style-name="ce3" table:formula="of:=([.H11]-[.K11])*([.H11]-[.K11])" office:value-type="float" office:value="114.16922499997" calcext:value-type="float">
            <text:p>114,16922499997</text:p>
          </table:table-cell>
        </table:table-row>
        <table:table-row table:style-name="ro1">
          <table:table-cell table:number-columns-repeated="5"/>
          <table:table-cell table:style-name="ce3" office:value-type="float" office:value="13" calcext:value-type="float">
            <text:p>13</text:p>
          </table:table-cell>
          <table:table-cell table:style-name="ce3" table:formula="of:=[.F12]+273.15" office:value-type="float" office:value="286.15" calcext:value-type="float">
            <text:p>286,15</text:p>
          </table:table-cell>
          <table:table-cell table:style-name="ce3" office:value-type="float" office:value="934" calcext:value-type="float">
            <text:p>934</text:p>
          </table:table-cell>
          <table:table-cell table:formula="of:=([.H12]-[.H11])/([.G12]-[.G11])" office:value-type="float" office:value="24" calcext:value-type="float">
            <text:p>24,00</text:p>
          </table:table-cell>
          <table:table-cell table:formula="of:=[.H12]-[.I12]*[.G12]" office:value-type="float" office:value="-5933.6" calcext:value-type="float">
            <text:p>-5933,60</text:p>
          </table:table-cell>
          <table:table-cell table:style-name="ce74" table:formula="of:=[.G12]*[.$I$31]+[.$J$31]" office:value-type="float" office:value="948.584999999999" calcext:value-type="float">
            <text:p>949</text:p>
          </table:table-cell>
          <table:table-cell table:style-name="ce3" table:formula="of:=([.H12]-[.K12])*([.H12]-[.K12])" office:value-type="float" office:value="212.722224999975" calcext:value-type="float">
            <text:p>212,722224999975</text:p>
          </table:table-cell>
          <table:table-cell table:style-name="ce3" table:formula="of:=([.H12]-[.K12])*([.H12]-[.K12])" office:value-type="float" office:value="212.722224999975" calcext:value-type="float">
            <text:p>212,722224999975</text:p>
          </table:table-cell>
        </table:table-row>
        <table:table-row table:style-name="ro1">
          <table:table-cell table:number-columns-repeated="5"/>
          <table:table-cell table:style-name="ce3" office:value-type="float" office:value="14" calcext:value-type="float">
            <text:p>14</text:p>
          </table:table-cell>
          <table:table-cell table:style-name="ce3" table:formula="of:=[.F13]+273.15" office:value-type="float" office:value="287.15" calcext:value-type="float">
            <text:p>287,15</text:p>
          </table:table-cell>
          <table:table-cell table:style-name="ce3" office:value-type="float" office:value="968" calcext:value-type="float">
            <text:p>968</text:p>
          </table:table-cell>
          <table:table-cell table:formula="of:=([.H13]-[.H12])/([.G13]-[.G12])" office:value-type="float" office:value="34" calcext:value-type="float">
            <text:p>34,00</text:p>
          </table:table-cell>
          <table:table-cell table:formula="of:=[.H13]-[.I13]*[.G13]" office:value-type="float" office:value="-8795.1" calcext:value-type="float">
            <text:p>-8795,10</text:p>
          </table:table-cell>
          <table:table-cell table:style-name="ce74" table:formula="of:=[.G13]*[.$I$31]+[.$J$31]" office:value-type="float" office:value="976.484999999999" calcext:value-type="float">
            <text:p>976</text:p>
          </table:table-cell>
          <table:table-cell table:style-name="ce3" table:formula="of:=([.H13]-[.K13])*([.H13]-[.K13])" office:value-type="float" office:value="71.995224999979" calcext:value-type="float">
            <text:p>71,995224999979</text:p>
          </table:table-cell>
          <table:table-cell table:style-name="ce3" table:formula="of:=([.H13]-[.K13])*([.H13]-[.K13])" office:value-type="float" office:value="71.995224999979" calcext:value-type="float">
            <text:p>71,995224999979</text:p>
          </table:table-cell>
        </table:table-row>
        <table:table-row table:style-name="ro1">
          <table:table-cell table:number-columns-repeated="5"/>
          <table:table-cell table:style-name="ce3" office:value-type="float" office:value="15" calcext:value-type="float">
            <text:p>15</text:p>
          </table:table-cell>
          <table:table-cell table:style-name="ce3" table:formula="of:=[.F14]+273.15" office:value-type="float" office:value="288.15" calcext:value-type="float">
            <text:p>288,15</text:p>
          </table:table-cell>
          <table:table-cell table:style-name="ce3" office:value-type="float" office:value="987" calcext:value-type="float">
            <text:p>987</text:p>
          </table:table-cell>
          <table:table-cell table:formula="of:=([.H14]-[.H13])/([.G14]-[.G13])" office:value-type="float" office:value="19" calcext:value-type="float">
            <text:p>19,00</text:p>
          </table:table-cell>
          <table:table-cell table:formula="of:=[.H14]-[.I14]*[.G14]" office:value-type="float" office:value="-4487.85" calcext:value-type="float">
            <text:p>-4487,85</text:p>
          </table:table-cell>
          <table:table-cell table:style-name="ce74" table:formula="of:=[.G14]*[.$I$31]+[.$J$31]" office:value-type="float" office:value="1004.385" calcext:value-type="float">
            <text:p>1004</text:p>
          </table:table-cell>
          <table:table-cell table:style-name="ce3" table:formula="of:=([.H14]-[.K14])*([.H14]-[.K14])" office:value-type="float" office:value="302.238224999976" calcext:value-type="float">
            <text:p>302,238224999976</text:p>
          </table:table-cell>
          <table:table-cell table:style-name="ce3" table:formula="of:=([.H14]-[.K14])*([.H14]-[.K14])" office:value-type="float" office:value="302.238224999976" calcext:value-type="float">
            <text:p>302,238224999976</text:p>
          </table:table-cell>
        </table:table-row>
        <table:table-row table:style-name="ro1">
          <table:table-cell table:number-columns-repeated="5"/>
          <table:table-cell table:style-name="ce3" office:value-type="float" office:value="15.5" calcext:value-type="float">
            <text:p>15,5</text:p>
          </table:table-cell>
          <table:table-cell table:style-name="ce3" table:formula="of:=[.F15]+273.15" office:value-type="float" office:value="288.65" calcext:value-type="float">
            <text:p>288,65</text:p>
          </table:table-cell>
          <table:table-cell table:style-name="ce3" office:value-type="float" office:value="1009" calcext:value-type="float">
            <text:p>1009</text:p>
          </table:table-cell>
          <table:table-cell table:formula="of:=([.H15]-[.H14])/([.G15]-[.G14])" office:value-type="float" office:value="44" calcext:value-type="float">
            <text:p>44,00</text:p>
          </table:table-cell>
          <table:table-cell table:formula="of:=[.H15]-[.I15]*[.G15]" office:value-type="float" office:value="-11691.6" calcext:value-type="float">
            <text:p>-11691,60</text:p>
          </table:table-cell>
          <table:table-cell table:style-name="ce74" table:formula="of:=[.G15]*[.$I$31]+[.$J$31]" office:value-type="float" office:value="1018.335" calcext:value-type="float">
            <text:p>1018</text:p>
          </table:table-cell>
          <table:table-cell table:style-name="ce3" table:formula="of:=([.H15]-[.K15])*([.H15]-[.K15])" office:value-type="float" office:value="87.1422249999837" calcext:value-type="float">
            <text:p>87,1422249999837</text:p>
          </table:table-cell>
          <table:table-cell table:style-name="ce3" table:formula="of:=([.H15]-[.K15])*([.H15]-[.K15])" office:value-type="float" office:value="87.1422249999837" calcext:value-type="float">
            <text:p>87,1422249999837</text:p>
          </table:table-cell>
        </table:table-row>
        <table:table-row table:style-name="ro1">
          <table:table-cell table:number-columns-repeated="5"/>
          <table:table-cell table:style-name="ce3" office:value-type="float" office:value="16" calcext:value-type="float">
            <text:p>16</text:p>
          </table:table-cell>
          <table:table-cell table:style-name="ce3" table:formula="of:=[.F16]+273.15" office:value-type="float" office:value="289.15" calcext:value-type="float">
            <text:p>289,15</text:p>
          </table:table-cell>
          <table:table-cell table:style-name="ce3" office:value-type="float" office:value="1015" calcext:value-type="float">
            <text:p>1015</text:p>
          </table:table-cell>
          <table:table-cell table:formula="of:=([.H16]-[.H15])/([.G16]-[.G15])" office:value-type="float" office:value="12" calcext:value-type="float">
            <text:p>12,00</text:p>
          </table:table-cell>
          <table:table-cell table:formula="of:=[.H16]-[.I16]*[.G16]" office:value-type="float" office:value="-2454.8" calcext:value-type="float">
            <text:p>-2454,80</text:p>
          </table:table-cell>
          <table:table-cell table:style-name="ce74" table:formula="of:=[.G16]*[.$I$31]+[.$J$31]" office:value-type="float" office:value="1032.285" calcext:value-type="float">
            <text:p>1032</text:p>
          </table:table-cell>
          <table:table-cell table:style-name="ce3" table:formula="of:=([.H16]-[.K16])*([.H16]-[.K16])" office:value-type="float" office:value="298.771224999964" calcext:value-type="float">
            <text:p>298,771224999964</text:p>
          </table:table-cell>
          <table:table-cell table:style-name="ce3" table:formula="of:=([.H16]-[.K16])*([.H16]-[.K16])" office:value-type="float" office:value="298.771224999964" calcext:value-type="float">
            <text:p>298,771224999964</text:p>
          </table:table-cell>
        </table:table-row>
        <table:table-row table:style-name="ro1">
          <table:table-cell table:number-columns-repeated="5"/>
          <table:table-cell table:style-name="ce3" office:value-type="float" office:value="18" calcext:value-type="float">
            <text:p>18</text:p>
          </table:table-cell>
          <table:table-cell table:style-name="ce3" table:formula="of:=[.F17]+273.15" office:value-type="float" office:value="291.15" calcext:value-type="float">
            <text:p>291,15</text:p>
          </table:table-cell>
          <table:table-cell table:style-name="ce3" office:value-type="float" office:value="1077" calcext:value-type="float">
            <text:p>1077</text:p>
          </table:table-cell>
          <table:table-cell table:formula="of:=([.H17]-[.H16])/([.G17]-[.G16])" office:value-type="float" office:value="31" calcext:value-type="float">
            <text:p>31,00</text:p>
          </table:table-cell>
          <table:table-cell table:formula="of:=[.H17]-[.I17]*[.G17]" office:value-type="float" office:value="-7948.65" calcext:value-type="float">
            <text:p>-7948,65</text:p>
          </table:table-cell>
          <table:table-cell table:style-name="ce74" table:formula="of:=[.G17]*[.$I$31]+[.$J$31]" office:value-type="float" office:value="1088.085" calcext:value-type="float">
            <text:p>1088</text:p>
          </table:table-cell>
          <table:table-cell table:style-name="ce3" table:formula="of:=([.H17]-[.K17])*([.H17]-[.K17])" office:value-type="float" office:value="122.877224999981" calcext:value-type="float">
            <text:p>122,877224999981</text:p>
          </table:table-cell>
          <table:table-cell table:style-name="ce3" table:formula="of:=([.H17]-[.K17])*([.H17]-[.K17])" office:value-type="float" office:value="122.877224999981" calcext:value-type="float">
            <text:p>122,877224999981</text:p>
          </table:table-cell>
        </table:table-row>
        <table:table-row table:style-name="ro1">
          <table:table-cell table:number-columns-repeated="5"/>
          <table:table-cell table:style-name="ce3" office:value-type="float" office:value="20" calcext:value-type="float">
            <text:p>20</text:p>
          </table:table-cell>
          <table:table-cell table:style-name="ce3" table:formula="of:=[.F18]+273.15" office:value-type="float" office:value="293.15" calcext:value-type="float">
            <text:p>293,15</text:p>
          </table:table-cell>
          <table:table-cell table:style-name="ce3" office:value-type="float" office:value="1132" calcext:value-type="float">
            <text:p>1132</text:p>
          </table:table-cell>
          <table:table-cell table:formula="of:=([.H18]-[.H17])/([.G18]-[.G17])" office:value-type="float" office:value="27.5" calcext:value-type="float">
            <text:p>27,50</text:p>
          </table:table-cell>
          <table:table-cell table:formula="of:=[.H18]-[.I18]*[.G18]" office:value-type="float" office:value="-6929.625" calcext:value-type="float">
            <text:p>-6929,63</text:p>
          </table:table-cell>
          <table:table-cell table:style-name="ce74" table:formula="of:=[.G18]*[.$I$31]+[.$J$31]" office:value-type="float" office:value="1143.885" calcext:value-type="float">
            <text:p>1144</text:p>
          </table:table-cell>
          <table:table-cell table:style-name="ce3" table:formula="of:=([.H18]-[.K18])*([.H18]-[.K18])" office:value-type="float" office:value="141.253224999984" calcext:value-type="float">
            <text:p>141,253224999984</text:p>
          </table:table-cell>
          <table:table-cell table:style-name="ce3" table:formula="of:=([.H18]-[.K18])*([.H18]-[.K18])" office:value-type="float" office:value="141.253224999984" calcext:value-type="float">
            <text:p>141,253224999984</text:p>
          </table:table-cell>
        </table:table-row>
        <table:table-row table:style-name="ro1">
          <table:table-cell table:number-columns-repeated="5"/>
          <table:table-cell table:style-name="ce3" office:value-type="float" office:value="22" calcext:value-type="float">
            <text:p>22</text:p>
          </table:table-cell>
          <table:table-cell table:style-name="ce3" table:formula="of:=[.F19]+273.15" office:value-type="float" office:value="295.15" calcext:value-type="float">
            <text:p>295,15</text:p>
          </table:table-cell>
          <table:table-cell table:style-name="ce3" office:value-type="float" office:value="1190" calcext:value-type="float">
            <text:p>1190</text:p>
          </table:table-cell>
          <table:table-cell table:formula="of:=([.H19]-[.H18])/([.G19]-[.G18])" office:value-type="float" office:value="29" calcext:value-type="float">
            <text:p>29,00</text:p>
          </table:table-cell>
          <table:table-cell table:formula="of:=[.H19]-[.I19]*[.G19]" office:value-type="float" office:value="-7369.35" calcext:value-type="float">
            <text:p>-7369,35</text:p>
          </table:table-cell>
          <table:table-cell table:style-name="ce74" table:formula="of:=[.G19]*[.$I$31]+[.$J$31]" office:value-type="float" office:value="1199.685" calcext:value-type="float">
            <text:p>1200</text:p>
          </table:table-cell>
          <table:table-cell table:style-name="ce3" table:formula="of:=([.H19]-[.K19])*([.H19]-[.K19])" office:value-type="float" office:value="93.7992249999901" calcext:value-type="float">
            <text:p>93,7992249999901</text:p>
          </table:table-cell>
          <table:table-cell table:style-name="ce3" table:formula="of:=([.H19]-[.K19])*([.H19]-[.K19])" office:value-type="float" office:value="93.7992249999901" calcext:value-type="float">
            <text:p>93,7992249999901</text:p>
          </table:table-cell>
        </table:table-row>
        <table:table-row table:style-name="ro1">
          <table:table-cell table:number-columns-repeated="5"/>
          <table:table-cell table:style-name="ce3" office:value-type="float" office:value="24" calcext:value-type="float">
            <text:p>24</text:p>
          </table:table-cell>
          <table:table-cell table:style-name="ce3" table:formula="of:=[.F20]+273.15" office:value-type="float" office:value="297.15" calcext:value-type="float">
            <text:p>297,15</text:p>
          </table:table-cell>
          <table:table-cell table:style-name="ce3" office:value-type="float" office:value="1257" calcext:value-type="float">
            <text:p>1257</text:p>
          </table:table-cell>
          <table:table-cell table:formula="of:=([.H20]-[.H19])/([.G20]-[.G19])" office:value-type="float" office:value="33.5" calcext:value-type="float">
            <text:p>33,50</text:p>
          </table:table-cell>
          <table:table-cell table:formula="of:=[.H20]-[.I20]*[.G20]" office:value-type="float" office:value="-8697.525" calcext:value-type="float">
            <text:p>-8697,53</text:p>
          </table:table-cell>
          <table:table-cell table:style-name="ce74" table:formula="of:=[.G20]*[.$I$31]+[.$J$31]" office:value-type="float" office:value="1255.485" calcext:value-type="float">
            <text:p>1255</text:p>
          </table:table-cell>
          <table:table-cell table:style-name="ce3" table:formula="of:=([.H20]-[.K20])*([.H20]-[.K20])" office:value-type="float" office:value="2.29522500000375" calcext:value-type="float">
            <text:p>2,29522500000375</text:p>
          </table:table-cell>
          <table:table-cell table:style-name="ce3" table:formula="of:=([.H20]-[.K20])*([.H20]-[.K20])" office:value-type="float" office:value="2.29522500000375" calcext:value-type="float">
            <text:p>2,29522500000375</text:p>
          </table:table-cell>
        </table:table-row>
        <table:table-row table:style-name="ro1">
          <table:table-cell table:number-columns-repeated="5"/>
          <table:table-cell table:style-name="ce3" office:value-type="float" office:value="27" calcext:value-type="float">
            <text:p>27</text:p>
          </table:table-cell>
          <table:table-cell table:style-name="ce3" table:formula="of:=[.F21]+273.15" office:value-type="float" office:value="300.15" calcext:value-type="float">
            <text:p>300,15</text:p>
          </table:table-cell>
          <table:table-cell table:style-name="ce3" office:value-type="float" office:value="1337" calcext:value-type="float">
            <text:p>1337</text:p>
          </table:table-cell>
          <table:table-cell table:formula="of:=([.H21]-[.H20])/([.G21]-[.G20])" office:value-type="float" office:value="26.6666666666667" calcext:value-type="float">
            <text:p>26,67</text:p>
          </table:table-cell>
          <table:table-cell table:formula="of:=[.H21]-[.I21]*[.G21]" office:value-type="float" office:value="-6667" calcext:value-type="float">
            <text:p>-6667,00</text:p>
          </table:table-cell>
          <table:table-cell table:style-name="ce74" table:formula="of:=[.G21]*[.$I$31]+[.$J$31]" office:value-type="float" office:value="1339.185" calcext:value-type="float">
            <text:p>1339</text:p>
          </table:table-cell>
          <table:table-cell table:style-name="ce3" table:formula="of:=([.H21]-[.K21])*([.H21]-[.K21])" office:value-type="float" office:value="4.77422499999777" calcext:value-type="float">
            <text:p>4,77422499999777</text:p>
          </table:table-cell>
          <table:table-cell table:style-name="ce3" table:formula="of:=([.H21]-[.K21])*([.H21]-[.K21])" office:value-type="float" office:value="4.77422499999777" calcext:value-type="float">
            <text:p>4,77422499999777</text:p>
          </table:table-cell>
        </table:table-row>
        <table:table-row table:style-name="ro1">
          <table:table-cell table:number-columns-repeated="5"/>
          <table:table-cell office:value-type="float" office:value="31" calcext:value-type="float">
            <text:p>31</text:p>
          </table:table-cell>
          <table:table-cell table:formula="of:=[.F22]+273.15" office:value-type="float" office:value="304.15" calcext:value-type="float">
            <text:p>304,15</text:p>
          </table:table-cell>
          <table:table-cell office:value-type="float" office:value="1464" calcext:value-type="float">
            <text:p>1464</text:p>
          </table:table-cell>
          <table:table-cell table:style-name="ce60" table:formula="of:=([.H22]-[.H21])/([.G22]-[.G21])" office:value-type="float" office:value="31.75" calcext:value-type="float">
            <text:p>31,75</text:p>
          </table:table-cell>
          <table:table-cell table:style-name="ce60" table:formula="of:=[.H22]-[.I22]*[.G22]" office:value-type="float" office:value="-8192.7625" calcext:value-type="float">
            <text:p>-8192,76</text:p>
          </table:table-cell>
          <table:table-cell table:style-name="ce73" table:formula="of:=[.G22]*[.$I$31]+[.$J$31]" office:value-type="float" office:value="1450.785" calcext:value-type="float">
            <text:p>1451</text:p>
          </table:table-cell>
          <table:table-cell table:style-name="ce2" table:formula="of:=([.H22]-[.K22])*([.H22]-[.K22])" office:value-type="float" office:value="174.636225000052" calcext:value-type="float">
            <text:p>174,636225000052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table:formula="of:=[.F23]+273.15" office:value-type="float" office:value="308.15" calcext:value-type="float">
            <text:p>308,15</text:p>
          </table:table-cell>
          <table:table-cell office:value-type="float" office:value="1570" calcext:value-type="float">
            <text:p>1570</text:p>
          </table:table-cell>
          <table:table-cell table:style-name="ce60" table:formula="of:=([.H23]-[.H22])/([.G23]-[.G22])" office:value-type="float" office:value="26.5" calcext:value-type="float">
            <text:p>26,50</text:p>
          </table:table-cell>
          <table:table-cell table:style-name="ce60" table:formula="of:=[.H23]-[.I23]*[.G23]" office:value-type="float" office:value="-6595.975" calcext:value-type="float">
            <text:p>-6595,98</text:p>
          </table:table-cell>
          <table:table-cell table:style-name="ce73" table:formula="of:=[.G23]*[.$I$31]+[.$J$31]" office:value-type="float" office:value="1562.385" calcext:value-type="float">
            <text:p>1562</text:p>
          </table:table-cell>
          <table:table-cell table:style-name="ce2" table:formula="of:=([.H23]-[.K23])*([.H23]-[.K23])" office:value-type="float" office:value="57.9882250000244" calcext:value-type="float">
            <text:p>57,9882250000244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41" calcext:value-type="float">
            <text:p>41</text:p>
          </table:table-cell>
          <table:table-cell table:formula="of:=[.F24]+273.15" office:value-type="float" office:value="314.15" calcext:value-type="float">
            <text:p>314,15</text:p>
          </table:table-cell>
          <table:table-cell office:value-type="float" office:value="1753" calcext:value-type="float">
            <text:p>1753</text:p>
          </table:table-cell>
          <table:table-cell table:style-name="ce60" table:formula="of:=([.H24]-[.H23])/([.G24]-[.G23])" office:value-type="float" office:value="30.5" calcext:value-type="float">
            <text:p>30,50</text:p>
          </table:table-cell>
          <table:table-cell table:style-name="ce60" table:formula="of:=[.H24]-[.I24]*[.G24]" office:value-type="float" office:value="-7828.575" calcext:value-type="float">
            <text:p>-7828,58</text:p>
          </table:table-cell>
          <table:table-cell table:style-name="ce73" table:formula="of:=[.G24]*[.$I$31]+[.$J$31]" office:value-type="float" office:value="1729.785" calcext:value-type="float">
            <text:p>1730</text:p>
          </table:table-cell>
          <table:table-cell table:style-name="ce2" table:formula="of:=([.H24]-[.K24])*([.H24]-[.K24])" office:value-type="float" office:value="538.936225000091" calcext:value-type="float">
            <text:p>538,936225000091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 table:formula="of:=[.F25]+273.15" office:value-type="float" office:value="325.15" calcext:value-type="float">
            <text:p>325,15</text:p>
          </table:table-cell>
          <table:table-cell office:value-type="float" office:value="2037" calcext:value-type="float">
            <text:p>2037</text:p>
          </table:table-cell>
          <table:table-cell table:style-name="ce60" table:formula="of:=([.H25]-[.H24])/([.G25]-[.G24])" office:value-type="float" office:value="25.8181818181818" calcext:value-type="float">
            <text:p>25,82</text:p>
          </table:table-cell>
          <table:table-cell table:style-name="ce60" table:formula="of:=[.H25]-[.I25]*[.G25]" office:value-type="float" office:value="-6357.78181818182" calcext:value-type="float">
            <text:p>-6357,78</text:p>
          </table:table-cell>
          <table:table-cell table:style-name="ce73" table:formula="of:=[.G25]*[.$I$31]+[.$J$31]" office:value-type="float" office:value="2036.685" calcext:value-type="float">
            <text:p>2037</text:p>
          </table:table-cell>
          <table:table-cell table:style-name="ce2" table:formula="of:=([.H25]-[.K25])*([.H25]-[.K25])" office:value-type="float" office:value="0.0992250000003209" calcext:value-type="float">
            <text:p>0,0992250000003209</text:p>
          </table:table-cell>
          <table:table-cell table:style-name="ce2"/>
        </table:table-row>
        <table:table-row table:style-name="ro1">
          <table:table-cell table:number-columns-repeated="8"/>
          <table:table-cell table:style-name="ce60"/>
          <table:table-cell table:style-name="ce2"/>
          <table:table-cell table:style-name="ce73"/>
          <table:table-cell table:style-name="ce2" table:number-columns-repeated="2"/>
        </table:table-row>
        <table:table-row table:style-name="ro1">
          <table:table-cell table:number-columns-repeated="8"/>
          <table:table-cell table:style-name="ce61"/>
          <table:table-cell table:style-name="ce5"/>
          <table:table-cell table:style-name="ce10"/>
          <table:table-cell table:style-name="ce5" table:number-columns-repeated="2"/>
        </table:table-row>
        <table:table-row table:style-name="ro1">
          <table:table-cell table:number-columns-repeated="5"/>
          <table:table-cell table:style-name="Default" table:number-columns-repeated="3"/>
          <table:table-cell table:style-name="ce62" table:formula="of:=AVERAGE([.I5:.I27])" office:value-type="float" office:value="26.4667424242424" calcext:value-type="float">
            <text:p>26,467</text:p>
          </table:table-cell>
          <table:table-cell table:style-name="ce8" table:formula="of:=AVERAGE([.J5:.J27])" office:value-type="float" office:value="-6647.01046590909" calcext:value-type="float">
            <text:p>-664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5"/>
          <table:table-cell table:style-name="ce12" office:value-type="string" calcext:value-type="string">
            <text:p>dev:</text:p>
          </table:table-cell>
          <table:table-cell table:style-name="ce111" table:formula="of:=SQRT(AVERAGE([.L5:.L27]))" office:value-type="float" office:value="11.9359236181809" calcext:value-type="float">
            <text:p>11,94</text:p>
          </table:table-cell>
          <table:table-cell table:style-name="ce113" table:formula="of:=SQRT(AVERAGE([.M5:.M27]))" office:value-type="float" office:value="11.1995430023515" calcext:value-type="float">
            <text:p>11,20</text:p>
          </table:table-cell>
        </table:table-row>
        <table:table-row table:style-name="ro1">
          <table:table-cell table:number-columns-repeated="5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 table:number-columns-repeated="2"/>
          <table:table-cell table:style-name="ce1" office:value-type="float" office:value="27.9" calcext:value-type="float">
            <text:p>27,9</text:p>
          </table:table-cell>
          <table:table-cell table:style-name="ce1" office:value-type="float" office:value="-7035" calcext:value-type="float">
            <text:p>-7035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</text:p>
          </table:table-cell>
          <table:table-cell table:style-name="ce5" office:value-type="string" calcext:value-type="string">
            <text:p>res_w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8"/>
          <table:table-cell table:style-name="ce5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office:value-type="float" office:value="26.467" calcext:value-type="float">
            <text:p>26,467</text:p>
          </table:table-cell>
          <table:table-cell office:value-type="float" office:value="-6647" calcext:value-type="float">
            <text:p>-6647</text:p>
          </table:table-cell>
          <table:table-cell office:value-type="float" office:value="36.2" calcext:value-type="float">
            <text:p>36,2</text:p>
          </table:table-cell>
          <table:table-cell table:style-name="ce5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office:value-type="float" office:value="27.8" calcext:value-type="float">
            <text:p>27,8</text:p>
          </table:table-cell>
          <table:table-cell office:value-type="float" office:value="-7020" calcext:value-type="float">
            <text:p>-7020</text:p>
          </table:table-cell>
          <table:table-cell office:value-type="float" office:value="16.85" calcext:value-type="float">
            <text:p>16,85</text:p>
          </table:table-cell>
          <table:table-cell table:style-name="ce2" office:value-type="float" office:value="7" calcext:value-type="float">
            <text:p>7</text:p>
          </table:table-cell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office:value-type="float" office:value="27.9" calcext:value-type="float">
            <text:p>27,9</text:p>
          </table:table-cell>
          <table:table-cell office:value-type="float" office:value="-7035" calcext:value-type="float">
            <text:p>-7035</text:p>
          </table:table-cell>
          <table:table-cell office:value-type="float" office:value="11.94" calcext:value-type="float">
            <text:p>11,94</text:p>
          </table:table-cell>
          <table:table-cell table:style-name="ce2" office:value-type="float" office:value="11.2" calcext:value-type="float">
            <text:p>11,2</text:p>
          </table:table-cell>
          <table:table-cell table:style-name="ce5"/>
          <table:table-cell table:number-columns-repeated="3"/>
        </table:table-row>
        <table:table-row table:style-name="ro1">
          <table:table-cell table:number-columns-repeated="8"/>
          <table:table-cell table:style-name="ce2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4" table:number-columns-repeated="4"/>
          <table:table-cell table:style-name="ce9"/>
          <table:table-cell table:number-columns-repeated="3"/>
        </table:table-row>
        <table:table-row table:style-name="ro1" table:number-rows-repeated="7">
          <table:table-cell table:number-columns-repeated="8"/>
          <table:table-cell table:style-name="ce2"/>
          <table:table-cell table:style-name="ce5"/>
          <table:table-cell table:number-columns-repeated="3"/>
        </table:table-row>
        <table:table-row table:style-name="ro1">
          <table:table-cell table:number-columns-repeated="8"/>
          <table:table-cell table:style-name="ce2"/>
          <table:table-cell table:style-name="ce5"/>
          <table:table-cell table:number-columns-repeated="3"/>
        </table:table-row>
      </table:table>
      <table:table table:name="IAT lin." table:style-name="ta1">
        <table:table-column table:style-name="co1" table:number-columns-repeated="4" table:default-cell-style-name="Default"/>
        <table:table-column table:style-name="co1" table:default-cell-style-name="ce59"/>
        <table:table-column table:style-name="co1" table:number-columns-repeated="3" table:default-cell-style-name="Default"/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Rth</text:p>
          </table:table-cell>
          <table:table-cell office:value-type="string" calcext:value-type="string">
            <text:p>Rp</text:p>
          </table:table-cell>
          <table:table-cell table:style-name="Default" office:value-type="string" calcext:value-type="string">
            <text:p>Ua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d_u</text:p>
          </table:table-cell>
          <table:table-cell office:value-type="string" calcext:value-type="string">
            <text:p>i_min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1500" calcext:value-type="float">
            <text:p>1500</text:p>
          </table:table-cell>
          <table:table-cell table:formula="of:=5*[.D3]/([.D3]+[.C3])" office:value-type="float" office:value="1" calcext:value-type="float">
            <text:p>1,00</text:p>
          </table:table-cell>
          <table:table-cell table:formula="of:=([.E5]-[.E3])/([.B5]-[.B3])" office:value-type="float" office:value="0.0457142857142857" calcext:value-type="float">
            <text:p>0,0457142857142857</text:p>
          </table:table-cell>
          <table:table-cell table:formula="of:=[.E5]-[.E3]" office:value-type="float" office:value="1.14285714285714" calcext:value-type="float">
            <text:p>1,14285714285714</text:p>
          </table:table-cell>
          <table:table-cell table:formula="of:=5/(7000+[.D3])" office:value-type="float" office:value="0.000588235294117647" calcext:value-type="float">
            <text:p>0,00058823529411764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office:value-type="float" office:value="1500" calcext:value-type="float">
            <text:p>1500</text:p>
          </table:table-cell>
          <table:table-cell table:formula="of:=5*[.D4]/([.D4]+[.C4])" office:value-type="float" office:value="1.36363636363636" calcext:value-type="float">
            <text:p>1,36</text:p>
          </table:table-cell>
          <table:table-cell table:number-columns-repeated="2"/>
          <table:table-cell table:formula="of:=5/(7000+[.D4])" office:value-type="float" office:value="0.000588235294117647" calcext:value-type="float">
            <text:p>0,00058823529411764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table:formula="of:=5*[.D5]/([.D5]+[.C5])" office:value-type="float" office:value="2.14285714285714" calcext:value-type="float">
            <text:p>2,14</text:p>
          </table:table-cell>
          <table:table-cell table:number-columns-repeated="2"/>
          <table:table-cell table:formula="of:=5/(7000+[.D5])" office:value-type="float" office:value="0.000588235294117647" calcext:value-type="float">
            <text:p>0,00058823529411764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2700" calcext:value-type="float">
            <text:p>2700</text:p>
          </table:table-cell>
          <table:table-cell table:formula="of:=5*[.D6]/([.D6]+[.C6])" office:value-type="float" office:value="1.55172413793103" calcext:value-type="float">
            <text:p>1,55</text:p>
          </table:table-cell>
          <table:table-cell table:formula="of:=([.E8]-[.E6])/([.B8]-[.B6])" office:value-type="float" office:value="0.0528246515040352" calcext:value-type="float">
            <text:p>0,0528246515040352</text:p>
          </table:table-cell>
          <table:table-cell table:formula="of:=[.E8]-[.E6]" office:value-type="float" office:value="1.32061628760088" calcext:value-type="float">
            <text:p>1,32061628760088</text:p>
          </table:table-cell>
          <table:table-cell table:formula="of:=5/(7000+[.D6])" office:value-type="float" office:value="0.000515463917525773" calcext:value-type="float">
            <text:p>0,00051546391752577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office:value-type="float" office:value="2700" calcext:value-type="float">
            <text:p>2700</text:p>
          </table:table-cell>
          <table:table-cell table:formula="of:=5*[.D7]/([.D7]+[.C7])" office:value-type="float" office:value="2.01492537313433" calcext:value-type="float">
            <text:p>2,01</text:p>
          </table:table-cell>
          <table:table-cell table:number-columns-repeated="2"/>
          <table:table-cell table:formula="of:=5/(7000+[.D7])" office:value-type="float" office:value="0.000515463917525773" calcext:value-type="float">
            <text:p>0,00051546391752577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2700" calcext:value-type="float">
            <text:p>2700</text:p>
          </table:table-cell>
          <table:table-cell table:formula="of:=5*[.D8]/([.D8]+[.C8])" office:value-type="float" office:value="2.87234042553191" calcext:value-type="float">
            <text:p>2,87</text:p>
          </table:table-cell>
          <table:table-cell table:number-columns-repeated="2"/>
          <table:table-cell table:formula="of:=5/(7000+[.D8])" office:value-type="float" office:value="0.000515463917525773" calcext:value-type="float">
            <text:p>0,00051546391752577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3300" calcext:value-type="float">
            <text:p>3300</text:p>
          </table:table-cell>
          <table:table-cell table:formula="of:=5*[.D9]/([.D9]+[.C9])" office:value-type="float" office:value="1.7741935483871" calcext:value-type="float">
            <text:p>1,77</text:p>
          </table:table-cell>
          <table:table-cell table:formula="of:=([.E11]-[.E9])/([.B11]-[.B9])" office:value-type="float" office:value="0.0535605599513086" calcext:value-type="float">
            <text:p>0,0535605599513086</text:p>
          </table:table-cell>
          <table:table-cell table:formula="of:=[.E11]-[.E9]" office:value-type="float" office:value="1.33901399878271" calcext:value-type="float">
            <text:p>1,33901399878271</text:p>
          </table:table-cell>
          <table:table-cell table:formula="of:=5/(7000+[.D9])" office:value-type="float" office:value="0.000485436893203883" calcext:value-type="float">
            <text:p>0,00048543689320388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office:value-type="float" office:value="3300" calcext:value-type="float">
            <text:p>3300</text:p>
          </table:table-cell>
          <table:table-cell table:formula="of:=5*[.D10]/([.D10]+[.C10])" office:value-type="float" office:value="2.26027397260274" calcext:value-type="float">
            <text:p>2,26</text:p>
          </table:table-cell>
          <table:table-cell table:number-columns-repeated="2"/>
          <table:table-cell table:formula="of:=5/(7000+[.D10])" office:value-type="float" office:value="0.000485436893203883" calcext:value-type="float">
            <text:p>0,00048543689320388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3300" calcext:value-type="float">
            <text:p>3300</text:p>
          </table:table-cell>
          <table:table-cell table:formula="of:=5*[.D11]/([.D11]+[.C11])" office:value-type="float" office:value="3.11320754716981" calcext:value-type="float">
            <text:p>3,11</text:p>
          </table:table-cell>
          <table:table-cell table:number-columns-repeated="2"/>
          <table:table-cell table:formula="of:=5/(7000+[.D11])" office:value-type="float" office:value="0.000485436893203883" calcext:value-type="float">
            <text:p>0,0004854368932038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4700" calcext:value-type="float">
            <text:p>4700</text:p>
          </table:table-cell>
          <table:table-cell table:formula="of:=5*[.D12]/([.D12]+[.C12])" office:value-type="float" office:value="2.19626168224299" calcext:value-type="float">
            <text:p>2,20</text:p>
          </table:table-cell>
          <table:table-cell table:formula="of:=([.E14]-[.E12])/([.B14]-[.B12])" office:value-type="float" office:value="0.0524480401729669" calcext:value-type="float">
            <text:p>0,0524480401729669</text:p>
          </table:table-cell>
          <table:table-cell table:formula="of:=[.E14]-[.E12]" office:value-type="float" office:value="1.31120100432417" calcext:value-type="float">
            <text:p>1,31120100432417</text:p>
          </table:table-cell>
          <table:table-cell table:formula="of:=5/(7000+[.D12])" office:value-type="float" office:value="0.000427350427350427" calcext:value-type="float">
            <text:p>0,00042735042735042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office:value-type="float" office:value="4700" calcext:value-type="float">
            <text:p>4700</text:p>
          </table:table-cell>
          <table:table-cell table:formula="of:=5*[.D13]/([.D13]+[.C13])" office:value-type="float" office:value="2.70114942528736" calcext:value-type="float">
            <text:p>2,70</text:p>
          </table:table-cell>
          <table:table-cell table:number-columns-repeated="2"/>
          <table:table-cell table:formula="of:=5/(7000+[.D13])" office:value-type="float" office:value="0.000427350427350427" calcext:value-type="float">
            <text:p>0,00042735042735042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4700" calcext:value-type="float">
            <text:p>4700</text:p>
          </table:table-cell>
          <table:table-cell table:formula="of:=5*[.D14]/([.D14]+[.C14])" office:value-type="float" office:value="3.50746268656716" calcext:value-type="float">
            <text:p>3,51</text:p>
          </table:table-cell>
          <table:table-cell table:number-columns-repeated="2"/>
          <table:table-cell table:formula="of:=5/(7000+[.D14])" office:value-type="float" office:value="0.000427350427350427" calcext:value-type="float">
            <text:p>0,000427350427350427</text:p>
          </table:table-cell>
        </table:table-row>
        <table:table-row table:style-name="ro1" table:number-rows-repeated="1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LT" table:style-name="ta1">
        <table:shapes>
          <draw:frame draw:z-index="0" draw:style-name="gr1" draw:text-style-name="P1" svg:width="27.754cm" svg:height="23.799cm" svg:x="31.884cm" svg:y="1.618cm">
            <draw:object draw:notify-on-update-of-ranges="CLT.F5:CLT.F27 CLT.H5:CLT.H27 CLT.F5:CLT.F27 CLT.K5:CLT.K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3" table:default-cell-style-name="ce67"/>
        <table:table-column table:style-name="co1" table:default-cell-style-name="ce2"/>
        <table:table-column table:style-name="co1" table:default-cell-style-name="ce69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t in °C</text:p>
          </table:table-cell>
          <table:table-cell table:style-name="ce1" office:value-type="string" calcext:value-type="string">
            <text:p>t in K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formula="of:=[.F5]+273.15" office:value-type="float" office:value="274.15" calcext:value-type="float">
            <text:p>274,15</text:p>
          </table:table-cell>
          <table:table-cell office:value-type="float" office:value="676" calcext:value-type="float">
            <text:p>676</text:p>
          </table:table-cell>
          <table:table-cell table:style-name="ce68"/>
          <table:table-cell/>
          <table:table-cell table:style-name="ce70" table:formula="of:=[.G5]*[.$I$31]+[.$J$31]" office:value-type="float" office:value="639.124999999999" calcext:value-type="float">
            <text:p>639</text:p>
          </table:table-cell>
          <table:table-cell table:style-name="ce69" table:formula="of:=([.H5]-[.K5])*([.H5]-[.K5])" office:value-type="float" office:value="1359.76562500007" calcext:value-type="float">
            <text:p>1359,76562500007</text:p>
          </table:table-cell>
          <table:table-cell table:style-name="ce69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formula="of:=[.F6]+273.15" office:value-type="float" office:value="275.15" calcext:value-type="float">
            <text:p>275,15</text:p>
          </table:table-cell>
          <table:table-cell office:value-type="float" office:value="691" calcext:value-type="float">
            <text:p>691</text:p>
          </table:table-cell>
          <table:table-cell table:style-name="ce68" table:formula="of:=([.H6]-[.H5])/([.G6]-[.G5])" office:value-type="float" office:value="15" calcext:value-type="float">
            <text:p>15,00</text:p>
          </table:table-cell>
          <table:table-cell table:formula="of:=[.H6]-[.I6]*[.G6]" office:value-type="float" office:value="-3436.25" calcext:value-type="float">
            <text:p>-3436,25</text:p>
          </table:table-cell>
          <table:table-cell table:style-name="ce70" table:formula="of:=[.G6]*[.$I$31]+[.$J$31]" office:value-type="float" office:value="666.624999999999" calcext:value-type="float">
            <text:p>667</text:p>
          </table:table-cell>
          <table:table-cell table:style-name="ce69" table:formula="of:=([.H6]-[.K6])*([.H6]-[.K6])" office:value-type="float" office:value="594.140625000044" calcext:value-type="float">
            <text:p>594,140625000044</text:p>
          </table:table-cell>
          <table:table-cell table:style-name="ce69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formula="of:=[.F7]+273.15" office:value-type="float" office:value="279.15" calcext:value-type="float">
            <text:p>279,15</text:p>
          </table:table-cell>
          <table:table-cell office:value-type="float" office:value="802" calcext:value-type="float">
            <text:p>802</text:p>
          </table:table-cell>
          <table:table-cell table:style-name="ce68" table:formula="of:=([.H7]-[.H6])/([.G7]-[.G6])" office:value-type="float" office:value="27.75" calcext:value-type="float">
            <text:p>27,75</text:p>
          </table:table-cell>
          <table:table-cell table:formula="of:=[.H7]-[.I7]*[.G7]" office:value-type="float" office:value="-6944.4125" calcext:value-type="float">
            <text:p>-6944,4125</text:p>
          </table:table-cell>
          <table:table-cell table:style-name="ce70" table:formula="of:=[.G7]*[.$I$31]+[.$J$31]" office:value-type="float" office:value="776.624999999999" calcext:value-type="float">
            <text:p>777</text:p>
          </table:table-cell>
          <table:table-cell table:style-name="ce69" table:formula="of:=([.H7]-[.K7])*([.H7]-[.K7])" office:value-type="float" office:value="643.890625000046" calcext:value-type="float">
            <text:p>643,890625000046</text:p>
          </table:table-cell>
          <table:table-cell table:style-name="ce69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formula="of:=[.F8]+273.15" office:value-type="float" office:value="282.15" calcext:value-type="float">
            <text:p>282,15</text:p>
          </table:table-cell>
          <table:table-cell office:value-type="float" office:value="882" calcext:value-type="float">
            <text:p>882</text:p>
          </table:table-cell>
          <table:table-cell table:style-name="ce68" table:formula="of:=([.H8]-[.H7])/([.G8]-[.G7])" office:value-type="float" office:value="26.6666666666667" calcext:value-type="float">
            <text:p>26,67</text:p>
          </table:table-cell>
          <table:table-cell table:formula="of:=[.H8]-[.I8]*[.G8]" office:value-type="float" office:value="-6642" calcext:value-type="float">
            <text:p>-6642</text:p>
          </table:table-cell>
          <table:table-cell table:style-name="ce70" table:formula="of:=[.G8]*[.$I$31]+[.$J$31]" office:value-type="float" office:value="859.124999999999" calcext:value-type="float">
            <text:p>859</text:p>
          </table:table-cell>
          <table:table-cell table:style-name="ce69" table:formula="of:=([.H8]-[.K8])*([.H8]-[.K8])" office:value-type="float" office:value="523.265625000042" calcext:value-type="float">
            <text:p>523,265625000042</text:p>
          </table:table-cell>
          <table:table-cell table:style-name="ce69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formula="of:=[.F9]+273.15" office:value-type="float" office:value="287.15" calcext:value-type="float">
            <text:p>287,15</text:p>
          </table:table-cell>
          <table:table-cell office:value-type="float" office:value="1000" calcext:value-type="float">
            <text:p>1000</text:p>
          </table:table-cell>
          <table:table-cell table:style-name="ce68" table:formula="of:=([.H9]-[.H8])/([.G9]-[.G8])" office:value-type="float" office:value="23.6" calcext:value-type="float">
            <text:p>23,60</text:p>
          </table:table-cell>
          <table:table-cell table:formula="of:=[.H9]-[.I9]*[.G9]" office:value-type="float" office:value="-5776.74" calcext:value-type="float">
            <text:p>-5776,74</text:p>
          </table:table-cell>
          <table:table-cell table:style-name="ce70" table:formula="of:=[.G9]*[.$I$31]+[.$J$31]" office:value-type="float" office:value="996.624999999999" calcext:value-type="float">
            <text:p>997</text:p>
          </table:table-cell>
          <table:table-cell table:style-name="ce69" table:formula="of:=([.H9]-[.K9])*([.H9]-[.K9])" office:value-type="float" office:value="11.3906250000061" calcext:value-type="float">
            <text:p>11,3906250000061</text:p>
          </table:table-cell>
          <table:table-cell table:style-name="ce69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formula="of:=[.F10]+273.15" office:value-type="float" office:value="291.15" calcext:value-type="float">
            <text:p>291,15</text:p>
          </table:table-cell>
          <table:table-cell office:value-type="float" office:value="1111" calcext:value-type="float">
            <text:p>1111</text:p>
          </table:table-cell>
          <table:table-cell table:style-name="ce68" table:formula="of:=([.H10]-[.H9])/([.G10]-[.G9])" office:value-type="float" office:value="27.75" calcext:value-type="float">
            <text:p>27,75</text:p>
          </table:table-cell>
          <table:table-cell table:formula="of:=[.H10]-[.I10]*[.G10]" office:value-type="float" office:value="-6968.4125" calcext:value-type="float">
            <text:p>-6968,4125</text:p>
          </table:table-cell>
          <table:table-cell table:style-name="ce70" table:formula="of:=[.G10]*[.$I$31]+[.$J$31]" office:value-type="float" office:value="1106.625" calcext:value-type="float">
            <text:p>1107</text:p>
          </table:table-cell>
          <table:table-cell table:style-name="ce69" table:formula="of:=([.H10]-[.K10])*([.H10]-[.K10])" office:value-type="float" office:value="19.140625000008" calcext:value-type="float">
            <text:p>19,140625000008</text:p>
          </table:table-cell>
          <table:table-cell table:style-name="ce69"/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table:formula="of:=[.F11]+273.15" office:value-type="float" office:value="295.15" calcext:value-type="float">
            <text:p>295,15</text:p>
          </table:table-cell>
          <table:table-cell office:value-type="float" office:value="1260" calcext:value-type="float">
            <text:p>1260</text:p>
          </table:table-cell>
          <table:table-cell table:style-name="ce68" table:formula="of:=([.H11]-[.H10])/([.G11]-[.G10])" office:value-type="float" office:value="37.25" calcext:value-type="float">
            <text:p>37,25</text:p>
          </table:table-cell>
          <table:table-cell table:formula="of:=[.H11]-[.I11]*[.G11]" office:value-type="float" office:value="-9734.3375" calcext:value-type="float">
            <text:p>-9734,3375</text:p>
          </table:table-cell>
          <table:table-cell table:style-name="ce70" table:formula="of:=[.G11]*[.$I$31]+[.$J$31]" office:value-type="float" office:value="1216.625" calcext:value-type="float">
            <text:p>1217</text:p>
          </table:table-cell>
          <table:table-cell table:style-name="ce69" table:formula="of:=([.H11]-[.K11])*([.H11]-[.K11])" office:value-type="float" office:value="1881.39062500008" calcext:value-type="float">
            <text:p>1881,39062500008</text:p>
          </table:table-cell>
          <table:table-cell table:style-name="ce69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formula="of:=[.F12]+273.15" office:value-type="float" office:value="298.15" calcext:value-type="float">
            <text:p>298,15</text:p>
          </table:table-cell>
          <table:table-cell office:value-type="float" office:value="1334" calcext:value-type="float">
            <text:p>1334</text:p>
          </table:table-cell>
          <table:table-cell table:style-name="ce68" table:formula="of:=([.H12]-[.H11])/([.G12]-[.G11])" office:value-type="float" office:value="24.6666666666667" calcext:value-type="float">
            <text:p>24,67</text:p>
          </table:table-cell>
          <table:table-cell table:formula="of:=[.H12]-[.I12]*[.G12]" office:value-type="float" office:value="-6020.36666666667" calcext:value-type="float">
            <text:p>-6020,36666666667</text:p>
          </table:table-cell>
          <table:table-cell table:style-name="ce70" table:formula="of:=[.G12]*[.$I$31]+[.$J$31]" office:value-type="float" office:value="1299.125" calcext:value-type="float">
            <text:p>1299</text:p>
          </table:table-cell>
          <table:table-cell table:style-name="ce69" table:formula="of:=([.H12]-[.K12])*([.H12]-[.K12])" office:value-type="float" office:value="1216.265625" calcext:value-type="float">
            <text:p>1216,265625</text:p>
          </table:table-cell>
          <table:table-cell table:style-name="ce69"/>
        </table:table-row>
        <table:table-row table:style-name="ro1">
          <table:table-cell table:number-columns-repeated="5"/>
          <table:table-cell table:style-name="ce3" office:value-type="float" office:value="32" calcext:value-type="float">
            <text:p>32</text:p>
          </table:table-cell>
          <table:table-cell table:style-name="ce3" table:formula="of:=[.F13]+273.15" office:value-type="float" office:value="305.15" calcext:value-type="float">
            <text:p>305,15</text:p>
          </table:table-cell>
          <table:table-cell table:style-name="ce3" office:value-type="float" office:value="1502" calcext:value-type="float">
            <text:p>1502</text:p>
          </table:table-cell>
          <table:table-cell table:style-name="ce64" table:formula="of:=([.H13]-[.H12])/([.G13]-[.G12])" office:value-type="float" office:value="24" calcext:value-type="float">
            <text:p>24,00</text:p>
          </table:table-cell>
          <table:table-cell table:style-name="ce6" table:formula="of:=[.H13]-[.I13]*[.G13]" office:value-type="float" office:value="-5821.6" calcext:value-type="float">
            <text:p>-5821,6</text:p>
          </table:table-cell>
          <table:table-cell table:style-name="ce11" table:formula="of:=[.G13]*[.$I$31]+[.$J$31]" office:value-type="float" office:value="1491.625" calcext:value-type="float">
            <text:p>1492</text:p>
          </table:table-cell>
          <table:table-cell table:style-name="ce6" table:formula="of:=([.H13]-[.K13])*([.H13]-[.K13])" office:value-type="float" office:value="107.640625" calcext:value-type="float">
            <text:p>107,640625</text:p>
          </table:table-cell>
          <table:table-cell table:style-name="ce6" table:formula="of:=([.H13]-[.K13])*([.H13]-[.K13])" office:value-type="float" office:value="107.640625" calcext:value-type="float">
            <text:p>107,640625</text:p>
          </table:table-cell>
        </table:table-row>
        <table:table-row table:style-name="ro1">
          <table:table-cell table:number-columns-repeated="5"/>
          <table:table-cell table:style-name="ce3" office:value-type="float" office:value="43" calcext:value-type="float">
            <text:p>43</text:p>
          </table:table-cell>
          <table:table-cell table:style-name="ce3" table:formula="of:=[.F14]+273.15" office:value-type="float" office:value="316.15" calcext:value-type="float">
            <text:p>316,15</text:p>
          </table:table-cell>
          <table:table-cell table:style-name="ce3" office:value-type="float" office:value="1811" calcext:value-type="float">
            <text:p>1811</text:p>
          </table:table-cell>
          <table:table-cell table:style-name="ce64" table:formula="of:=([.H14]-[.H13])/([.G14]-[.G13])" office:value-type="float" office:value="28.0909090909091" calcext:value-type="float">
            <text:p>28,09</text:p>
          </table:table-cell>
          <table:table-cell table:style-name="ce6" table:formula="of:=[.H14]-[.I14]*[.G14]" office:value-type="float" office:value="-7069.94090909091" calcext:value-type="float">
            <text:p>-7069,94090909091</text:p>
          </table:table-cell>
          <table:table-cell table:style-name="ce11" table:formula="of:=[.G14]*[.$I$31]+[.$J$31]" office:value-type="float" office:value="1794.125" calcext:value-type="float">
            <text:p>1794</text:p>
          </table:table-cell>
          <table:table-cell table:style-name="ce6" table:formula="of:=([.H14]-[.K14])*([.H14]-[.K14])" office:value-type="float" office:value="284.765625" calcext:value-type="float">
            <text:p>284,765625</text:p>
          </table:table-cell>
          <table:table-cell table:style-name="ce6" table:formula="of:=([.H14]-[.K14])*([.H14]-[.K14])" office:value-type="float" office:value="284.765625" calcext:value-type="float">
            <text:p>284,765625</text:p>
          </table:table-cell>
        </table:table-row>
        <table:table-row table:style-name="ro1">
          <table:table-cell table:number-columns-repeated="5"/>
          <table:table-cell table:style-name="ce3" office:value-type="float" office:value="50.5" calcext:value-type="float">
            <text:p>50,5</text:p>
          </table:table-cell>
          <table:table-cell table:style-name="ce3" table:formula="of:=[.F15]+273.15" office:value-type="float" office:value="323.65" calcext:value-type="float">
            <text:p>323,65</text:p>
          </table:table-cell>
          <table:table-cell table:style-name="ce3" office:value-type="float" office:value="2000" calcext:value-type="float">
            <text:p>2000</text:p>
          </table:table-cell>
          <table:table-cell table:style-name="ce64" table:formula="of:=([.H15]-[.H14])/([.G15]-[.G14])" office:value-type="float" office:value="25.2" calcext:value-type="float">
            <text:p>25,20</text:p>
          </table:table-cell>
          <table:table-cell table:style-name="ce6" table:formula="of:=[.H15]-[.I15]*[.G15]" office:value-type="float" office:value="-6155.98" calcext:value-type="float">
            <text:p>-6155,98</text:p>
          </table:table-cell>
          <table:table-cell table:style-name="ce11" table:formula="of:=[.G15]*[.$I$31]+[.$J$31]" office:value-type="float" office:value="2000.375" calcext:value-type="float">
            <text:p>2000</text:p>
          </table:table-cell>
          <table:table-cell table:style-name="ce6" table:formula="of:=([.H15]-[.K15])*([.H15]-[.K15])" office:value-type="float" office:value="0.140625" calcext:value-type="float">
            <text:p>0,140625</text:p>
          </table:table-cell>
          <table:table-cell table:style-name="ce6" table:formula="of:=([.H15]-[.K15])*([.H15]-[.K15])" office:value-type="float" office:value="0.140625" calcext:value-type="float">
            <text:p>0,140625</text:p>
          </table:table-cell>
        </table:table-row>
        <table:table-row table:style-name="ro1">
          <table:table-cell table:number-columns-repeated="5"/>
          <table:table-cell table:style-name="ce3" office:value-type="float" office:value="60" calcext:value-type="float">
            <text:p>60</text:p>
          </table:table-cell>
          <table:table-cell table:style-name="ce3" table:formula="of:=[.F16]+273.15" office:value-type="float" office:value="333.15" calcext:value-type="float">
            <text:p>333,15</text:p>
          </table:table-cell>
          <table:table-cell table:style-name="ce3" office:value-type="float" office:value="2215" calcext:value-type="float">
            <text:p>2215</text:p>
          </table:table-cell>
          <table:table-cell table:style-name="ce64" table:formula="of:=([.H16]-[.H15])/([.G16]-[.G15])" office:value-type="float" office:value="22.6315789473684" calcext:value-type="float">
            <text:p>22,63</text:p>
          </table:table-cell>
          <table:table-cell table:style-name="ce6" table:formula="of:=[.H16]-[.I16]*[.G16]" office:value-type="float" office:value="-5324.71052631579" calcext:value-type="float">
            <text:p>-5324,71052631579</text:p>
          </table:table-cell>
          <table:table-cell table:style-name="ce11" table:formula="of:=[.G16]*[.$I$31]+[.$J$31]" office:value-type="float" office:value="2261.625" calcext:value-type="float">
            <text:p>2262</text:p>
          </table:table-cell>
          <table:table-cell table:style-name="ce6" table:formula="of:=([.H16]-[.K16])*([.H16]-[.K16])" office:value-type="float" office:value="2173.890625" calcext:value-type="float">
            <text:p>2173,890625</text:p>
          </table:table-cell>
          <table:table-cell table:style-name="ce6" table:formula="of:=([.H16]-[.K16])*([.H16]-[.K16])" office:value-type="float" office:value="2173.890625" calcext:value-type="float">
            <text:p>2173,890625</text:p>
          </table:table-cell>
        </table:table-row>
        <table:table-row table:style-name="ro1">
          <table:table-cell table:number-columns-repeated="5"/>
          <table:table-cell table:style-name="ce3" office:value-type="float" office:value="70.5" calcext:value-type="float">
            <text:p>70,5</text:p>
          </table:table-cell>
          <table:table-cell table:style-name="ce3" table:formula="of:=[.F17]+273.15" office:value-type="float" office:value="343.65" calcext:value-type="float">
            <text:p>343,65</text:p>
          </table:table-cell>
          <table:table-cell table:style-name="ce3" office:value-type="float" office:value="2405" calcext:value-type="float">
            <text:p>2405</text:p>
          </table:table-cell>
          <table:table-cell table:style-name="ce64" table:formula="of:=([.H17]-[.H16])/([.G17]-[.G16])" office:value-type="float" office:value="18.0952380952381" calcext:value-type="float">
            <text:p>18,10</text:p>
          </table:table-cell>
          <table:table-cell table:style-name="ce6" table:formula="of:=[.H17]-[.I17]*[.G17]" office:value-type="float" office:value="-3813.42857142857" calcext:value-type="float">
            <text:p>-3813,42857142857</text:p>
          </table:table-cell>
          <table:table-cell table:style-name="ce11" table:formula="of:=[.G17]*[.$I$31]+[.$J$31]" office:value-type="float" office:value="2550.375" calcext:value-type="float">
            <text:p>2550</text:p>
          </table:table-cell>
          <table:table-cell table:style-name="ce6" table:formula="of:=([.H17]-[.K17])*([.H17]-[.K17])" office:value-type="float" office:value="21133.890625" calcext:value-type="float">
            <text:p>21133,890625</text:p>
          </table:table-cell>
          <table:table-cell table:style-name="ce6" table:formula="of:=([.H17]-[.K17])*([.H17]-[.K17])" office:value-type="float" office:value="21133.890625" calcext:value-type="float">
            <text:p>21133,890625</text:p>
          </table:table-cell>
        </table:table-row>
        <table:table-row table:style-name="ro1">
          <table:table-cell table:number-columns-repeated="5"/>
          <table:table-cell table:style-name="ce3" office:value-type="float" office:value="80.5" calcext:value-type="float">
            <text:p>80,5</text:p>
          </table:table-cell>
          <table:table-cell table:style-name="ce3" table:formula="of:=[.F18]+273.15" office:value-type="float" office:value="353.65" calcext:value-type="float">
            <text:p>353,65</text:p>
          </table:table-cell>
          <table:table-cell table:style-name="ce3" office:value-type="float" office:value="2546" calcext:value-type="float">
            <text:p>2546</text:p>
          </table:table-cell>
          <table:table-cell table:style-name="ce64" table:formula="of:=([.H18]-[.H17])/([.G18]-[.G17])" office:value-type="float" office:value="14.1" calcext:value-type="float">
            <text:p>14,10</text:p>
          </table:table-cell>
          <table:table-cell table:style-name="ce6" table:formula="of:=[.H18]-[.I18]*[.G18]" office:value-type="float" office:value="-2440.465" calcext:value-type="float">
            <text:p>-2440,465</text:p>
          </table:table-cell>
          <table:table-cell table:style-name="ce11" table:formula="of:=[.G18]*[.$I$31]+[.$J$31]" office:value-type="float" office:value="2825.375" calcext:value-type="float">
            <text:p>2825</text:p>
          </table:table-cell>
          <table:table-cell table:style-name="ce6" table:formula="of:=([.H18]-[.K18])*([.H18]-[.K18])" office:value-type="float" office:value="78050.390625" calcext:value-type="float">
            <text:p>78050,390625</text:p>
          </table:table-cell>
          <table:table-cell table:style-name="ce6" table:formula="of:=([.H18]-[.K18])*([.H18]-[.K18])" office:value-type="float" office:value="78050.390625" calcext:value-type="float">
            <text:p>78050,390625</text:p>
          </table:table-cell>
        </table:table-row>
        <table:table-row table:style-name="ro1">
          <table:table-cell table:number-columns-repeated="5"/>
          <table:table-cell office:value-type="float" office:value="91" calcext:value-type="float">
            <text:p>91</text:p>
          </table:table-cell>
          <table:table-cell table:formula="of:=[.F19]+273.15" office:value-type="float" office:value="364.15" calcext:value-type="float">
            <text:p>364,15</text:p>
          </table:table-cell>
          <table:table-cell office:value-type="float" office:value="2663" calcext:value-type="float">
            <text:p>2663</text:p>
          </table:table-cell>
          <table:table-cell table:style-name="ce68" table:formula="of:=([.H19]-[.H18])/([.G19]-[.G18])" office:value-type="float" office:value="11.1428571428571" calcext:value-type="float">
            <text:p>11,14</text:p>
          </table:table-cell>
          <table:table-cell table:formula="of:=[.H19]-[.I19]*[.G19]" office:value-type="float" office:value="-1394.67142857143" calcext:value-type="float">
            <text:p>-1394,67142857143</text:p>
          </table:table-cell>
          <table:table-cell table:style-name="ce70" table:formula="of:=[.G19]*[.$I$31]+[.$J$31]" office:value-type="float" office:value="3114.125" calcext:value-type="float">
            <text:p>3114</text:p>
          </table:table-cell>
          <table:table-cell table:style-name="ce69" table:formula="of:=([.H19]-[.K19])*([.H19]-[.K19])" office:value-type="float" office:value="203513.765625" calcext:value-type="float">
            <text:p>203513,765625</text:p>
          </table:table-cell>
          <table:table-cell table:style-name="ce69"/>
        </table:table-row>
        <table:table-row table:style-name="ro1" table:number-rows-repeated="8">
          <table:table-cell table:number-columns-repeated="8"/>
          <table:table-cell table:style-name="ce69"/>
          <table:table-cell/>
          <table:table-cell table:style-name="ce70"/>
          <table:table-cell table:style-name="ce69" table:number-columns-repeated="2"/>
        </table:table-row>
        <table:table-row table:style-name="ro1">
          <table:table-cell table:number-columns-repeated="5"/>
          <table:table-cell table:style-name="Default" table:number-columns-repeated="3"/>
          <table:table-cell table:style-name="ce7" table:formula="of:=AVERAGE([.I5:.I27])" office:value-type="float" office:value="23.2817083292647" calcext:value-type="float">
            <text:p>23</text:p>
          </table:table-cell>
          <table:table-cell table:style-name="ce8" table:formula="of:=AVERAGE([.J5:.J27])" office:value-type="float" office:value="-5538.80825729095" calcext:value-type="float">
            <text:p>-553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5"/>
          <table:table-cell table:style-name="ce12" office:value-type="string" calcext:value-type="string">
            <text:p>Res:</text:p>
          </table:table-cell>
          <table:table-cell table:style-name="ce13" table:formula="of:=SQRT(AVERAGE([.L5:.L27]))" office:value-type="float" office:value="144.109619011594" calcext:value-type="float">
            <text:p>144,109619011594</text:p>
          </table:table-cell>
          <table:table-cell table:style-name="ce14" table:formula="of:=SQRT(AVERAGE([.M5:.M27]))" office:value-type="float" office:value="130.224625647379" calcext:value-type="float">
            <text:p>130,224625647379</text:p>
          </table:table-cell>
        </table:table-row>
        <table:table-row table:style-name="ro1">
          <table:table-cell table:number-columns-repeated="5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 table:number-columns-repeated="2"/>
          <table:table-cell table:style-name="ce1" office:value-type="float" office:value="27.5" calcext:value-type="float">
            <text:p>27,5</text:p>
          </table:table-cell>
          <table:table-cell table:style-name="ce1" office:value-type="float" office:value="-6900" calcext:value-type="float">
            <text:p>-6900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5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s</text:p>
          </table:table-cell>
          <table:table-cell table:style-name="ce5" office:value-type="string" calcext:value-type="string">
            <text:p>res_w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7.5" calcext:value-type="float">
            <text:p>27,5</text:p>
          </table:table-cell>
          <table:table-cell table:style-name="ce2" office:value-type="float" office:value="-6900" calcext:value-type="float">
            <text:p>-6900</text:p>
          </table:table-cell>
          <table:table-cell table:style-name="ce2" office:value-type="float" office:value="144.1" calcext:value-type="float">
            <text:p>144,1</text:p>
          </table:table-cell>
          <table:table-cell office:value-type="float" office:value="130.22" calcext:value-type="float">
            <text:p>130,22</text:p>
          </table:table-cell>
          <table:table-cell table:style-name="ce5"/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ce2" table:number-columns-repeated="3"/>
          <table:table-cell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4" table:number-columns-repeated="4"/>
          <table:table-cell table:style-name="ce9"/>
          <table:table-cell table:number-columns-repeated="3"/>
        </table:table-row>
        <table:table-row table:style-name="ro1" table:number-rows-repeated="7">
          <table:table-cell table:number-columns-repeated="5"/>
          <table:table-cell table:style-name="ce2" table:number-columns-repeated="3"/>
          <table:table-cell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2" table:number-columns-repeated="3"/>
          <table:table-cell/>
          <table:table-cell table:style-name="ce5"/>
          <table:table-cell table:number-columns-repeated="3"/>
        </table:table-row>
      </table:table>
      <table:table table:name="IAT_linearizator" table:style-name="ta1">
        <table:shapes>
          <draw:frame draw:z-index="0" draw:style-name="gr1" draw:text-style-name="P1" svg:width="27.754cm" svg:height="23.799cm" svg:x="29.82cm" svg:y="1.486cm">
            <draw:object draw:notify-on-update-of-ranges="IAT_linearizator.F6:IAT_linearizator.F28 IAT_linearizator.G6:IAT_linearizator.G28 IAT_linearizator.F6:IAT_linearizator.F22 IAT_linearizator.H4:IAT_linearizator.H4 IAT_linearizator.H6:IAT_linearizator.H22 IAT_linearizator.F6:IAT_linearizator.F28 IAT_linearizator.K6:IAT_linearizator.K2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2" table:default-cell-style-name="ce67"/>
        <table:table-column table:style-name="co1" table:number-columns-repeated="2" table:default-cell-style-name="ce68"/>
        <table:table-column table:style-name="co1" table:default-cell-style-name="ce72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t in °C</text:p>
          </table:table-cell>
          <table:table-cell table:style-name="ce1" office:value-type="string" calcext:value-type="string">
            <text:p>R in Ohm</text:p>
          </table:table-cell>
          <table:table-cell table:style-name="ce1" office:value-type="string" calcext:value-type="string">
            <text:p>U_p in 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table:style-name="ce77" office:value-type="float" office:value="-0.5" calcext:value-type="float">
            <text:p>-0,5</text:p>
          </table:table-cell>
          <table:table-cell table:style-name="ce77" office:value-type="float" office:value="6150" calcext:value-type="float">
            <text:p>6150</text:p>
          </table:table-cell>
          <table:table-cell table:formula="of:=5*[.G5]/([.G5]+[.$H$32])" office:value-type="float" office:value="4.0327868852459" calcext:value-type="float">
            <text:p>4,03</text:p>
          </table:table-cell>
          <table:table-cell table:style-name="ce1" table:number-columns-repeated="2"/>
          <table:table-cell table:style-name="ce80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060" calcext:value-type="float">
            <text:p>6060</text:p>
          </table:table-cell>
          <table:table-cell table:formula="of:=5*[.G6]/([.G6]+[.$H$32])" office:value-type="float" office:value="4.02123424021234" calcext:value-type="float">
            <text:p>4,02</text:p>
          </table:table-cell>
          <table:table-cell/>
          <table:table-cell table:style-name="ce69"/>
          <table:table-cell table:style-name="ce72" table:formula="of:=[.F6]*[.$I$32]+[.$J$32]" office:value-type="float" office:value="4.05" calcext:value-type="float">
            <text:p>4,05</text:p>
          </table:table-cell>
          <table:table-cell table:style-name="ce81" table:formula="of:=[.H6]-[.K6]" office:value-type="float" office:value="-0.0287657597876576" calcext:value-type="float">
            <text:p>-0,029</text:p>
          </table:table-cell>
          <table:table-cell table:style-name="ce81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table:formula="of:=5*[.G7]/([.G7]+[.$H$32])" office:value-type="float" office:value="3.86100386100386" calcext:value-type="float">
            <text:p>3,86</text:p>
          </table:table-cell>
          <table:table-cell table:formula="of:=([.H7]-[.H6])/([.F7]-[.F6])" office:value-type="float" office:value="-0.0400575948021203" calcext:value-type="float">
            <text:p>-0,04</text:p>
          </table:table-cell>
          <table:table-cell table:formula="of:=[.H7]-[.I7]*[.F7]" office:value-type="float" office:value="4.02123424021234" calcext:value-type="float">
            <text:p>4,02</text:p>
          </table:table-cell>
          <table:table-cell table:style-name="ce72" table:formula="of:=[.F7]*[.$I$32]+[.$J$32]" office:value-type="float" office:value="3.868" calcext:value-type="float">
            <text:p>3,87</text:p>
          </table:table-cell>
          <table:table-cell table:style-name="ce81" table:formula="of:=[.H7]-[.K7]" office:value-type="float" office:value="-0.00699613899613905" calcext:value-type="float">
            <text:p>-0,007</text:p>
          </table:table-cell>
          <table:table-cell table:style-name="ce81"/>
        </table:table-row>
        <table:table-row table:style-name="ro1">
          <table:table-cell table:number-columns-repeated="5"/>
          <table:table-cell office:value-type="float" office:value="5.3" calcext:value-type="float">
            <text:p>5,3</text:p>
          </table:table-cell>
          <table:table-cell office:value-type="float" office:value="4730" calcext:value-type="float">
            <text:p>4730</text:p>
          </table:table-cell>
          <table:table-cell table:formula="of:=5*[.G8]/([.G8]+[.$H$32])" office:value-type="float" office:value="3.81144238517325" calcext:value-type="float">
            <text:p>3,81</text:p>
          </table:table-cell>
          <table:table-cell table:formula="of:=([.H8]-[.H7])/([.F8]-[.F7])" office:value-type="float" office:value="-0.0381242121773949" calcext:value-type="float">
            <text:p>-0,04</text:p>
          </table:table-cell>
          <table:table-cell table:formula="of:=[.H8]-[.I8]*[.F8]" office:value-type="float" office:value="4.01350070971344" calcext:value-type="float">
            <text:p>4,01</text:p>
          </table:table-cell>
          <table:table-cell table:style-name="ce72" table:formula="of:=[.F8]*[.$I$32]+[.$J$32]" office:value-type="float" office:value="3.80885" calcext:value-type="float">
            <text:p>3,81</text:p>
          </table:table-cell>
          <table:table-cell table:style-name="ce81" table:formula="of:=[.H8]-[.K8]" office:value-type="float" office:value="0.00259238517324789" calcext:value-type="float">
            <text:p>0,003</text:p>
          </table:table-cell>
          <table:table-cell table:style-name="ce81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table:formula="of:=5*[.G9]/([.G9]+[.$H$32])" office:value-type="float" office:value="3.65296803652968" calcext:value-type="float">
            <text:p>3,65</text:p>
          </table:table-cell>
          <table:table-cell table:formula="of:=([.H9]-[.H8])/([.F9]-[.F8])" office:value-type="float" office:value="-0.042830905038802" calcext:value-type="float">
            <text:p>-0,04</text:p>
          </table:table-cell>
          <table:table-cell table:formula="of:=[.H9]-[.I9]*[.F9]" office:value-type="float" office:value="4.0384461818789" calcext:value-type="float">
            <text:p>4,04</text:p>
          </table:table-cell>
          <table:table-cell table:style-name="ce72" table:formula="of:=[.F9]*[.$I$32]+[.$J$32]" office:value-type="float" office:value="3.6405" calcext:value-type="float">
            <text:p>3,64</text:p>
          </table:table-cell>
          <table:table-cell table:style-name="ce81" table:formula="of:=[.H9]-[.K9]" office:value-type="float" office:value="0.0124680365296803" calcext:value-type="float">
            <text:p>0,012</text:p>
          </table:table-cell>
          <table:table-cell table:style-name="ce81" table:formula="of:=[.H9]-[.K9]" office:value-type="float" office:value="0.0124680365296803" calcext:value-type="float">
            <text:p>0,012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3150" calcext:value-type="float">
            <text:p>3150</text:p>
          </table:table-cell>
          <table:table-cell table:formula="of:=5*[.G10]/([.G10]+[.$H$32])" office:value-type="float" office:value="3.40540540540541" calcext:value-type="float">
            <text:p>3,41</text:p>
          </table:table-cell>
          <table:table-cell table:formula="of:=([.H10]-[.H9])/([.F10]-[.F9])" office:value-type="float" office:value="-0.049512526224855" calcext:value-type="float">
            <text:p>-0,05</text:p>
          </table:table-cell>
          <table:table-cell table:formula="of:=[.H10]-[.I10]*[.F10]" office:value-type="float" office:value="4.09858077255338" calcext:value-type="float">
            <text:p>4,10</text:p>
          </table:table-cell>
          <table:table-cell table:style-name="ce72" table:formula="of:=[.F10]*[.$I$32]+[.$J$32]" office:value-type="float" office:value="3.413" calcext:value-type="float">
            <text:p>3,41</text:p>
          </table:table-cell>
          <table:table-cell table:style-name="ce81" table:formula="of:=[.H10]-[.K10]" office:value-type="float" office:value="-0.00759459459459455" calcext:value-type="float">
            <text:p>-0,008</text:p>
          </table:table-cell>
          <table:table-cell table:style-name="ce81" table:formula="of:=[.H10]-[.K10]" office:value-type="float" office:value="-0.00759459459459455" calcext:value-type="float">
            <text:p>-0,008</text:p>
          </table:table-cell>
        </table:table-row>
        <table:table-row table:style-name="ro1">
          <table:table-cell table:number-columns-repeated="5"/>
          <table:table-cell office:value-type="float" office:value="18.5" calcext:value-type="float">
            <text:p>18,5</text:p>
          </table:table-cell>
          <table:table-cell office:value-type="float" office:value="2700" calcext:value-type="float">
            <text:p>2700</text:p>
          </table:table-cell>
          <table:table-cell table:formula="of:=5*[.G11]/([.G11]+[.$H$32])" office:value-type="float" office:value="3.23353293413174" calcext:value-type="float">
            <text:p>3,23</text:p>
          </table:table-cell>
          <table:table-cell table:formula="of:=([.H11]-[.H10])/([.F11]-[.F10])" office:value-type="float" office:value="-0.0381938825052597" calcext:value-type="float">
            <text:p>-0,04</text:p>
          </table:table-cell>
          <table:table-cell table:formula="of:=[.H11]-[.I11]*[.F11]" office:value-type="float" office:value="3.94011976047904" calcext:value-type="float">
            <text:p>3,94</text:p>
          </table:table-cell>
          <table:table-cell table:style-name="ce72" table:formula="of:=[.F11]*[.$I$32]+[.$J$32]" office:value-type="float" office:value="3.20825" calcext:value-type="float">
            <text:p>3,21</text:p>
          </table:table-cell>
          <table:table-cell table:style-name="ce81" table:formula="of:=[.H11]-[.K11]" office:value-type="float" office:value="0.0252829341317371" calcext:value-type="float">
            <text:p>0,025</text:p>
          </table:table-cell>
          <table:table-cell table:style-name="ce81" table:formula="of:=[.H11]-[.K11]" office:value-type="float" office:value="0.0252829341317371" calcext:value-type="float">
            <text:p>0,025</text:p>
          </table:table-cell>
        </table:table-row>
        <table:table-row table:style-name="ro1">
          <table:table-cell table:number-columns-repeated="5"/>
          <table:table-cell office:value-type="float" office:value="19.5" calcext:value-type="float">
            <text:p>19,5</text:p>
          </table:table-cell>
          <table:table-cell office:value-type="float" office:value="2610" calcext:value-type="float">
            <text:p>2610</text:p>
          </table:table-cell>
          <table:table-cell table:formula="of:=5*[.G12]/([.G12]+[.$H$32])" office:value-type="float" office:value="3.19461444308446" calcext:value-type="float">
            <text:p>3,19</text:p>
          </table:table-cell>
          <table:table-cell table:formula="of:=([.H12]-[.H11])/([.F12]-[.F11])" office:value-type="float" office:value="-0.0389184910472813" calcext:value-type="float">
            <text:p>-0,04</text:p>
          </table:table-cell>
          <table:table-cell table:formula="of:=[.H12]-[.I12]*[.F12]" office:value-type="float" office:value="3.95352501850644" calcext:value-type="float">
            <text:p>3,95</text:p>
          </table:table-cell>
          <table:table-cell table:style-name="ce72" table:formula="of:=[.F12]*[.$I$32]+[.$J$32]" office:value-type="float" office:value="3.16275" calcext:value-type="float">
            <text:p>3,16</text:p>
          </table:table-cell>
          <table:table-cell table:style-name="ce81" table:formula="of:=[.H12]-[.K12]" office:value-type="float" office:value="0.0318644430844555" calcext:value-type="float">
            <text:p>0,032</text:p>
          </table:table-cell>
          <table:table-cell table:style-name="ce81" table:formula="of:=[.H12]-[.K12]" office:value-type="float" office:value="0.0318644430844555" calcext:value-type="float">
            <text:p>0,032</text:p>
          </table:table-cell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2222" calcext:value-type="float">
            <text:p>2222</text:p>
          </table:table-cell>
          <table:table-cell table:formula="of:=5*[.G13]/([.G13]+[.$H$32])" office:value-type="float" office:value="3.00513930213687" calcext:value-type="float">
            <text:p>3,01</text:p>
          </table:table-cell>
          <table:table-cell table:formula="of:=([.H13]-[.H12])/([.F13]-[.F12])" office:value-type="float" office:value="-0.0541357545564536" calcext:value-type="float">
            <text:p>-0,05</text:p>
          </table:table-cell>
          <table:table-cell table:formula="of:=[.H13]-[.I13]*[.F13]" office:value-type="float" office:value="4.2502616569353" calcext:value-type="float">
            <text:p>4,25</text:p>
          </table:table-cell>
          <table:table-cell table:style-name="ce72" table:formula="of:=[.F13]*[.$I$32]+[.$J$32]" office:value-type="float" office:value="3.0035" calcext:value-type="float">
            <text:p>3,00</text:p>
          </table:table-cell>
          <table:table-cell table:style-name="ce81" table:formula="of:=[.H13]-[.K13]" office:value-type="float" office:value="0.00163930213686792" calcext:value-type="float">
            <text:p>0,002</text:p>
          </table:table-cell>
          <table:table-cell table:style-name="ce81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2050" calcext:value-type="float">
            <text:p>2050</text:p>
          </table:table-cell>
          <table:table-cell table:formula="of:=5*[.G14]/([.G14]+[.$H$32])" office:value-type="float" office:value="2.90780141843972" calcext:value-type="float">
            <text:p>2,91</text:p>
          </table:table-cell>
          <table:table-cell table:formula="of:=([.H14]-[.H13])/([.F14]-[.F13])" office:value-type="float" office:value="-0.0486689418485757" calcext:value-type="float">
            <text:p>-0,05</text:p>
          </table:table-cell>
          <table:table-cell table:formula="of:=[.H14]-[.I14]*[.F14]" office:value-type="float" office:value="4.12452496465411" calcext:value-type="float">
            <text:p>4,12</text:p>
          </table:table-cell>
          <table:table-cell table:style-name="ce72" table:formula="of:=[.F14]*[.$I$32]+[.$J$32]" office:value-type="float" office:value="2.9125" calcext:value-type="float">
            <text:p>2,91</text:p>
          </table:table-cell>
          <table:table-cell table:style-name="ce81" table:formula="of:=[.H14]-[.K14]" office:value-type="float" office:value="-0.00469858156028336" calcext:value-type="float">
            <text:p>-0,005</text:p>
          </table:table-cell>
          <table:table-cell table:style-name="ce81"/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1500" calcext:value-type="float">
            <text:p>1500</text:p>
          </table:table-cell>
          <table:table-cell table:formula="of:=5*[.G15]/([.G15]+[.$H$32])" office:value-type="float" office:value="2.52100840336134" calcext:value-type="float">
            <text:p>2,52</text:p>
          </table:table-cell>
          <table:table-cell table:formula="of:=([.H15]-[.H14])/([.F15]-[.F14])" office:value-type="float" office:value="-0.0429770016753746" calcext:value-type="float">
            <text:p>-0,04</text:p>
          </table:table-cell>
          <table:table-cell table:formula="of:=[.H15]-[.I15]*[.F15]" office:value-type="float" office:value="3.98222646032408" calcext:value-type="float">
            <text:p>3,98</text:p>
          </table:table-cell>
          <table:table-cell table:style-name="ce72" table:formula="of:=[.F15]*[.$I$32]+[.$J$32]" office:value-type="float" office:value="2.503" calcext:value-type="float">
            <text:p>2,50</text:p>
          </table:table-cell>
          <table:table-cell table:style-name="ce81" table:formula="of:=[.H15]-[.K15]" office:value-type="float" office:value="0.0180084033613444" calcext:value-type="float">
            <text:p>0,018</text:p>
          </table:table-cell>
          <table:table-cell table:style-name="ce81"/>
        </table:table-row>
        <table:table-row table:style-name="ro1">
          <table:table-cell table:number-columns-repeated="5"/>
          <table:table-cell office:value-type="float" office:value="45.5" calcext:value-type="float">
            <text:p>45,5</text:p>
          </table:table-cell>
          <table:table-cell office:value-type="float" office:value="960" calcext:value-type="float">
            <text:p>960</text:p>
          </table:table-cell>
          <table:table-cell table:formula="of:=5*[.G16]/([.G16]+[.$H$32])" office:value-type="float" office:value="1.97125256673511" calcext:value-type="float">
            <text:p>1,97</text:p>
          </table:table-cell>
          <table:table-cell table:formula="of:=([.H16]-[.H15])/([.F16]-[.F15])" office:value-type="float" office:value="-0.0478048553588028" calcext:value-type="float">
            <text:p>-0,05</text:p>
          </table:table-cell>
          <table:table-cell table:formula="of:=[.H16]-[.I16]*[.F16]" office:value-type="float" office:value="4.14637348556064" calcext:value-type="float">
            <text:p>4,15</text:p>
          </table:table-cell>
          <table:table-cell table:style-name="ce72" table:formula="of:=[.F16]*[.$I$32]+[.$J$32]" office:value-type="float" office:value="1.97975" calcext:value-type="float">
            <text:p>1,98</text:p>
          </table:table-cell>
          <table:table-cell table:style-name="ce81" table:formula="of:=[.H16]-[.K16]" office:value-type="float" office:value="-0.00849743326488683" calcext:value-type="float">
            <text:p>-0,008</text:p>
          </table:table-cell>
          <table:table-cell table:style-name="ce81"/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office:value-type="float" office:value="795" calcext:value-type="float">
            <text:p>795</text:p>
          </table:table-cell>
          <table:table-cell table:formula="of:=5*[.G17]/([.G17]+[.$H$32])" office:value-type="float" office:value="1.7511013215859" calcext:value-type="float">
            <text:p>1,75</text:p>
          </table:table-cell>
          <table:table-cell table:formula="of:=([.H17]-[.H16])/([.F17]-[.F16])" office:value-type="float" office:value="-0.0400274991180382" calcext:value-type="float">
            <text:p>-0,04</text:p>
          </table:table-cell>
          <table:table-cell table:formula="of:=[.H17]-[.I17]*[.F17]" office:value-type="float" office:value="3.79250377660585" calcext:value-type="float">
            <text:p>3,79</text:p>
          </table:table-cell>
          <table:table-cell table:style-name="ce72" table:formula="of:=[.F17]*[.$I$32]+[.$J$32]" office:value-type="float" office:value="1.7295" calcext:value-type="float">
            <text:p>1,73</text:p>
          </table:table-cell>
          <table:table-cell table:style-name="ce81" table:formula="of:=[.H17]-[.K17]" office:value-type="float" office:value="0.0216013215859032" calcext:value-type="float">
            <text:p>0,022</text:p>
          </table:table-cell>
          <table:table-cell table:style-name="ce81"/>
        </table:table-row>
        <table:table-row table:style-name="ro1" table:number-rows-repeated="5">
          <table:table-cell table:number-columns-repeated="10"/>
          <table:table-cell table:style-name="ce70"/>
          <table:table-cell table:style-name="ce69" table:number-columns-repeated="2"/>
        </table:table-row>
        <table:table-row table:style-name="ro1" table:number-rows-repeated="6">
          <table:table-cell table:number-columns-repeated="7"/>
          <table:table-cell table:style-name="ce67"/>
          <table:table-cell table:style-name="ce69" table:number-columns-repeated="2"/>
          <table:table-cell table:style-name="ce70"/>
          <table:table-cell table:style-name="ce69" table:number-columns-repeated="2"/>
        </table:table-row>
        <table:table-row table:style-name="ro1">
          <table:table-cell table:number-columns-repeated="5"/>
          <table:table-cell table:style-name="Default" table:number-columns-repeated="3"/>
          <table:table-cell table:style-name="ce71" table:formula="of:=AVERAGE([.I6:.I28])" office:value-type="float" office:value="-0.0437501513048144" calcext:value-type="float">
            <text:p>-,04</text:p>
          </table:table-cell>
          <table:table-cell table:style-name="ce8" table:formula="of:=AVERAGE([.J6:.J28])" office:value-type="float" office:value="4.03284518431123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5"/>
          <table:table-cell table:style-name="ce12" office:value-type="string" calcext:value-type="string">
            <text:p>Res:</text:p>
          </table:table-cell>
          <table:table-cell table:style-name="ce82" table:formula="of:=SUM([.L6:.L28])" office:value-type="float" office:value="0.0569043177996749" calcext:value-type="float">
            <text:p>0,057</text:p>
          </table:table-cell>
          <table:table-cell table:style-name="ce83" table:formula="of:=SUM([.M6:.M28])" office:value-type="float" office:value="0.0620208191512783" calcext:value-type="float">
            <text:p>0,062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style-name="Default" office:value-type="string" calcext:value-type="string">
            <text:p>R_p: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1475" calcext:value-type="float">
            <text:p>1475</text:p>
          </table:table-cell>
          <table:table-cell table:style-name="ce1" office:value-type="float" office:value="-0.0455" calcext:value-type="float">
            <text:p>-0,0455</text:p>
          </table:table-cell>
          <table:table-cell table:style-name="ce1" office:value-type="float" office:value="4.05" calcext:value-type="float">
            <text:p>4,05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5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_p:</text:p>
          </table:table-cell>
          <table:table-cell table:style-name="ce2" office:value-type="string" calcext:value-type="string">
            <text:p>res</text:p>
          </table:table-cell>
          <table:table-cell table:style-name="ce5" office:value-type="string" calcext:value-type="string">
            <text:p>res_w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table:number-columns-repeated="4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-0.0455" calcext:value-type="float">
            <text:p>-0,0455</text:p>
          </table:table-cell>
          <table:table-cell table:style-name="ce2" office:value-type="float" office:value="4.05" calcext:value-type="float">
            <text:p>4,05</text:p>
          </table:table-cell>
          <table:table-cell table:style-name="ce2" office:value-type="float" office:value="1500" calcext:value-type="float">
            <text:p>1500</text:p>
          </table:table-cell>
          <table:table-cell table:style-name="ce2"/>
          <table:table-cell table:style-name="ce5"/>
          <table:table-cell table:number-columns-repeated="3"/>
        </table:table-row>
        <table:table-row table:style-name="ro1" table:number-rows-repeated="3">
          <table:table-cell table:number-columns-repeated="5"/>
          <table:table-cell table:style-name="ce2" table:number-columns-repeated="4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4" table:number-columns-repeated="4"/>
          <table:table-cell table:style-name="ce9"/>
          <table:table-cell table:number-columns-repeated="3"/>
        </table:table-row>
        <table:table-row table:style-name="ro1" table:number-rows-repeated="7">
          <table:table-cell table:number-columns-repeated="5"/>
          <table:table-cell table:style-name="ce2" table:number-columns-repeated="4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2" table:number-columns-repeated="4"/>
          <table:table-cell table:style-name="ce5"/>
          <table:table-cell table:number-columns-repeated="3"/>
        </table:table-row>
      </table:table>
      <table:table table:name="CLT_linearizator" table:style-name="ta1">
        <table:shapes>
          <draw:frame draw:z-index="0" draw:style-name="gr1" draw:text-style-name="P1" svg:width="27.754cm" svg:height="23.799cm" svg:x="29.957cm" svg:y="1.353cm">
            <draw:object draw:notify-on-update-of-ranges="CLT_linearizator.F5:CLT_linearizator.F27 CLT_linearizator.G4:CLT_linearizator.G4 CLT_linearizator.G5:CLT_linearizator.G27 CLT_linearizator.F5:CLT_linearizator.F21 CLT_linearizator.H4:CLT_linearizator.H4 CLT_linearizator.H5:CLT_linearizator.H21 CLT_linearizator.F5:CLT_linearizator.F27 CLT_linearizator.K4:CLT_linearizator.K4 CLT_linearizator.K5:CLT_linearizator.K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2" table:default-cell-style-name="ce67"/>
        <table:table-column table:style-name="co1" table:number-columns-repeated="2" table:default-cell-style-name="ce68"/>
        <table:table-column table:style-name="co1" table:default-cell-style-name="ce72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t in °C</text:p>
          </table:table-cell>
          <table:table-cell table:style-name="ce1" office:value-type="string" calcext:value-type="string">
            <text:p>R in Ohm</text:p>
          </table:table-cell>
          <table:table-cell table:style-name="ce1" office:value-type="string" calcext:value-type="string">
            <text:p>U_p in 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5850" calcext:value-type="float">
            <text:p>5850</text:p>
          </table:table-cell>
          <table:table-cell table:formula="of:=5*[.G5]/([.G5]+[.$H$31])" office:value-type="float" office:value="3.98013335147639" calcext:value-type="float">
            <text:p>3,98</text:p>
          </table:table-cell>
          <table:table-cell/>
          <table:table-cell table:style-name="ce69"/>
          <table:table-cell table:style-name="ce72" table:formula="of:=[.F5]*[.$I$31]+[.$J$31]" office:value-type="float" office:value="4" calcext:value-type="float">
            <text:p>4,00</text:p>
          </table:table-cell>
          <table:table-cell table:style-name="ce72" table:formula="of:=[.H5]-[.K5]" office:value-type="float" office:value="-0.0198666485236085" calcext:value-type="float">
            <text:p>-0,02</text:p>
          </table:table-cell>
          <table:table-cell table:style-name="ce72" table:formula="of:=[.H5]-[.K5]" office:value-type="float" office:value="-0.0198666485236085" calcext:value-type="float">
            <text:p>-0,02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4770" calcext:value-type="float">
            <text:p>4770</text:p>
          </table:table-cell>
          <table:table-cell table:formula="of:=5*[.G6]/([.G6]+[.$H$31])" office:value-type="float" office:value="3.80443451906205" calcext:value-type="float">
            <text:p>3,80</text:p>
          </table:table-cell>
          <table:table-cell table:formula="of:=([.H6]-[.H5])/([.F6]-[.F5])" office:value-type="float" office:value="-0.0439247081035851" calcext:value-type="float">
            <text:p>-0,04</text:p>
          </table:table-cell>
          <table:table-cell table:formula="of:=[.H6]-[.I6]*[.F6]" office:value-type="float" office:value="3.98013335147639" calcext:value-type="float">
            <text:p>3,98</text:p>
          </table:table-cell>
          <table:table-cell table:style-name="ce72" table:formula="of:=[.F6]*[.$I$31]+[.$J$31]" office:value-type="float" office:value="3.84" calcext:value-type="float">
            <text:p>3,84</text:p>
          </table:table-cell>
          <table:table-cell table:style-name="ce72" table:formula="of:=[.H6]-[.K6]" office:value-type="float" office:value="-0.0355654809379486" calcext:value-type="float">
            <text:p>-0,04</text:p>
          </table:table-cell>
          <table:table-cell table:style-name="ce72" table:formula="of:=[.H6]-[.K6]" office:value-type="float" office:value="-0.0355654809379486" calcext:value-type="float">
            <text:p>-0,04</text:p>
          </table:table-cell>
        </table:table-row>
        <table:table-row table:style-name="ro1">
          <table:table-cell table:number-columns-repeated="5"/>
          <table:table-cell office:value-type="float" office:value="5.3" calcext:value-type="float">
            <text:p>5,3</text:p>
          </table:table-cell>
          <table:table-cell office:value-type="float" office:value="4470" calcext:value-type="float">
            <text:p>4470</text:p>
          </table:table-cell>
          <table:table-cell table:formula="of:=5*[.G7]/([.G7]+[.$H$31])" office:value-type="float" office:value="3.74434578656391" calcext:value-type="float">
            <text:p>3,74</text:p>
          </table:table-cell>
          <table:table-cell table:formula="of:=([.H7]-[.H6])/([.F7]-[.F6])" office:value-type="float" office:value="-0.0462221019216443" calcext:value-type="float">
            <text:p>-0,05</text:p>
          </table:table-cell>
          <table:table-cell table:formula="of:=[.H7]-[.I7]*[.F7]" office:value-type="float" office:value="3.98932292674863" calcext:value-type="float">
            <text:p>3,99</text:p>
          </table:table-cell>
          <table:table-cell table:style-name="ce72" table:formula="of:=[.F7]*[.$I$31]+[.$J$31]" office:value-type="float" office:value="3.788" calcext:value-type="float">
            <text:p>3,79</text:p>
          </table:table-cell>
          <table:table-cell table:style-name="ce72" table:formula="of:=[.H7]-[.K7]" office:value-type="float" office:value="-0.0436542134360862" calcext:value-type="float">
            <text:p>-0,04</text:p>
          </table:table-cell>
          <table:table-cell table:style-name="ce72" table:formula="of:=[.H7]-[.K7]" office:value-type="float" office:value="-0.0436542134360862" calcext:value-type="float">
            <text:p>-0,04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800" calcext:value-type="float">
            <text:p>3800</text:p>
          </table:table-cell>
          <table:table-cell table:formula="of:=5*[.G8]/([.G8]+[.$H$31])" office:value-type="float" office:value="3.58558218531798" calcext:value-type="float">
            <text:p>3,59</text:p>
          </table:table-cell>
          <table:table-cell table:formula="of:=([.H8]-[.H7])/([.F8]-[.F7])" office:value-type="float" office:value="-0.0429090814178187" calcext:value-type="float">
            <text:p>-0,04</text:p>
          </table:table-cell>
          <table:table-cell table:formula="of:=[.H8]-[.I8]*[.F8]" office:value-type="float" office:value="3.97176391807835" calcext:value-type="float">
            <text:p>3,97</text:p>
          </table:table-cell>
          <table:table-cell table:style-name="ce72" table:formula="of:=[.F8]*[.$I$31]+[.$J$31]" office:value-type="float" office:value="3.64" calcext:value-type="float">
            <text:p>3,64</text:p>
          </table:table-cell>
          <table:table-cell table:style-name="ce72" table:formula="of:=[.H8]-[.K8]" office:value-type="float" office:value="-0.0544178146820156" calcext:value-type="float">
            <text:p>-0,05</text:p>
          </table:table-cell>
          <table:table-cell table:style-name="ce72" table:formula="of:=[.H8]-[.K8]" office:value-type="float" office:value="-0.0544178146820156" calcext:value-type="float">
            <text:p>-0,05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3150" calcext:value-type="float">
            <text:p>3150</text:p>
          </table:table-cell>
          <table:table-cell table:formula="of:=5*[.G9]/([.G9]+[.$H$31])" office:value-type="float" office:value="3.38782533878253" calcext:value-type="float">
            <text:p>3,39</text:p>
          </table:table-cell>
          <table:table-cell table:formula="of:=([.H9]-[.H8])/([.F9]-[.F8])" office:value-type="float" office:value="-0.0395513693070901" calcext:value-type="float">
            <text:p>-0,04</text:p>
          </table:table-cell>
          <table:table-cell table:formula="of:=[.H9]-[.I9]*[.F9]" office:value-type="float" office:value="3.9415445090818" calcext:value-type="float">
            <text:p>3,94</text:p>
          </table:table-cell>
          <table:table-cell table:style-name="ce72" table:formula="of:=[.F9]*[.$I$31]+[.$J$31]" office:value-type="float" office:value="3.44" calcext:value-type="float">
            <text:p>3,44</text:p>
          </table:table-cell>
          <table:table-cell table:style-name="ce72" table:formula="of:=[.H9]-[.K9]" office:value-type="float" office:value="-0.0521746612174661" calcext:value-type="float">
            <text:p>-0,05</text:p>
          </table:table-cell>
          <table:table-cell table:style-name="ce72" table:formula="of:=[.H9]-[.K9]" office:value-type="float" office:value="-0.0521746612174661" calcext:value-type="float">
            <text:p>-0,05</text:p>
          </table:table-cell>
        </table:table-row>
        <table:table-row table:style-name="ro1">
          <table:table-cell table:number-columns-repeated="5"/>
          <table:table-cell office:value-type="float" office:value="18.5" calcext:value-type="float">
            <text:p>18,5</text:p>
          </table:table-cell>
          <table:table-cell office:value-type="float" office:value="2600" calcext:value-type="float">
            <text:p>2600</text:p>
          </table:table-cell>
          <table:table-cell table:formula="of:=5*[.G10]/([.G10]+[.$H$31])" office:value-type="float" office:value="3.17150524518175" calcext:value-type="float">
            <text:p>3,17</text:p>
          </table:table-cell>
          <table:table-cell table:formula="of:=([.H10]-[.H9])/([.F10]-[.F9])" office:value-type="float" office:value="-0.048071131911285" calcext:value-type="float">
            <text:p>-0,05</text:p>
          </table:table-cell>
          <table:table-cell table:formula="of:=[.H10]-[.I10]*[.F10]" office:value-type="float" office:value="4.06082118554052" calcext:value-type="float">
            <text:p>4,06</text:p>
          </table:table-cell>
          <table:table-cell table:style-name="ce72" table:formula="of:=[.F10]*[.$I$31]+[.$J$31]" office:value-type="float" office:value="3.26" calcext:value-type="float">
            <text:p>3,26</text:p>
          </table:table-cell>
          <table:table-cell table:style-name="ce72" table:formula="of:=[.H10]-[.K10]" office:value-type="float" office:value="-0.0884947548182482" calcext:value-type="float">
            <text:p>-0,09</text:p>
          </table:table-cell>
          <table:table-cell table:style-name="ce72" table:formula="of:=[.H10]-[.K10]" office:value-type="float" office:value="-0.0884947548182482" calcext:value-type="float">
            <text:p>-0,09</text:p>
          </table:table-cell>
        </table:table-row>
        <table:table-row table:style-name="ro1">
          <table:table-cell table:number-columns-repeated="5"/>
          <table:table-cell office:value-type="float" office:value="19.5" calcext:value-type="float">
            <text:p>19,5</text:p>
          </table:table-cell>
          <table:table-cell office:value-type="float" office:value="2530" calcext:value-type="float">
            <text:p>2530</text:p>
          </table:table-cell>
          <table:table-cell table:formula="of:=5*[.G11]/([.G11]+[.$H$31])" office:value-type="float" office:value="3.1397369074212" calcext:value-type="float">
            <text:p>3,14</text:p>
          </table:table-cell>
          <table:table-cell table:formula="of:=([.H11]-[.H10])/([.F11]-[.F10])" office:value-type="float" office:value="-0.0317683377605551" calcext:value-type="float">
            <text:p>-0,03</text:p>
          </table:table-cell>
          <table:table-cell table:formula="of:=[.H11]-[.I11]*[.F11]" office:value-type="float" office:value="3.75921949375202" calcext:value-type="float">
            <text:p>3,76</text:p>
          </table:table-cell>
          <table:table-cell table:style-name="ce72" table:formula="of:=[.F11]*[.$I$31]+[.$J$31]" office:value-type="float" office:value="3.22" calcext:value-type="float">
            <text:p>3,22</text:p>
          </table:table-cell>
          <table:table-cell table:style-name="ce72" table:formula="of:=[.H11]-[.K11]" office:value-type="float" office:value="-0.0802630925788033" calcext:value-type="float">
            <text:p>-0,08</text:p>
          </table:table-cell>
          <table:table-cell table:style-name="ce72" table:formula="of:=[.H11]-[.K11]" office:value-type="float" office:value="-0.0802630925788033" calcext:value-type="float">
            <text:p>-0,08</text:p>
          </table:table-cell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2150" calcext:value-type="float">
            <text:p>2150</text:p>
          </table:table-cell>
          <table:table-cell table:formula="of:=5*[.G12]/([.G12]+[.$H$31])" office:value-type="float" office:value="2.94601260619348" calcext:value-type="float">
            <text:p>2,95</text:p>
          </table:table-cell>
          <table:table-cell table:formula="of:=([.H12]-[.H11])/([.F12]-[.F11])" office:value-type="float" office:value="-0.0553498003507768" calcext:value-type="float">
            <text:p>-0,06</text:p>
          </table:table-cell>
          <table:table-cell table:formula="of:=[.H12]-[.I12]*[.F12]" office:value-type="float" office:value="4.21905801426134" calcext:value-type="float">
            <text:p>4,22</text:p>
          </table:table-cell>
          <table:table-cell table:style-name="ce72" table:formula="of:=[.F12]*[.$I$31]+[.$J$31]" office:value-type="float" office:value="3.08" calcext:value-type="float">
            <text:p>3,08</text:p>
          </table:table-cell>
          <table:table-cell table:style-name="ce72" table:formula="of:=[.H12]-[.K12]" office:value-type="float" office:value="-0.133987393806522" calcext:value-type="float">
            <text:p>-0,13</text:p>
          </table:table-cell>
          <table:table-cell table:style-name="ce72" table:formula="of:=[.H12]-[.K12]" office:value-type="float" office:value="-0.133987393806522" calcext:value-type="float">
            <text:p>-0,13</text:p>
          </table:table-cell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2050" calcext:value-type="float">
            <text:p>2050</text:p>
          </table:table-cell>
          <table:table-cell table:formula="of:=5*[.G13]/([.G13]+[.$H$31])" office:value-type="float" office:value="2.88813750352212" calcext:value-type="float">
            <text:p>2,89</text:p>
          </table:table-cell>
          <table:table-cell table:formula="of:=([.H13]-[.H12])/([.F13]-[.F12])" office:value-type="float" office:value="-0.0289375513356793" calcext:value-type="float">
            <text:p>-0,03</text:p>
          </table:table-cell>
          <table:table-cell table:formula="of:=[.H13]-[.I13]*[.F13]" office:value-type="float" office:value="3.6115762869141" calcext:value-type="float">
            <text:p>3,61</text:p>
          </table:table-cell>
          <table:table-cell table:style-name="ce72" table:formula="of:=[.F13]*[.$I$31]+[.$J$31]" office:value-type="float" office:value="3" calcext:value-type="float">
            <text:p>3,00</text:p>
          </table:table-cell>
          <table:table-cell table:style-name="ce72" table:formula="of:=[.H13]-[.K13]" office:value-type="float" office:value="-0.111862496477881" calcext:value-type="float">
            <text:p>-0,11</text:p>
          </table:table-cell>
          <table:table-cell table:style-name="ce72" table:formula="of:=[.H13]-[.K13]" office:value-type="float" office:value="-0.111862496477881" calcext:value-type="float">
            <text:p>-0,11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1480" calcext:value-type="float">
            <text:p>1480</text:p>
          </table:table-cell>
          <table:table-cell table:formula="of:=5*[.G14]/([.G14]+[.$H$31])" office:value-type="float" office:value="2.48405505203088" calcext:value-type="float">
            <text:p>2,48</text:p>
          </table:table-cell>
          <table:table-cell table:formula="of:=([.H14]-[.H13])/([.F14]-[.F13])" office:value-type="float" office:value="-0.0448980501656929" calcext:value-type="float">
            <text:p>-0,04</text:p>
          </table:table-cell>
          <table:table-cell table:formula="of:=[.H14]-[.I14]*[.F14]" office:value-type="float" office:value="4.01058875766444" calcext:value-type="float">
            <text:p>4,01</text:p>
          </table:table-cell>
          <table:table-cell table:style-name="ce72" table:formula="of:=[.F14]*[.$I$31]+[.$J$31]" office:value-type="float" office:value="2.64" calcext:value-type="float">
            <text:p>2,64</text:p>
          </table:table-cell>
          <table:table-cell table:style-name="ce72" table:formula="of:=[.H14]-[.K14]" office:value-type="float" office:value="-0.155944947969117" calcext:value-type="float">
            <text:p>-0,16</text:p>
          </table:table-cell>
          <table:table-cell table:style-name="ce72" table:formula="of:=[.H14]-[.K14]" office:value-type="float" office:value="-0.155944947969117" calcext:value-type="float">
            <text:p>-0,16</text:p>
          </table:table-cell>
        </table:table-row>
        <table:table-row table:style-name="ro1">
          <table:table-cell table:number-columns-repeated="5"/>
          <table:table-cell office:value-type="float" office:value="45.5" calcext:value-type="float">
            <text:p>45,5</text:p>
          </table:table-cell>
          <table:table-cell office:value-type="float" office:value="940" calcext:value-type="float">
            <text:p>940</text:p>
          </table:table-cell>
          <table:table-cell table:formula="of:=5*[.G15]/([.G15]+[.$H$31])" office:value-type="float" office:value="1.9270192701927" calcext:value-type="float">
            <text:p>1,93</text:p>
          </table:table-cell>
          <table:table-cell table:formula="of:=([.H15]-[.H14])/([.F15]-[.F14])" office:value-type="float" office:value="-0.0484378940728853" calcext:value-type="float">
            <text:p>-0,05</text:p>
          </table:table-cell>
          <table:table-cell table:formula="of:=[.H15]-[.I15]*[.F15]" office:value-type="float" office:value="4.13094345050898" calcext:value-type="float">
            <text:p>4,13</text:p>
          </table:table-cell>
          <table:table-cell table:style-name="ce72" table:formula="of:=[.F15]*[.$I$31]+[.$J$31]" office:value-type="float" office:value="2.18" calcext:value-type="float">
            <text:p>2,18</text:p>
          </table:table-cell>
          <table:table-cell table:style-name="ce72" table:formula="of:=[.H15]-[.K15]" office:value-type="float" office:value="-0.252980729807298" calcext:value-type="float">
            <text:p>-0,25</text:p>
          </table:table-cell>
          <table:table-cell table:style-name="ce72" table:formula="of:=[.H15]-[.K15]" office:value-type="float" office:value="-0.252980729807298" calcext:value-type="float">
            <text:p>-0,25</text:p>
          </table:table-cell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office:value-type="float" office:value="800" calcext:value-type="float">
            <text:p>800</text:p>
          </table:table-cell>
          <table:table-cell table:formula="of:=5*[.G16]/([.G16]+[.$H$31])" office:value-type="float" office:value="1.73988690735102" calcext:value-type="float">
            <text:p>1,74</text:p>
          </table:table-cell>
          <table:table-cell table:formula="of:=([.H16]-[.H15])/([.F16]-[.F15])" office:value-type="float" office:value="-0.0340240659712145" calcext:value-type="float">
            <text:p>-0,03</text:p>
          </table:table-cell>
          <table:table-cell table:formula="of:=[.H16]-[.I16]*[.F16]" office:value-type="float" office:value="3.47511427188296" calcext:value-type="float">
            <text:p>3,48</text:p>
          </table:table-cell>
          <table:table-cell table:style-name="ce72" table:formula="of:=[.F16]*[.$I$31]+[.$J$31]" office:value-type="float" office:value="1.96" calcext:value-type="float">
            <text:p>1,96</text:p>
          </table:table-cell>
          <table:table-cell table:style-name="ce72" table:formula="of:=[.H16]-[.K16]" office:value-type="float" office:value="-0.220113092648978" calcext:value-type="float">
            <text:p>-0,22</text:p>
          </table:table-cell>
          <table:table-cell table:style-name="ce72" table:formula="of:=[.H16]-[.K16]" office:value-type="float" office:value="-0.220113092648978" calcext:value-type="float">
            <text:p>-0,22</text:p>
          </table:table-cell>
        </table:table-row>
        <table:table-row table:style-name="ro1">
          <table:table-cell table:number-columns-repeated="5"/>
          <table:table-cell office:value-type="float" office:value="59" calcext:value-type="float">
            <text:p>59</text:p>
          </table:table-cell>
          <table:table-cell office:value-type="float" office:value="613" calcext:value-type="float">
            <text:p>613</text:p>
          </table:table-cell>
          <table:table-cell table:formula="of:=5*[.G17]/([.G17]+[.$H$31])" office:value-type="float" office:value="1.45123106060606" calcext:value-type="float">
            <text:p>1,45</text:p>
          </table:table-cell>
          <table:table-cell table:formula="of:=([.H17]-[.H16])/([.F17]-[.F16])" office:value-type="float" office:value="-0.0360819808431202" calcext:value-type="float">
            <text:p>-0,04</text:p>
          </table:table-cell>
          <table:table-cell table:formula="of:=[.H17]-[.I17]*[.F17]" office:value-type="float" office:value="3.58006793035015" calcext:value-type="float">
            <text:p>3,58</text:p>
          </table:table-cell>
          <table:table-cell table:style-name="ce72" table:formula="of:=[.F17]*[.$I$31]+[.$J$31]" office:value-type="float" office:value="1.64" calcext:value-type="float">
            <text:p>1,64</text:p>
          </table:table-cell>
          <table:table-cell table:style-name="ce72" table:formula="of:=[.H17]-[.K17]" office:value-type="float" office:value="-0.18876893939394" calcext:value-type="float">
            <text:p>-0,19</text:p>
          </table:table-cell>
          <table:table-cell table:style-name="ce72" table:formula="of:=[.H17]-[.K17]" office:value-type="float" office:value="-0.18876893939394" calcext:value-type="float">
            <text:p>-0,19</text:p>
          </table:table-cell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513" calcext:value-type="float">
            <text:p>513</text:p>
          </table:table-cell>
          <table:table-cell table:formula="of:=5*[.G18]/([.G18]+[.$H$31])" office:value-type="float" office:value="1.27485089463221" calcext:value-type="float">
            <text:p>1,27</text:p>
          </table:table-cell>
          <table:table-cell table:formula="of:=([.H18]-[.H17])/([.F18]-[.F17])" office:value-type="float" office:value="-0.0352760331947707" calcext:value-type="float">
            <text:p>-0,04</text:p>
          </table:table-cell>
          <table:table-cell table:formula="of:=[.H18]-[.I18]*[.F18]" office:value-type="float" office:value="3.53251701909753" calcext:value-type="float">
            <text:p>3,53</text:p>
          </table:table-cell>
          <table:table-cell table:style-name="ce72" table:formula="of:=[.F18]*[.$I$31]+[.$J$31]" office:value-type="float" office:value="1.44" calcext:value-type="float">
            <text:p>1,44</text:p>
          </table:table-cell>
          <table:table-cell table:style-name="ce72" table:formula="of:=[.H18]-[.K18]" office:value-type="float" office:value="-0.165149105367793" calcext:value-type="float">
            <text:p>-0,17</text:p>
          </table:table-cell>
          <table:table-cell table:style-name="ce72" table:formula="of:=[.H18]-[.K18]" office:value-type="float" office:value="-0.165149105367793" calcext:value-type="float">
            <text:p>-0,17</text:p>
          </table:table-cell>
        </table:table-row>
        <table:table-row table:style-name="ro1">
          <table:table-cell table:number-columns-repeated="5"/>
          <table:table-cell office:value-type="float" office:value="73" calcext:value-type="float">
            <text:p>73</text:p>
          </table:table-cell>
          <table:table-cell office:value-type="float" office:value="375" calcext:value-type="float">
            <text:p>375</text:p>
          </table:table-cell>
          <table:table-cell table:formula="of:=5*[.G19]/([.G19]+[.$H$31])" office:value-type="float" office:value="1.00053361792956" calcext:value-type="float">
            <text:p>1,00</text:p>
          </table:table-cell>
          <table:table-cell table:formula="of:=([.H19]-[.H18])/([.F19]-[.F18])" office:value-type="float" office:value="-0.0304796974114049" calcext:value-type="float">
            <text:p>-0,03</text:p>
          </table:table-cell>
          <table:table-cell table:formula="of:=[.H19]-[.I19]*[.F19]" office:value-type="float" office:value="3.22555152896212" calcext:value-type="float">
            <text:p>3,23</text:p>
          </table:table-cell>
          <table:table-cell table:style-name="ce72" table:formula="of:=[.F19]*[.$I$31]+[.$J$31]" office:value-type="float" office:value="1.08" calcext:value-type="float">
            <text:p>1,08</text:p>
          </table:table-cell>
          <table:table-cell table:style-name="ce72" table:formula="of:=[.H19]-[.K19]" office:value-type="float" office:value="-0.0794663820704376" calcext:value-type="float">
            <text:p>-0,08</text:p>
          </table:table-cell>
          <table:table-cell table:style-name="ce72" table:formula="of:=[.H19]-[.K19]" office:value-type="float" office:value="-0.0794663820704376" calcext:value-type="float">
            <text:p>-0,08</text:p>
          </table:table-cell>
        </table:table-row>
        <table:table-row table:style-name="ro1">
          <table:table-cell table:number-columns-repeated="5"/>
          <table:table-cell office:value-type="float" office:value="86" calcext:value-type="float">
            <text:p>86</text:p>
          </table:table-cell>
          <table:table-cell office:value-type="float" office:value="250" calcext:value-type="float">
            <text:p>250</text:p>
          </table:table-cell>
          <table:table-cell table:formula="of:=5*[.G20]/([.G20]+[.$H$31])" office:value-type="float" office:value="0.714694110920526" calcext:value-type="float">
            <text:p>0,71</text:p>
          </table:table-cell>
          <table:table-cell table:formula="of:=([.H20]-[.H19])/([.F20]-[.F19])" office:value-type="float" office:value="-0.0219876543853105" calcext:value-type="float">
            <text:p>-0,02</text:p>
          </table:table-cell>
          <table:table-cell table:formula="of:=[.H20]-[.I20]*[.F20]" office:value-type="float" office:value="2.60563238805723" calcext:value-type="float">
            <text:p>2,61</text:p>
          </table:table-cell>
          <table:table-cell table:style-name="ce72" table:formula="of:=[.F20]*[.$I$31]+[.$J$31]" office:value-type="float" office:value="0.56" calcext:value-type="float">
            <text:p>0,56</text:p>
          </table:table-cell>
          <table:table-cell table:style-name="ce72" table:formula="of:=[.H20]-[.K20]" office:value-type="float" office:value="0.154694110920526" calcext:value-type="float">
            <text:p>0,15</text:p>
          </table:table-cell>
          <table:table-cell table:style-name="ce72" table:formula="of:=[.H20]-[.K20]" office:value-type="float" office:value="0.154694110920526" calcext:value-type="float">
            <text:p>0,15</text:p>
          </table:table-cell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230" calcext:value-type="float">
            <text:p>230</text:p>
          </table:table-cell>
          <table:table-cell table:formula="of:=5*[.G21]/([.G21]+[.$H$31])" office:value-type="float" office:value="0.665124349334876" calcext:value-type="float">
            <text:p>0,67</text:p>
          </table:table-cell>
          <table:table-cell table:formula="of:=([.H21]-[.H20])/([.F21]-[.F20])" office:value-type="float" office:value="-0.0123924403964126" calcext:value-type="float">
            <text:p>-0,01</text:p>
          </table:table-cell>
          <table:table-cell table:formula="of:=[.H21]-[.I21]*[.F21]" office:value-type="float" office:value="1.78044398501201" calcext:value-type="float">
            <text:p>1,78</text:p>
          </table:table-cell>
          <table:table-cell table:style-name="ce72" table:formula="of:=[.F21]*[.$I$31]+[.$J$31]" office:value-type="float" office:value="0.4" calcext:value-type="float">
            <text:p>0,40</text:p>
          </table:table-cell>
          <table:table-cell table:style-name="ce72" table:formula="of:=[.H21]-[.K21]" office:value-type="float" office:value="0.265124349334876" calcext:value-type="float">
            <text:p>0,27</text:p>
          </table:table-cell>
          <table:table-cell table:style-name="ce72" table:formula="of:=[.H21]-[.K21]" office:value-type="float" office:value="0.265124349334876" calcext:value-type="float">
            <text:p>0,27</text:p>
          </table:table-cell>
        </table:table-row>
        <table:table-row table:style-name="ro1" table:number-rows-repeated="6">
          <table:table-cell table:number-columns-repeated="7"/>
          <table:table-cell table:style-name="ce67"/>
          <table:table-cell table:style-name="ce69" table:number-columns-repeated="2"/>
          <table:table-cell table:style-name="ce72"/>
          <table:table-cell table:style-name="ce69" table:number-columns-repeated="2"/>
        </table:table-row>
        <table:table-row table:style-name="ro1">
          <table:table-cell table:number-columns-repeated="5"/>
          <table:table-cell table:style-name="Default" table:number-columns-repeated="3"/>
          <table:table-cell table:style-name="ce71" table:formula="of:=AVERAGE([.I5:.I27])" office:value-type="float" office:value="-0.0375194936593279" calcext:value-type="float">
            <text:p>-,04</text:p>
          </table:table-cell>
          <table:table-cell table:style-name="ce8" table:formula="of:=AVERAGE([.J5:.J27])" office:value-type="float" office:value="3.61714368858679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5"/>
          <table:table-cell table:style-name="ce12" office:value-type="string" calcext:value-type="string">
            <text:p>Res:</text:p>
          </table:table-cell>
          <table:table-cell table:style-name="ce13" table:formula="of:=SUM([.L5:.L27])" office:value-type="float" office:value="-1.26289129348074" calcext:value-type="float">
            <text:p>-1,26289129348074</text:p>
          </table:table-cell>
          <table:table-cell table:style-name="ce14" table:formula="of:=SUM([.M5:.M27])" office:value-type="float" office:value="-1.26289129348074" calcext:value-type="float">
            <text:p>-1,26289129348074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style-name="Default" office:value-type="string" calcext:value-type="string">
            <text:p>R_p: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1499" calcext:value-type="float">
            <text:p>1499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5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style-name="ce2" office:value-type="string" calcext:value-type="string">
            <text:p>res</text:p>
          </table:table-cell>
          <table:table-cell table:style-name="ce5" office:value-type="string" calcext:value-type="string">
            <text:p>res_w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ce2" table:number-columns-repeated="4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6" calcext:value-type="float">
            <text:p>156</text:p>
          </table:table-cell>
          <table:table-cell table:style-name="ce2"/>
          <table:table-cell table:style-name="ce2" office:value-type="float" office:value="119" calcext:value-type="float">
            <text:p>119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7" calcext:value-type="float">
            <text:p>157</text:p>
          </table:table-cell>
          <table:table-cell table:style-name="ce2"/>
          <table:table-cell table:style-name="ce2" office:value-type="float" office:value="102" calcext:value-type="float">
            <text:p>102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8" calcext:value-type="float">
            <text:p>158</text:p>
          </table:table-cell>
          <table:table-cell table:style-name="ce2"/>
          <table:table-cell table:style-name="ce2" office:value-type="float" office:value="85" calcext:value-type="float">
            <text:p>85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159" calcext:value-type="float">
            <text:p>159</text:p>
          </table:table-cell>
          <table:table-cell table:style-name="ce4"/>
          <table:table-cell table:style-name="ce4" office:value-type="float" office:value="68" calcext:value-type="float">
            <text:p>68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0" calcext:value-type="float">
            <text:p>160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5"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1" calcext:value-type="float">
            <text:p>161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5" office:value-type="float" office:value="-19" calcext:value-type="float">
            <text:p>-1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2" calcext:value-type="float">
            <text:p>162</text:p>
          </table:table-cell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5" office:value-type="float" office:value="-34" calcext:value-type="float">
            <text:p>-34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ce2" table:number-columns-repeated="4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2" table:number-columns-repeated="4"/>
          <table:table-cell table:style-name="ce5"/>
          <table:table-cell table:number-columns-repeated="3"/>
        </table:table-row>
      </table:table>
      <table:table table:name="MAP" table:style-name="ta1">
        <table:shapes>
          <draw:frame draw:z-index="0" draw:style-name="gr1" draw:text-style-name="P1" svg:width="27.754cm" svg:height="23.799cm" svg:x="27.424cm" svg:y="1.459cm">
            <draw:object draw:notify-on-update-of-ranges="MAP.F5:MAP.F27 MAP.G4:MAP.G4 MAP.G5:MAP.G27 MAP.F5:MAP.F27 MAP.J4:MAP.J4 MAP.J5:MAP.J2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3" table:default-cell-style-name="ce2"/>
        <table:table-column table:style-name="co1" table:default-cell-style-name="ce5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p (kPa)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office:value-type="float" office:value="132.66" calcext:value-type="float">
            <text:p>132,66</text:p>
          </table:table-cell>
          <table:table-cell office:value-type="float" office:value="2837" calcext:value-type="float">
            <text:p>2837</text:p>
          </table:table-cell>
          <table:table-cell table:style-name="ce60"/>
          <table:table-cell table:style-name="ce2"/>
          <table:table-cell table:style-name="ce73" table:formula="of:=[.F5]*[.$H$31]+[.$I$31]" office:value-type="float" office:value="2853.008" calcext:value-type="float">
            <text:p>2853</text:p>
          </table:table-cell>
          <table:table-cell table:style-name="ce2" table:formula="of:=[.G5]-[.J5]" office:value-type="float" office:value="-16.0079999999998" calcext:value-type="float">
            <text:p>-16,0079999999998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120.6" calcext:value-type="float">
            <text:p>120,6</text:p>
          </table:table-cell>
          <table:table-cell office:value-type="float" office:value="2607" calcext:value-type="float">
            <text:p>2607</text:p>
          </table:table-cell>
          <table:table-cell table:style-name="ce60" table:formula="of:=([.G6]-[.G5])/([.F6]-[.F5])" office:value-type="float" office:value="19.0713101160862" calcext:value-type="float">
            <text:p>19,07</text:p>
          </table:table-cell>
          <table:table-cell table:style-name="ce60" table:formula="of:=[.G6]-[.H6]*[.F6]" office:value-type="float" office:value="307" calcext:value-type="float">
            <text:p>307,00</text:p>
          </table:table-cell>
          <table:table-cell table:style-name="ce73" table:formula="of:=[.F6]*[.$H$31]+[.$I$31]" office:value-type="float" office:value="2626.28" calcext:value-type="float">
            <text:p>2626</text:p>
          </table:table-cell>
          <table:table-cell table:style-name="ce2" table:formula="of:=[.G6]-[.J6]" office:value-type="float" office:value="-19.2800000000002" calcext:value-type="float">
            <text:p>-19,2800000000002</text:p>
          </table:table-cell>
          <table:table-cell table:style-name="ce2"/>
        </table:table-row>
        <table:table-row table:style-name="ro1">
          <table:table-cell table:number-columns-repeated="5"/>
          <table:table-cell table:style-name="ce95" office:value-type="float" office:value="98.3" calcext:value-type="float">
            <text:p>98,3</text:p>
          </table:table-cell>
          <table:table-cell table:style-name="ce95" office:value-type="float" office:value="2203" calcext:value-type="float">
            <text:p>2203</text:p>
          </table:table-cell>
          <table:table-cell table:style-name="ce96" table:formula="of:=([.G7]-[.G6])/([.F7]-[.F6])" office:value-type="float" office:value="18.1165919282511" calcext:value-type="float">
            <text:p>18,12</text:p>
          </table:table-cell>
          <table:table-cell table:style-name="ce96" table:formula="of:=[.G7]-[.H7]*[.F7]" office:value-type="float" office:value="422.139013452915" calcext:value-type="float">
            <text:p>422,14</text:p>
          </table:table-cell>
          <table:table-cell table:style-name="ce97" table:formula="of:=[.F7]*[.$H$31]+[.$I$31]" office:value-type="float" office:value="2207.04" calcext:value-type="float">
            <text:p>2207</text:p>
          </table:table-cell>
          <table:table-cell table:style-name="ce95" table:formula="of:=[.G7]-[.J7]" office:value-type="float" office:value="-4.03999999999996" calcext:value-type="float">
            <text:p>-4,03999999999996</text:p>
          </table:table-cell>
          <table:table-cell table:style-name="ce95" table:formula="of:=[.G7]-[.J7]" office:value-type="float" office:value="-4.03999999999996" calcext:value-type="float">
            <text:p>-4,03999999999996</text:p>
          </table:table-cell>
        </table:table-row>
        <table:table-row table:style-name="ro1">
          <table:table-cell table:number-columns-repeated="5"/>
          <table:table-cell table:style-name="ce95" office:value-type="float" office:value="87.34" calcext:value-type="float">
            <text:p>87,34</text:p>
          </table:table-cell>
          <table:table-cell table:style-name="ce95" office:value-type="float" office:value="2000" calcext:value-type="float">
            <text:p>2000</text:p>
          </table:table-cell>
          <table:table-cell table:style-name="ce96" table:formula="of:=([.G8]-[.G7])/([.F8]-[.F7])" office:value-type="float" office:value="18.521897810219" calcext:value-type="float">
            <text:p>18,52</text:p>
          </table:table-cell>
          <table:table-cell table:style-name="ce96" table:formula="of:=[.G8]-[.H8]*[.F8]" office:value-type="float" office:value="382.297445255474" calcext:value-type="float">
            <text:p>382,30</text:p>
          </table:table-cell>
          <table:table-cell table:style-name="ce97" table:formula="of:=[.F8]*[.$H$31]+[.$I$31]" office:value-type="float" office:value="2000.992" calcext:value-type="float">
            <text:p>2001</text:p>
          </table:table-cell>
          <table:table-cell table:style-name="ce95" table:formula="of:=[.G8]-[.J8]" office:value-type="float" office:value="-0.992000000000189" calcext:value-type="float">
            <text:p>-0,992000000000189</text:p>
          </table:table-cell>
          <table:table-cell table:style-name="ce95" table:formula="of:=[.G8]-[.J8]" office:value-type="float" office:value="-0.992000000000189" calcext:value-type="float">
            <text:p>-0,992000000000189</text:p>
          </table:table-cell>
        </table:table-row>
        <table:table-row table:style-name="ro1">
          <table:table-cell table:number-columns-repeated="5"/>
          <table:table-cell table:style-name="ce95" office:value-type="float" office:value="77.67" calcext:value-type="float">
            <text:p>77,67</text:p>
          </table:table-cell>
          <table:table-cell table:style-name="ce95" office:value-type="float" office:value="1818" calcext:value-type="float">
            <text:p>1818</text:p>
          </table:table-cell>
          <table:table-cell table:style-name="ce96" table:formula="of:=([.G9]-[.G8])/([.F9]-[.F8])" office:value-type="float" office:value="18.8210961737332" calcext:value-type="float">
            <text:p>18,82</text:p>
          </table:table-cell>
          <table:table-cell table:style-name="ce96" table:formula="of:=[.G9]-[.H9]*[.F9]" office:value-type="float" office:value="356.165460186143" calcext:value-type="float">
            <text:p>356,17</text:p>
          </table:table-cell>
          <table:table-cell table:style-name="ce97" table:formula="of:=[.F9]*[.$H$31]+[.$I$31]" office:value-type="float" office:value="1819.196" calcext:value-type="float">
            <text:p>1819</text:p>
          </table:table-cell>
          <table:table-cell table:style-name="ce95" table:formula="of:=[.G9]-[.J9]" office:value-type="float" office:value="-1.19600000000014" calcext:value-type="float">
            <text:p>-1,19600000000014</text:p>
          </table:table-cell>
          <table:table-cell table:style-name="ce95" table:formula="of:=[.G9]-[.J9]" office:value-type="float" office:value="-1.19600000000014" calcext:value-type="float">
            <text:p>-1,19600000000014</text:p>
          </table:table-cell>
        </table:table-row>
        <table:table-row table:style-name="ro1">
          <table:table-cell table:number-columns-repeated="5"/>
          <table:table-cell table:style-name="ce95" office:value-type="float" office:value="72.52" calcext:value-type="float">
            <text:p>72,52</text:p>
          </table:table-cell>
          <table:table-cell table:style-name="ce95" office:value-type="float" office:value="1723" calcext:value-type="float">
            <text:p>1723</text:p>
          </table:table-cell>
          <table:table-cell table:style-name="ce96" table:formula="of:=([.G10]-[.G9])/([.F10]-[.F9])" office:value-type="float" office:value="18.4466019417476" calcext:value-type="float">
            <text:p>18,45</text:p>
          </table:table-cell>
          <table:table-cell table:style-name="ce96" table:formula="of:=[.G10]-[.H10]*[.F10]" office:value-type="float" office:value="385.252427184467" calcext:value-type="float">
            <text:p>385,25</text:p>
          </table:table-cell>
          <table:table-cell table:style-name="ce97" table:formula="of:=[.F10]*[.$H$31]+[.$I$31]" office:value-type="float" office:value="1722.376" calcext:value-type="float">
            <text:p>1722</text:p>
          </table:table-cell>
          <table:table-cell table:style-name="ce95" table:formula="of:=[.G10]-[.J10]" office:value-type="float" office:value="0.624000000000024" calcext:value-type="float">
            <text:p>0,624000000000024</text:p>
          </table:table-cell>
          <table:table-cell table:style-name="ce95" table:formula="of:=[.G10]-[.J10]" office:value-type="float" office:value="0.624000000000024" calcext:value-type="float">
            <text:p>0,624000000000024</text:p>
          </table:table-cell>
        </table:table-row>
        <table:table-row table:style-name="ro1">
          <table:table-cell table:number-columns-repeated="5"/>
          <table:table-cell table:style-name="ce95" office:value-type="float" office:value="57.8" calcext:value-type="float">
            <text:p>57,8</text:p>
          </table:table-cell>
          <table:table-cell table:style-name="ce95" office:value-type="float" office:value="1449" calcext:value-type="float">
            <text:p>1449</text:p>
          </table:table-cell>
          <table:table-cell table:style-name="ce96" table:formula="of:=([.G11]-[.G10])/([.F11]-[.F10])" office:value-type="float" office:value="18.6141304347826" calcext:value-type="float">
            <text:p>18,61</text:p>
          </table:table-cell>
          <table:table-cell table:style-name="ce96" table:formula="of:=[.G11]-[.H11]*[.F11]" office:value-type="float" office:value="373.103260869565" calcext:value-type="float">
            <text:p>373,10</text:p>
          </table:table-cell>
          <table:table-cell table:style-name="ce97" table:formula="of:=[.F11]*[.$H$31]+[.$I$31]" office:value-type="float" office:value="1445.64" calcext:value-type="float">
            <text:p>1446</text:p>
          </table:table-cell>
          <table:table-cell table:style-name="ce95" table:formula="of:=[.G11]-[.J11]" office:value-type="float" office:value="3.3599999999999" calcext:value-type="float">
            <text:p>3,3599999999999</text:p>
          </table:table-cell>
          <table:table-cell table:style-name="ce95" table:formula="of:=[.G11]-[.J11]" office:value-type="float" office:value="3.3599999999999" calcext:value-type="float">
            <text:p>3,3599999999999</text:p>
          </table:table-cell>
        </table:table-row>
        <table:table-row table:style-name="ro1">
          <table:table-cell table:number-columns-repeated="5"/>
          <table:table-cell table:style-name="ce67" office:value-type="float" office:value="48.75" calcext:value-type="float">
            <text:p>48,75</text:p>
          </table:table-cell>
          <table:table-cell table:style-name="ce67" office:value-type="float" office:value="1237" calcext:value-type="float">
            <text:p>1237</text:p>
          </table:table-cell>
          <table:table-cell table:style-name="ce68" table:number-columns-repeated="2"/>
          <table:table-cell table:style-name="ce98" table:formula="of:=[.F12]*[.$H$31]+[.$I$31]" office:value-type="float" office:value="1275.5" calcext:value-type="float">
            <text:p>1276</text:p>
          </table:table-cell>
          <table:table-cell table:style-name="ce67" table:formula="of:=[.G12]-[.J12]" office:value-type="float" office:value="-38.5" calcext:value-type="float">
            <text:p>-38,5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47.91" calcext:value-type="float">
            <text:p>47,91</text:p>
          </table:table-cell>
          <table:table-cell table:style-name="ce67" office:value-type="float" office:value="1265" calcext:value-type="float">
            <text:p>1265</text:p>
          </table:table-cell>
          <table:table-cell table:style-name="ce68" table:number-columns-repeated="2"/>
          <table:table-cell table:style-name="ce98" table:formula="of:=[.F13]*[.$H$31]+[.$I$31]" office:value-type="float" office:value="1259.708" calcext:value-type="float">
            <text:p>1260</text:p>
          </table:table-cell>
          <table:table-cell table:style-name="ce67" table:formula="of:=[.G13]-[.J13]" office:value-type="float" office:value="5.29199999999992" calcext:value-type="float">
            <text:p>5,29199999999992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38.27" calcext:value-type="float">
            <text:p>38,27</text:p>
          </table:table-cell>
          <table:table-cell table:style-name="ce67" office:value-type="float" office:value="1077" calcext:value-type="float">
            <text:p>1077</text:p>
          </table:table-cell>
          <table:table-cell table:style-name="ce68" table:formula="of:=([.G14]-[.G13])/([.F14]-[.F13])" office:value-type="float" office:value="19.5020746887967" calcext:value-type="float">
            <text:p>19,50</text:p>
          </table:table-cell>
          <table:table-cell table:style-name="ce68" table:formula="of:=[.G14]-[.H14]*[.F14]" office:value-type="float" office:value="330.65560165975" calcext:value-type="float">
            <text:p>330,66</text:p>
          </table:table-cell>
          <table:table-cell table:style-name="ce98" table:formula="of:=[.F14]*[.$H$31]+[.$I$31]" office:value-type="float" office:value="1078.476" calcext:value-type="float">
            <text:p>1078</text:p>
          </table:table-cell>
          <table:table-cell table:style-name="ce67" table:formula="of:=[.G14]-[.J14]" office:value-type="float" office:value="-1.47600000000011" calcext:value-type="float">
            <text:p>-1,47600000000011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27.6" calcext:value-type="float">
            <text:p>27,6</text:p>
          </table:table-cell>
          <table:table-cell table:style-name="ce67" office:value-type="float" office:value="880" calcext:value-type="float">
            <text:p>880</text:p>
          </table:table-cell>
          <table:table-cell table:style-name="ce68" table:formula="of:=([.G15]-[.G14])/([.F15]-[.F14])" office:value-type="float" office:value="18.4629803186504" calcext:value-type="float">
            <text:p>18,46</text:p>
          </table:table-cell>
          <table:table-cell table:style-name="ce68" table:formula="of:=[.G15]-[.H15]*[.F15]" office:value-type="float" office:value="370.421743205248" calcext:value-type="float">
            <text:p>370,42</text:p>
          </table:table-cell>
          <table:table-cell table:style-name="ce98" table:formula="of:=[.F15]*[.$H$31]+[.$I$31]" office:value-type="float" office:value="877.88" calcext:value-type="float">
            <text:p>878</text:p>
          </table:table-cell>
          <table:table-cell table:style-name="ce67" table:formula="of:=[.G15]-[.J15]" office:value-type="float" office:value="2.12" calcext:value-type="float">
            <text:p>2,12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7.75" calcext:value-type="float">
            <text:p>7,75</text:p>
          </table:table-cell>
          <table:table-cell table:style-name="ce67" office:value-type="float" office:value="511" calcext:value-type="float">
            <text:p>511</text:p>
          </table:table-cell>
          <table:table-cell table:style-name="ce68" table:formula="of:=([.G16]-[.G15])/([.F16]-[.F15])" office:value-type="float" office:value="18.5894206549118" calcext:value-type="float">
            <text:p>18,59</text:p>
          </table:table-cell>
          <table:table-cell table:style-name="ce68" table:formula="of:=[.G16]-[.H16]*[.F16]" office:value-type="float" office:value="366.931989924433" calcext:value-type="float">
            <text:p>366,93</text:p>
          </table:table-cell>
          <table:table-cell table:style-name="ce98" table:formula="of:=[.F16]*[.$H$31]+[.$I$31]" office:value-type="float" office:value="504.7" calcext:value-type="float">
            <text:p>505</text:p>
          </table:table-cell>
          <table:table-cell table:style-name="ce67" table:formula="of:=[.G16]-[.J16]" office:value-type="float" office:value="6.29999999999995" calcext:value-type="float">
            <text:p>6,29999999999995</text:p>
          </table:table-cell>
          <table:table-cell table:style-name="ce67"/>
        </table:table-row>
        <table:table-row table:style-name="ro1" table:number-rows-repeated="2">
          <table:table-cell table:number-columns-repeated="5"/>
          <table:table-cell table:style-name="ce67" table:number-columns-repeated="2"/>
          <table:table-cell table:style-name="ce68" table:number-columns-repeated="2"/>
          <table:table-cell table:style-name="ce98"/>
          <table:table-cell table:style-name="ce67" table:number-columns-repeated="2"/>
        </table:table-row>
        <table:table-row table:style-name="ro1" table:number-rows-repeated="7">
          <table:table-cell table:number-columns-repeated="7"/>
          <table:table-cell table:style-name="ce60" table:number-columns-repeated="2"/>
          <table:table-cell table:style-name="ce73"/>
          <table:table-cell table:style-name="ce2" table:number-columns-repeated="2"/>
        </table:table-row>
        <table:table-row table:style-name="ro1">
          <table:table-cell table:number-columns-repeated="7"/>
          <table:table-cell table:style-name="ce60"/>
          <table:table-cell table:style-name="ce2"/>
          <table:table-cell table:style-name="ce73"/>
          <table:table-cell table:style-name="ce2" table:number-columns-repeated="2"/>
        </table:table-row>
        <table:table-row table:style-name="ro1">
          <table:table-cell table:number-columns-repeated="7"/>
          <table:table-cell table:style-name="ce61"/>
          <table:table-cell/>
          <table:table-cell table:style-name="ce10"/>
          <table:table-cell table:style-name="ce5"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2" table:formula="of:=AVERAGE([.H5:.H27])" office:value-type="float" office:value="18.6829004519087" calcext:value-type="float">
            <text:p>18,683</text:p>
          </table:table-cell>
          <table:table-cell table:style-name="ce8" table:formula="of:=AVERAGE([.I5:.I27])" office:value-type="float" office:value="365.996326859777" calcext:value-type="float">
            <text:p>366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12" office:value-type="string" calcext:value-type="string">
            <text:p>Res:</text:p>
          </table:table-cell>
          <table:table-cell table:style-name="ce13" table:formula="of:=SUM([.K5:.K27])" office:value-type="float" office:value="-63.7960000000006" calcext:value-type="float">
            <text:p>-63,7960000000006</text:p>
          </table:table-cell>
          <table:table-cell table:style-name="ce14" table:formula="of:=SUM([.L5:.L27])" office:value-type="float" office:value="-2.24400000000037" calcext:value-type="float">
            <text:p>-2,24400000000037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18.8" calcext:value-type="float">
            <text:p>18,8</text:p>
          </table:table-cell>
          <table:table-cell table:style-name="ce1" office:value-type="float" office:value="359" calcext:value-type="float">
            <text:p>359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w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float" office:value="18.8" calcext:value-type="float">
            <text:p>18,8</text:p>
          </table:table-cell>
          <table:table-cell office:value-type="float" office:value="359" calcext:value-type="float">
            <text:p>359</text:p>
          </table:table-cell>
          <table:table-cell office:value-type="float" office:value="-63.79" calcext:value-type="float">
            <text:p>-63,79</text:p>
          </table:table-cell>
          <table:table-cell office:value-type="float" office:value="-2.24" calcext:value-type="float">
            <text:p>-2,24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table:style-name="ce4" table:number-columns-repeated="3"/>
          <table:table-cell table:style-name="ce9"/>
          <table:table-cell table:number-columns-repeated="3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BARO" table:style-name="ta1">
        <table:shapes>
          <draw:frame draw:z-index="0" draw:style-name="gr1" draw:text-style-name="P1" svg:width="27.754cm" svg:height="23.799cm" svg:x="27.424cm" svg:y="1.459cm">
            <draw:object draw:notify-on-update-of-ranges="BARO.F5:BARO.F27 BARO.G4:BARO.G4 BARO.G5:BARO.G27 BARO.F5:BARO.F27 BARO.J4:BARO.J4 BARO.J5:BARO.J2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3" table:default-cell-style-name="ce2"/>
        <table:table-column table:style-name="co1" table:default-cell-style-name="ce5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p (kPa)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office:value-type="float" office:value="132.66" calcext:value-type="float">
            <text:p>132,66</text:p>
          </table:table-cell>
          <table:table-cell office:value-type="float" office:value="2827" calcext:value-type="float">
            <text:p>2827</text:p>
          </table:table-cell>
          <table:table-cell table:style-name="ce60"/>
          <table:table-cell table:style-name="ce2"/>
          <table:table-cell table:style-name="ce73" table:formula="of:=[.F5]*[.$H$31]+[.$I$31]" office:value-type="float" office:value="2833.109" calcext:value-type="float">
            <text:p>2833</text:p>
          </table:table-cell>
          <table:table-cell table:style-name="ce2" table:formula="of:=[.G5]-[.J5]" office:value-type="float" office:value="-6.10899999999992" calcext:value-type="float">
            <text:p>-6,10899999999992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120.6" calcext:value-type="float">
            <text:p>120,6</text:p>
          </table:table-cell>
          <table:table-cell office:value-type="float" office:value="2595" calcext:value-type="float">
            <text:p>2595</text:p>
          </table:table-cell>
          <table:table-cell table:style-name="ce60" table:formula="of:=([.G6]-[.G5])/([.F6]-[.F5])" office:value-type="float" office:value="19.2371475953565" calcext:value-type="float">
            <text:p>19,24</text:p>
          </table:table-cell>
          <table:table-cell table:style-name="ce60" table:formula="of:=[.G6]-[.H6]*[.F6]" office:value-type="float" office:value="275" calcext:value-type="float">
            <text:p>275,00</text:p>
          </table:table-cell>
          <table:table-cell table:style-name="ce73" table:formula="of:=[.F6]*[.$H$31]+[.$I$31]" office:value-type="float" office:value="2608.19" calcext:value-type="float">
            <text:p>2608</text:p>
          </table:table-cell>
          <table:table-cell table:style-name="ce2" table:formula="of:=[.G6]-[.J6]" office:value-type="float" office:value="-13.1899999999996" calcext:value-type="float">
            <text:p>-13,1899999999996</text:p>
          </table:table-cell>
          <table:table-cell table:style-name="ce2"/>
        </table:table-row>
        <table:table-row table:style-name="ro1">
          <table:table-cell table:number-columns-repeated="5"/>
          <table:table-cell table:style-name="ce95" office:value-type="float" office:value="98.3" calcext:value-type="float">
            <text:p>98,3</text:p>
          </table:table-cell>
          <table:table-cell table:style-name="ce95" office:value-type="float" office:value="2190" calcext:value-type="float">
            <text:p>2190</text:p>
          </table:table-cell>
          <table:table-cell table:style-name="ce96" table:formula="of:=([.G7]-[.G6])/([.F7]-[.F6])" office:value-type="float" office:value="18.1614349775785" calcext:value-type="float">
            <text:p>18,16</text:p>
          </table:table-cell>
          <table:table-cell table:style-name="ce96" table:formula="of:=[.G7]-[.H7]*[.F7]" office:value-type="float" office:value="404.730941704036" calcext:value-type="float">
            <text:p>404,73</text:p>
          </table:table-cell>
          <table:table-cell table:style-name="ce97" table:formula="of:=[.F7]*[.$H$31]+[.$I$31]" office:value-type="float" office:value="2192.295" calcext:value-type="float">
            <text:p>2192</text:p>
          </table:table-cell>
          <table:table-cell table:style-name="ce95" table:formula="of:=[.G7]-[.J7]" office:value-type="float" office:value="-2.29500000000007" calcext:value-type="float">
            <text:p>-2,29500000000007</text:p>
          </table:table-cell>
          <table:table-cell table:style-name="ce95" table:formula="of:=[.G7]-[.J7]" office:value-type="float" office:value="-2.29500000000007" calcext:value-type="float">
            <text:p>-2,29500000000007</text:p>
          </table:table-cell>
        </table:table-row>
        <table:table-row table:style-name="ro1">
          <table:table-cell table:number-columns-repeated="5"/>
          <table:table-cell table:style-name="ce95" office:value-type="float" office:value="87.34" calcext:value-type="float">
            <text:p>87,34</text:p>
          </table:table-cell>
          <table:table-cell table:style-name="ce95" office:value-type="float" office:value="1989" calcext:value-type="float">
            <text:p>1989</text:p>
          </table:table-cell>
          <table:table-cell table:style-name="ce96" table:formula="of:=([.G8]-[.G7])/([.F8]-[.F7])" office:value-type="float" office:value="18.3394160583942" calcext:value-type="float">
            <text:p>18,34</text:p>
          </table:table-cell>
          <table:table-cell table:style-name="ce96" table:formula="of:=[.G8]-[.H8]*[.F8]" office:value-type="float" office:value="387.235401459853" calcext:value-type="float">
            <text:p>387,24</text:p>
          </table:table-cell>
          <table:table-cell table:style-name="ce97" table:formula="of:=[.F8]*[.$H$31]+[.$I$31]" office:value-type="float" office:value="1987.891" calcext:value-type="float">
            <text:p>1988</text:p>
          </table:table-cell>
          <table:table-cell table:style-name="ce95" table:formula="of:=[.G8]-[.J8]" office:value-type="float" office:value="1.10900000000015" calcext:value-type="float">
            <text:p>1,10900000000015</text:p>
          </table:table-cell>
          <table:table-cell table:style-name="ce95" table:formula="of:=[.G8]-[.J8]" office:value-type="float" office:value="1.10900000000015" calcext:value-type="float">
            <text:p>1,10900000000015</text:p>
          </table:table-cell>
        </table:table-row>
        <table:table-row table:style-name="ro1">
          <table:table-cell table:number-columns-repeated="5"/>
          <table:table-cell table:style-name="ce95" office:value-type="float" office:value="77.67" calcext:value-type="float">
            <text:p>77,67</text:p>
          </table:table-cell>
          <table:table-cell table:style-name="ce95" office:value-type="float" office:value="1807" calcext:value-type="float">
            <text:p>1807</text:p>
          </table:table-cell>
          <table:table-cell table:style-name="ce96" table:formula="of:=([.G9]-[.G8])/([.F9]-[.F8])" office:value-type="float" office:value="18.8210961737332" calcext:value-type="float">
            <text:p>18,82</text:p>
          </table:table-cell>
          <table:table-cell table:style-name="ce96" table:formula="of:=[.G9]-[.H9]*[.F9]" office:value-type="float" office:value="345.165460186143" calcext:value-type="float">
            <text:p>345,17</text:p>
          </table:table-cell>
          <table:table-cell table:style-name="ce97" table:formula="of:=[.F9]*[.$H$31]+[.$I$31]" office:value-type="float" office:value="1807.5455" calcext:value-type="float">
            <text:p>1808</text:p>
          </table:table-cell>
          <table:table-cell table:style-name="ce95" table:formula="of:=[.G9]-[.J9]" office:value-type="float" office:value="-0.545499999999947" calcext:value-type="float">
            <text:p>-0,545499999999947</text:p>
          </table:table-cell>
          <table:table-cell table:style-name="ce95" table:formula="of:=[.G9]-[.J9]" office:value-type="float" office:value="-0.545499999999947" calcext:value-type="float">
            <text:p>-0,545499999999947</text:p>
          </table:table-cell>
        </table:table-row>
        <table:table-row table:style-name="ro1">
          <table:table-cell table:number-columns-repeated="5"/>
          <table:table-cell table:style-name="ce95" office:value-type="float" office:value="72.52" calcext:value-type="float">
            <text:p>72,52</text:p>
          </table:table-cell>
          <table:table-cell table:style-name="ce95" office:value-type="float" office:value="1712" calcext:value-type="float">
            <text:p>1712</text:p>
          </table:table-cell>
          <table:table-cell table:style-name="ce96" table:formula="of:=([.G10]-[.G9])/([.F10]-[.F9])" office:value-type="float" office:value="18.4466019417476" calcext:value-type="float">
            <text:p>18,45</text:p>
          </table:table-cell>
          <table:table-cell table:style-name="ce96" table:formula="of:=[.G10]-[.H10]*[.F10]" office:value-type="float" office:value="374.252427184467" calcext:value-type="float">
            <text:p>374,25</text:p>
          </table:table-cell>
          <table:table-cell table:style-name="ce97" table:formula="of:=[.F10]*[.$H$31]+[.$I$31]" office:value-type="float" office:value="1711.498" calcext:value-type="float">
            <text:p>1711</text:p>
          </table:table-cell>
          <table:table-cell table:style-name="ce95" table:formula="of:=[.G10]-[.J10]" office:value-type="float" office:value="0.50200000000018" calcext:value-type="float">
            <text:p>0,50200000000018</text:p>
          </table:table-cell>
          <table:table-cell table:style-name="ce95" table:formula="of:=[.G10]-[.J10]" office:value-type="float" office:value="0.50200000000018" calcext:value-type="float">
            <text:p>0,50200000000018</text:p>
          </table:table-cell>
        </table:table-row>
        <table:table-row table:style-name="ro1">
          <table:table-cell table:number-columns-repeated="5"/>
          <table:table-cell table:style-name="ce95" office:value-type="float" office:value="57.8" calcext:value-type="float">
            <text:p>57,8</text:p>
          </table:table-cell>
          <table:table-cell table:style-name="ce95" office:value-type="float" office:value="1438" calcext:value-type="float">
            <text:p>1438</text:p>
          </table:table-cell>
          <table:table-cell table:style-name="ce96" table:formula="of:=([.G11]-[.G10])/([.F11]-[.F10])" office:value-type="float" office:value="18.6141304347826" calcext:value-type="float">
            <text:p>18,61</text:p>
          </table:table-cell>
          <table:table-cell table:style-name="ce96" table:formula="of:=[.G11]-[.H11]*[.F11]" office:value-type="float" office:value="362.103260869565" calcext:value-type="float">
            <text:p>362,10</text:p>
          </table:table-cell>
          <table:table-cell table:style-name="ce97" table:formula="of:=[.F11]*[.$H$31]+[.$I$31]" office:value-type="float" office:value="1436.97" calcext:value-type="float">
            <text:p>1437</text:p>
          </table:table-cell>
          <table:table-cell table:style-name="ce95" table:formula="of:=[.G11]-[.J11]" office:value-type="float" office:value="1.0300000000002" calcext:value-type="float">
            <text:p>1,0300000000002</text:p>
          </table:table-cell>
          <table:table-cell table:style-name="ce95" table:formula="of:=[.G11]-[.J11]" office:value-type="float" office:value="1.0300000000002" calcext:value-type="float">
            <text:p>1,0300000000002</text:p>
          </table:table-cell>
        </table:table-row>
        <table:table-row table:style-name="ro1">
          <table:table-cell table:number-columns-repeated="5"/>
          <table:table-cell table:style-name="ce67" office:value-type="float" office:value="48.75" calcext:value-type="float">
            <text:p>48,75</text:p>
          </table:table-cell>
          <table:table-cell table:style-name="ce67" office:value-type="float" office:value="1263" calcext:value-type="float">
            <text:p>1263</text:p>
          </table:table-cell>
          <table:table-cell table:style-name="ce68" table:number-columns-repeated="2"/>
          <table:table-cell table:style-name="ce98" table:formula="of:=[.F12]*[.$H$31]+[.$I$31]" office:value-type="float" office:value="1268.1875" calcext:value-type="float">
            <text:p>1268</text:p>
          </table:table-cell>
          <table:table-cell table:style-name="ce67" table:formula="of:=[.G12]-[.J12]" office:value-type="float" office:value="-5.1875" calcext:value-type="float">
            <text:p>-5,1875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47.91" calcext:value-type="float">
            <text:p>47,91</text:p>
          </table:table-cell>
          <table:table-cell table:style-name="ce67" office:value-type="float" office:value="1255" calcext:value-type="float">
            <text:p>1255</text:p>
          </table:table-cell>
          <table:table-cell table:style-name="ce68" table:number-columns-repeated="2"/>
          <table:table-cell table:style-name="ce98" table:formula="of:=[.F13]*[.$H$31]+[.$I$31]" office:value-type="float" office:value="1252.5215" calcext:value-type="float">
            <text:p>1253</text:p>
          </table:table-cell>
          <table:table-cell table:style-name="ce67" table:formula="of:=[.G13]-[.J13]" office:value-type="float" office:value="2.47850000000017" calcext:value-type="float">
            <text:p>2,47850000000017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38.27" calcext:value-type="float">
            <text:p>38,27</text:p>
          </table:table-cell>
          <table:table-cell table:style-name="ce67" office:value-type="float" office:value="1069" calcext:value-type="float">
            <text:p>1069</text:p>
          </table:table-cell>
          <table:table-cell table:style-name="ce68" table:formula="of:=([.G14]-[.G13])/([.F14]-[.F13])" office:value-type="float" office:value="19.2946058091286" calcext:value-type="float">
            <text:p>19,29</text:p>
          </table:table-cell>
          <table:table-cell table:style-name="ce68" table:formula="of:=[.G14]-[.H14]*[.F14]" office:value-type="float" office:value="330.595435684647" calcext:value-type="float">
            <text:p>330,60</text:p>
          </table:table-cell>
          <table:table-cell table:style-name="ce98" table:formula="of:=[.F14]*[.$H$31]+[.$I$31]" office:value-type="float" office:value="1072.7355" calcext:value-type="float">
            <text:p>1073</text:p>
          </table:table-cell>
          <table:table-cell table:style-name="ce67" table:formula="of:=[.G14]-[.J14]" office:value-type="float" office:value="-3.7355" calcext:value-type="float">
            <text:p>-3,7355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27.6" calcext:value-type="float">
            <text:p>27,6</text:p>
          </table:table-cell>
          <table:table-cell table:style-name="ce67" office:value-type="float" office:value="871" calcext:value-type="float">
            <text:p>871</text:p>
          </table:table-cell>
          <table:table-cell table:style-name="ce68" table:formula="of:=([.G15]-[.G14])/([.F15]-[.F14])" office:value-type="float" office:value="18.5567010309278" calcext:value-type="float">
            <text:p>18,56</text:p>
          </table:table-cell>
          <table:table-cell table:style-name="ce68" table:formula="of:=[.G15]-[.H15]*[.F15]" office:value-type="float" office:value="358.835051546392" calcext:value-type="float">
            <text:p>358,84</text:p>
          </table:table-cell>
          <table:table-cell table:style-name="ce98" table:formula="of:=[.F15]*[.$H$31]+[.$I$31]" office:value-type="float" office:value="873.74" calcext:value-type="float">
            <text:p>874</text:p>
          </table:table-cell>
          <table:table-cell table:style-name="ce67" table:formula="of:=[.G15]-[.J15]" office:value-type="float" office:value="-2.74000000000001" calcext:value-type="float">
            <text:p>-2,74000000000001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7.75" calcext:value-type="float">
            <text:p>7,75</text:p>
          </table:table-cell>
          <table:table-cell table:style-name="ce67" office:value-type="float" office:value="500" calcext:value-type="float">
            <text:p>500</text:p>
          </table:table-cell>
          <table:table-cell table:style-name="ce68" table:formula="of:=([.G16]-[.G15])/([.F16]-[.F15])" office:value-type="float" office:value="18.6901763224181" calcext:value-type="float">
            <text:p>18,69</text:p>
          </table:table-cell>
          <table:table-cell table:style-name="ce68" table:formula="of:=[.G16]-[.H16]*[.F16]" office:value-type="float" office:value="355.151133501259" calcext:value-type="float">
            <text:p>355,15</text:p>
          </table:table-cell>
          <table:table-cell table:style-name="ce98" table:formula="of:=[.F16]*[.$H$31]+[.$I$31]" office:value-type="float" office:value="503.5375" calcext:value-type="float">
            <text:p>504</text:p>
          </table:table-cell>
          <table:table-cell table:style-name="ce67" table:formula="of:=[.G16]-[.J16]" office:value-type="float" office:value="-3.53750000000002" calcext:value-type="float">
            <text:p>-3,53750000000002</text:p>
          </table:table-cell>
          <table:table-cell table:style-name="ce67"/>
        </table:table-row>
        <table:table-row table:style-name="ro1" table:number-rows-repeated="2">
          <table:table-cell table:number-columns-repeated="5"/>
          <table:table-cell table:style-name="ce67" table:number-columns-repeated="2"/>
          <table:table-cell table:style-name="ce68" table:number-columns-repeated="2"/>
          <table:table-cell table:style-name="ce98"/>
          <table:table-cell table:style-name="ce67" table:number-columns-repeated="2"/>
        </table:table-row>
        <table:table-row table:style-name="ro1" table:number-rows-repeated="7">
          <table:table-cell table:number-columns-repeated="7"/>
          <table:table-cell table:style-name="ce60" table:number-columns-repeated="2"/>
          <table:table-cell table:style-name="ce73"/>
          <table:table-cell table:style-name="ce2" table:number-columns-repeated="2"/>
        </table:table-row>
        <table:table-row table:style-name="ro1">
          <table:table-cell table:number-columns-repeated="7"/>
          <table:table-cell table:style-name="ce60"/>
          <table:table-cell table:style-name="ce2"/>
          <table:table-cell table:style-name="ce73"/>
          <table:table-cell table:style-name="ce2" table:number-columns-repeated="2"/>
        </table:table-row>
        <table:table-row table:style-name="ro1">
          <table:table-cell table:number-columns-repeated="7"/>
          <table:table-cell table:style-name="ce61"/>
          <table:table-cell/>
          <table:table-cell table:style-name="ce10"/>
          <table:table-cell table:style-name="ce5"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2" table:formula="of:=AVERAGE([.H5:.H27])" office:value-type="float" office:value="18.6845900382297" calcext:value-type="float">
            <text:p>18,685</text:p>
          </table:table-cell>
          <table:table-cell table:style-name="ce8" table:formula="of:=AVERAGE([.I5:.I27])" office:value-type="float" office:value="354.78545690404" calcext:value-type="float">
            <text:p>35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12" office:value-type="string" calcext:value-type="string">
            <text:p>Res:</text:p>
          </table:table-cell>
          <table:table-cell table:style-name="ce13" table:formula="of:=SUM([.K5:.K27])" office:value-type="float" office:value="-32.2204999999989" calcext:value-type="float">
            <text:p>-32,2204999999989</text:p>
          </table:table-cell>
          <table:table-cell table:style-name="ce14" table:formula="of:=SUM([.L5:.L27])" office:value-type="float" office:value="-0.199499999999489" calcext:value-type="float">
            <text:p>-0,199499999999489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18.65" calcext:value-type="float">
            <text:p>18,65</text:p>
          </table:table-cell>
          <table:table-cell table:style-name="ce1" office:value-type="float" office:value="359" calcext:value-type="float">
            <text:p>359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w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float" office:value="18.65" calcext:value-type="float">
            <text:p>18,65</text:p>
          </table:table-cell>
          <table:table-cell office:value-type="float" office:value="359" calcext:value-type="float">
            <text:p>359</text:p>
          </table:table-cell>
          <table:table-cell office:value-type="float" office:value="-32.22" calcext:value-type="float">
            <text:p>-32,22</text:p>
          </table:table-cell>
          <table:table-cell office:value-type="float" office:value="-0.1995" calcext:value-type="float">
            <text:p>-0,1995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table:style-name="ce4" table:number-columns-repeated="3"/>
          <table:table-cell table:style-name="ce9"/>
          <table:table-cell table:number-columns-repeated="3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O2" table:style-name="ta1">
        <table:shapes>
          <draw:frame draw:z-index="0" draw:style-name="gr1" draw:text-style-name="P1" svg:width="27.754cm" svg:height="23.799cm" svg:x="27.424cm" svg:y="1.459cm">
            <draw:object draw:notify-on-update-of-ranges="O2.F5:O2.F27 O2.G4:O2.G4 O2.G5:O2.G27 O2.F5:O2.F27 O2.J4:O2.J4 O2.J5:O2.J27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03"/>
        <table:table-column table:style-name="co1" table:number-columns-repeated="7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4"/>
          <table:table-cell table:style-name="ce104" office:value-type="string" calcext:value-type="string">
            <text:p>U_in (V)</text:p>
          </table:table-cell>
          <table:table-cell table:style-name="ce1" office:value-type="string" calcext:value-type="string">
            <text:p>AFR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^2</text:p>
          </table:table-cell>
          <table:table-cell table:style-name="ce1" office:value-type="string" calcext:value-type="string">
            <text:p>E^2_w</text:p>
          </table:table-cell>
        </table:table-row>
        <table:table-row table:style-name="ro1">
          <table:table-cell table:number-columns-repeated="4"/>
          <table:table-cell office:value-type="float" office:value="4.99" calcext:value-type="float">
            <text:p>4,99</text:p>
          </table:table-cell>
          <table:table-cell table:style-name="ce105" office:value-type="float" office:value="22.4" calcext:value-type="float">
            <text:p>22,4</text:p>
          </table:table-cell>
          <table:table-cell table:style-name="ce105" office:value-type="float" office:value="3055" calcext:value-type="float">
            <text:p>3055</text:p>
          </table:table-cell>
          <table:table-cell table:style-name="ce108"/>
          <table:table-cell table:style-name="ce105"/>
          <table:table-cell table:style-name="ce73"/>
          <table:table-cell table:style-name="ce67" table:number-columns-repeated="2"/>
        </table:table-row>
        <table:table-row table:style-name="ro1">
          <table:table-cell table:number-columns-repeated="4"/>
          <table:table-cell office:value-type="float" office:value="4.78" calcext:value-type="float">
            <text:p>4,78</text:p>
          </table:table-cell>
          <table:table-cell table:style-name="ce105" office:value-type="float" office:value="22" calcext:value-type="float">
            <text:p>22</text:p>
          </table:table-cell>
          <table:table-cell table:style-name="ce105" office:value-type="float" office:value="3022" calcext:value-type="float">
            <text:p>3022</text:p>
          </table:table-cell>
          <table:table-cell table:style-name="ce108" table:number-columns-repeated="2"/>
          <table:table-cell table:style-name="ce73"/>
          <table:table-cell table:style-name="ce67" table:number-columns-repeated="2"/>
        </table:table-row>
        <table:table-row table:style-name="ro1">
          <table:table-cell table:number-columns-repeated="4"/>
          <table:table-cell office:value-type="float" office:value="4.52" calcext:value-type="float">
            <text:p>4,52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2815" calcext:value-type="float">
            <text:p>2815</text:p>
          </table:table-cell>
          <table:table-cell table:style-name="ce68" table:formula="of:=([.G7]-[.G6])/([.F7]-[.F6])" office:value-type="float" office:value="207" calcext:value-type="float">
            <text:p>207,00</text:p>
          </table:table-cell>
          <table:table-cell table:style-name="ce68" table:formula="of:=[.G7]-[.H7]*[.F7]" office:value-type="float" office:value="-1532" calcext:value-type="float">
            <text:p>-1532,00</text:p>
          </table:table-cell>
          <table:table-cell table:style-name="ce73" table:formula="of:=[.F7]*[.$H$31]+[.$I$31]" office:value-type="float" office:value="2834" calcext:value-type="float">
            <text:p>2834</text:p>
          </table:table-cell>
          <table:table-cell table:style-name="ce67" table:formula="of:=([.G7]-[.J7])^2" office:value-type="float" office:value="361" calcext:value-type="float">
            <text:p>361</text:p>
          </table:table-cell>
          <table:table-cell table:style-name="ce67"/>
        </table:table-row>
        <table:table-row table:style-name="ro1">
          <table:table-cell table:number-columns-repeated="4"/>
          <table:table-cell office:value-type="float" office:value="4.04" calcext:value-type="float">
            <text:p>4,04</text:p>
          </table:table-cell>
          <table:table-cell table:style-name="ce67" office:value-type="float" office:value="19.5" calcext:value-type="float">
            <text:p>19,5</text:p>
          </table:table-cell>
          <table:table-cell table:style-name="ce67" office:value-type="float" office:value="2514" calcext:value-type="float">
            <text:p>2514</text:p>
          </table:table-cell>
          <table:table-cell table:style-name="ce68" table:formula="of:=([.G8]-[.G7])/([.F8]-[.F7])" office:value-type="float" office:value="200.666666666667" calcext:value-type="float">
            <text:p>200,67</text:p>
          </table:table-cell>
          <table:table-cell table:style-name="ce68" table:formula="of:=[.G8]-[.H8]*[.F8]" office:value-type="float" office:value="-1399" calcext:value-type="float">
            <text:p>-1399,00</text:p>
          </table:table-cell>
          <table:table-cell table:style-name="ce73" table:formula="of:=[.F8]*[.$H$31]+[.$I$31]" office:value-type="float" office:value="2520.5" calcext:value-type="float">
            <text:p>2521</text:p>
          </table:table-cell>
          <table:table-cell table:style-name="ce67" table:formula="of:=([.G8]-[.J8])^2" office:value-type="float" office:value="42.25" calcext:value-type="float">
            <text:p>42,25</text:p>
          </table:table-cell>
          <table:table-cell table:style-name="ce67"/>
        </table:table-row>
        <table:table-row table:style-name="ro1">
          <table:table-cell table:number-columns-repeated="4"/>
          <table:table-cell office:value-type="float" office:value="3.52" calcext:value-type="float">
            <text:p>3,52</text:p>
          </table:table-cell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2193" calcext:value-type="float">
            <text:p>2193</text:p>
          </table:table-cell>
          <table:table-cell table:style-name="ce68" table:formula="of:=([.G9]-[.G8])/([.F9]-[.F8])" office:value-type="float" office:value="214" calcext:value-type="float">
            <text:p>214,00</text:p>
          </table:table-cell>
          <table:table-cell table:style-name="ce68" table:formula="of:=[.G9]-[.H9]*[.F9]" office:value-type="float" office:value="-1659" calcext:value-type="float">
            <text:p>-1659,00</text:p>
          </table:table-cell>
          <table:table-cell table:style-name="ce73" table:formula="of:=[.F9]*[.$H$31]+[.$I$31]" office:value-type="float" office:value="2207" calcext:value-type="float">
            <text:p>2207</text:p>
          </table:table-cell>
          <table:table-cell table:style-name="ce67" table:formula="of:=([.G9]-[.J9])^2" office:value-type="float" office:value="196" calcext:value-type="float">
            <text:p>196</text:p>
          </table:table-cell>
          <table:table-cell table:style-name="ce67"/>
        </table:table-row>
        <table:table-row table:style-name="ro1">
          <table:table-cell table:number-columns-repeated="4"/>
          <table:table-cell office:value-type="float" office:value="3.05" calcext:value-type="float">
            <text:p>3,05</text:p>
          </table:table-cell>
          <table:table-cell table:style-name="ce106" office:value-type="float" office:value="16.5" calcext:value-type="float">
            <text:p>16,5</text:p>
          </table:table-cell>
          <table:table-cell table:style-name="ce106" office:value-type="float" office:value="1898" calcext:value-type="float">
            <text:p>1898</text:p>
          </table:table-cell>
          <table:table-cell table:style-name="ce109" table:formula="of:=([.G10]-[.G9])/([.F10]-[.F9])" office:value-type="float" office:value="196.666666666667" calcext:value-type="float">
            <text:p>196,67</text:p>
          </table:table-cell>
          <table:table-cell table:style-name="ce109" table:formula="of:=[.G10]-[.H10]*[.F10]" office:value-type="float" office:value="-1347" calcext:value-type="float">
            <text:p>-1347,00</text:p>
          </table:table-cell>
          <table:table-cell table:style-name="ce73" table:formula="of:=[.F10]*[.$H$31]+[.$I$31]" office:value-type="float" office:value="1893.5" calcext:value-type="float">
            <text:p>1894</text:p>
          </table:table-cell>
          <table:table-cell table:style-name="ce67" table:formula="of:=([.G10]-[.J10])^2" office:value-type="float" office:value="20.25" calcext:value-type="float">
            <text:p>20,25</text:p>
          </table:table-cell>
          <table:table-cell table:style-name="ce112" table:formula="of:=([.G10]-[.J10])^2" office:value-type="float" office:value="20.25" calcext:value-type="float">
            <text:p>20,25</text:p>
          </table:table-cell>
        </table:table-row>
        <table:table-row table:style-name="ro1">
          <table:table-cell table:number-columns-repeated="4"/>
          <table:table-cell office:value-type="float" office:value="2.86" calcext:value-type="float">
            <text:p>2,86</text:p>
          </table:table-cell>
          <table:table-cell table:style-name="ce106" office:value-type="float" office:value="16" calcext:value-type="float">
            <text:p>16</text:p>
          </table:table-cell>
          <table:table-cell table:style-name="ce106" office:value-type="float" office:value="1781" calcext:value-type="float">
            <text:p>1781</text:p>
          </table:table-cell>
          <table:table-cell table:style-name="ce109" table:formula="of:=([.G11]-[.G10])/([.F11]-[.F10])" office:value-type="float" office:value="234" calcext:value-type="float">
            <text:p>234,00</text:p>
          </table:table-cell>
          <table:table-cell table:style-name="ce109" table:formula="of:=[.G11]-[.H11]*[.F11]" office:value-type="float" office:value="-1963" calcext:value-type="float">
            <text:p>-1963,00</text:p>
          </table:table-cell>
          <table:table-cell table:style-name="ce73" table:formula="of:=[.F11]*[.$H$31]+[.$I$31]" office:value-type="float" office:value="1789" calcext:value-type="float">
            <text:p>1789</text:p>
          </table:table-cell>
          <table:table-cell table:style-name="ce67" table:formula="of:=([.G11]-[.J11])^2" office:value-type="float" office:value="64" calcext:value-type="float">
            <text:p>64</text:p>
          </table:table-cell>
          <table:table-cell table:style-name="ce112" table:formula="of:=([.G11]-[.J11])^2" office:value-type="float" office:value="64" calcext:value-type="float">
            <text:p>64</text:p>
          </table:table-cell>
        </table:table-row>
        <table:table-row table:style-name="ro1">
          <table:table-cell table:number-columns-repeated="4"/>
          <table:table-cell office:value-type="float" office:value="2.54" calcext:value-type="float">
            <text:p>2,54</text:p>
          </table:table-cell>
          <table:table-cell table:style-name="ce106" office:value-type="float" office:value="15" calcext:value-type="float">
            <text:p>15</text:p>
          </table:table-cell>
          <table:table-cell table:style-name="ce106" office:value-type="float" office:value="1587" calcext:value-type="float">
            <text:p>1587</text:p>
          </table:table-cell>
          <table:table-cell table:style-name="ce109" table:formula="of:=([.G12]-[.G11])/([.F12]-[.F11])" office:value-type="float" office:value="194" calcext:value-type="float">
            <text:p>194,00</text:p>
          </table:table-cell>
          <table:table-cell table:style-name="ce109" table:formula="of:=[.G12]-[.H12]*[.F12]" office:value-type="float" office:value="-1323" calcext:value-type="float">
            <text:p>-1323,00</text:p>
          </table:table-cell>
          <table:table-cell table:style-name="ce73" table:formula="of:=[.F12]*[.$H$31]+[.$I$31]" office:value-type="float" office:value="1580" calcext:value-type="float">
            <text:p>1580</text:p>
          </table:table-cell>
          <table:table-cell table:style-name="ce67" table:formula="of:=([.G12]-[.J12])^2" office:value-type="float" office:value="49" calcext:value-type="float">
            <text:p>49</text:p>
          </table:table-cell>
          <table:table-cell table:style-name="ce112" table:formula="of:=([.G12]-[.J12])^2" office:value-type="float" office:value="49" calcext:value-type="float">
            <text:p>49</text:p>
          </table:table-cell>
        </table:table-row>
        <table:table-row table:style-name="ro1">
          <table:table-cell table:number-columns-repeated="4"/>
          <table:table-cell office:value-type="float" office:value="2.19" calcext:value-type="float">
            <text:p>2,19</text:p>
          </table:table-cell>
          <table:table-cell table:style-name="ce106" office:value-type="float" office:value="14" calcext:value-type="float">
            <text:p>14</text:p>
          </table:table-cell>
          <table:table-cell table:style-name="ce106" office:value-type="float" office:value="1365" calcext:value-type="float">
            <text:p>1365</text:p>
          </table:table-cell>
          <table:table-cell table:style-name="ce109" table:formula="of:=([.G13]-[.G12])/([.F13]-[.F12])" office:value-type="float" office:value="222" calcext:value-type="float">
            <text:p>222,00</text:p>
          </table:table-cell>
          <table:table-cell table:style-name="ce109" table:formula="of:=[.G13]-[.H13]*[.F13]" office:value-type="float" office:value="-1743" calcext:value-type="float">
            <text:p>-1743,00</text:p>
          </table:table-cell>
          <table:table-cell table:style-name="ce73" table:formula="of:=[.F13]*[.$H$31]+[.$I$31]" office:value-type="float" office:value="1371" calcext:value-type="float">
            <text:p>1371</text:p>
          </table:table-cell>
          <table:table-cell table:style-name="ce67" table:formula="of:=([.G13]-[.J13])^2" office:value-type="float" office:value="36" calcext:value-type="float">
            <text:p>36</text:p>
          </table:table-cell>
          <table:table-cell table:style-name="ce112" table:formula="of:=([.G13]-[.J13])^2" office:value-type="float" office:value="36" calcext:value-type="float">
            <text:p>36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style-name="ce106" office:value-type="float" office:value="13.4" calcext:value-type="float">
            <text:p>13,4</text:p>
          </table:table-cell>
          <table:table-cell table:style-name="ce106" office:value-type="float" office:value="1246" calcext:value-type="float">
            <text:p>1246</text:p>
          </table:table-cell>
          <table:table-cell table:style-name="ce109" table:formula="of:=([.G14]-[.G13])/([.F14]-[.F13])" office:value-type="float" office:value="198.333333333333" calcext:value-type="float">
            <text:p>198,33</text:p>
          </table:table-cell>
          <table:table-cell table:style-name="ce109" table:formula="of:=[.G14]-[.H14]*[.F14]" office:value-type="float" office:value="-1411.66666666667" calcext:value-type="float">
            <text:p>-1411,67</text:p>
          </table:table-cell>
          <table:table-cell table:style-name="ce73" table:formula="of:=[.F14]*[.$H$31]+[.$I$31]" office:value-type="float" office:value="1245.6" calcext:value-type="float">
            <text:p>1246</text:p>
          </table:table-cell>
          <table:table-cell table:style-name="ce67" table:formula="of:=([.G14]-[.J14])^2" office:value-type="float" office:value="0.160000000000073" calcext:value-type="float">
            <text:p>0,160000000000073</text:p>
          </table:table-cell>
          <table:table-cell table:style-name="ce112" table:formula="of:=([.G14]-[.J14])^2" office:value-type="float" office:value="0.160000000000073" calcext:value-type="float">
            <text:p>0,160000000000073</text:p>
          </table:table-cell>
        </table:table-row>
        <table:table-row table:style-name="ro1">
          <table:table-cell table:number-columns-repeated="4"/>
          <table:table-cell office:value-type="float" office:value="1.71" calcext:value-type="float">
            <text:p>1,71</text:p>
          </table:table-cell>
          <table:table-cell table:style-name="ce106" office:value-type="float" office:value="12.5" calcext:value-type="float">
            <text:p>12,5</text:p>
          </table:table-cell>
          <table:table-cell table:style-name="ce106" office:value-type="float" office:value="1069" calcext:value-type="float">
            <text:p>1069</text:p>
          </table:table-cell>
          <table:table-cell table:style-name="ce109" table:formula="of:=([.G15]-[.G14])/([.F15]-[.F14])" office:value-type="float" office:value="196.666666666667" calcext:value-type="float">
            <text:p>196,67</text:p>
          </table:table-cell>
          <table:table-cell table:style-name="ce109" table:formula="of:=[.G15]-[.H15]*[.F15]" office:value-type="float" office:value="-1389.33333333333" calcext:value-type="float">
            <text:p>-1389,33</text:p>
          </table:table-cell>
          <table:table-cell table:style-name="ce73" table:formula="of:=[.F15]*[.$H$31]+[.$I$31]" office:value-type="float" office:value="1057.5" calcext:value-type="float">
            <text:p>1058</text:p>
          </table:table-cell>
          <table:table-cell table:style-name="ce67" table:formula="of:=([.G15]-[.J15])^2" office:value-type="float" office:value="132.25" calcext:value-type="float">
            <text:p>132,25</text:p>
          </table:table-cell>
          <table:table-cell table:style-name="ce112" table:formula="of:=([.G15]-[.J15])^2" office:value-type="float" office:value="132.25" calcext:value-type="float">
            <text:p>132,25</text:p>
          </table:table-cell>
        </table:table-row>
        <table:table-row table:style-name="ro1">
          <table:table-cell table:number-columns-repeated="4"/>
          <table:table-cell office:value-type="float" office:value="1.52" calcext:value-type="float">
            <text:p>1,52</text:p>
          </table:table-cell>
          <table:table-cell table:style-name="ce106" office:value-type="float" office:value="12" calcext:value-type="float">
            <text:p>12</text:p>
          </table:table-cell>
          <table:table-cell table:style-name="ce106" office:value-type="float" office:value="947" calcext:value-type="float">
            <text:p>947</text:p>
          </table:table-cell>
          <table:table-cell table:style-name="ce109" table:formula="of:=([.G16]-[.G15])/([.F16]-[.F15])" office:value-type="float" office:value="244" calcext:value-type="float">
            <text:p>244,00</text:p>
          </table:table-cell>
          <table:table-cell table:style-name="ce109" table:formula="of:=[.G16]-[.H16]*[.F16]" office:value-type="float" office:value="-1981" calcext:value-type="float">
            <text:p>-1981,00</text:p>
          </table:table-cell>
          <table:table-cell table:style-name="ce73" table:formula="of:=[.F16]*[.$H$31]+[.$I$31]" office:value-type="float" office:value="953" calcext:value-type="float">
            <text:p>953</text:p>
          </table:table-cell>
          <table:table-cell table:style-name="ce67" table:formula="of:=([.G16]-[.J16])^2" office:value-type="float" office:value="36" calcext:value-type="float">
            <text:p>36</text:p>
          </table:table-cell>
          <table:table-cell table:style-name="ce112" table:formula="of:=([.G16]-[.J16])^2" office:value-type="float" office:value="36" calcext:value-type="float">
            <text:p>36</text:p>
          </table:table-cell>
        </table:table-row>
        <table:table-row table:style-name="ro1">
          <table:table-cell table:number-columns-repeated="4"/>
          <table:table-cell office:value-type="float" office:value="1.02" calcext:value-type="float">
            <text:p>1,02</text:p>
          </table:table-cell>
          <table:table-cell table:style-name="ce106" office:value-type="float" office:value="10.5" calcext:value-type="float">
            <text:p>10,5</text:p>
          </table:table-cell>
          <table:table-cell table:style-name="ce106" office:value-type="float" office:value="641" calcext:value-type="float">
            <text:p>641</text:p>
          </table:table-cell>
          <table:table-cell table:style-name="ce109" table:formula="of:=([.G17]-[.G16])/([.F17]-[.F16])" office:value-type="float" office:value="204" calcext:value-type="float">
            <text:p>204,00</text:p>
          </table:table-cell>
          <table:table-cell table:style-name="ce109" table:formula="of:=[.G17]-[.H17]*[.F17]" office:value-type="float" office:value="-1501" calcext:value-type="float">
            <text:p>-1501,00</text:p>
          </table:table-cell>
          <table:table-cell table:style-name="ce73" table:formula="of:=[.F17]*[.$H$31]+[.$I$31]" office:value-type="float" office:value="639.5" calcext:value-type="float">
            <text:p>640</text:p>
          </table:table-cell>
          <table:table-cell table:style-name="ce67" table:formula="of:=([.G17]-[.J17])^2" office:value-type="float" office:value="2.25" calcext:value-type="float">
            <text:p>2,25</text:p>
          </table:table-cell>
          <table:table-cell table:style-name="ce112" table:formula="of:=([.G17]-[.J17])^2" office:value-type="float" office:value="2.25" calcext:value-type="float">
            <text:p>2,25</text:p>
          </table:table-cell>
        </table:table-row>
        <table:table-row table:style-name="ro1">
          <table:table-cell table:number-columns-repeated="4"/>
          <table:table-cell office:value-type="float" office:value="0.52" calcext:value-type="float">
            <text:p>0,52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329" calcext:value-type="float">
            <text:p>329</text:p>
          </table:table-cell>
          <table:table-cell table:style-name="ce68" table:formula="of:=([.G18]-[.G17])/([.F18]-[.F17])" office:value-type="float" office:value="208" calcext:value-type="float">
            <text:p>208,00</text:p>
          </table:table-cell>
          <table:table-cell table:style-name="ce68" table:formula="of:=[.G18]-[.H18]*[.F18]" office:value-type="float" office:value="-1543" calcext:value-type="float">
            <text:p>-1543,00</text:p>
          </table:table-cell>
          <table:table-cell table:style-name="ce73" table:formula="of:=[.F18]*[.$H$31]+[.$I$31]" office:value-type="float" office:value="326" calcext:value-type="float">
            <text:p>326</text:p>
          </table:table-cell>
          <table:table-cell table:style-name="ce67" table:formula="of:=([.G18]-[.J18])^2" office:value-type="float" office:value="9" calcext:value-type="float">
            <text:p>9</text:p>
          </table:table-cell>
          <table:table-cell table:style-name="ce67"/>
        </table:table-row>
        <table:table-row table:style-name="ro1" table:number-rows-repeated="7">
          <table:table-cell table:number-columns-repeated="5"/>
          <table:table-cell table:style-name="ce2" table:number-columns-repeated="2"/>
          <table:table-cell table:style-name="ce60" table:number-columns-repeated="2"/>
          <table:table-cell table:style-name="ce73"/>
          <table:table-cell table:style-name="ce67" table:number-columns-repeated="2"/>
        </table:table-row>
        <table:table-row table:style-name="ro1">
          <table:table-cell table:number-columns-repeated="5"/>
          <table:table-cell table:style-name="ce2" table:number-columns-repeated="2"/>
          <table:table-cell table:style-name="ce60"/>
          <table:table-cell table:style-name="ce2"/>
          <table:table-cell table:style-name="ce73"/>
          <table:table-cell table:style-name="ce67" table:number-columns-repeated="2"/>
        </table:table-row>
        <table:table-row table:style-name="ro1">
          <table:table-cell table:number-columns-repeated="5"/>
          <table:table-cell table:style-name="ce2" table:number-columns-repeated="2"/>
          <table:table-cell table:style-name="ce61"/>
          <table:table-cell table:style-name="ce5"/>
          <table:table-cell table:style-name="ce10"/>
          <table:table-cell table:style-name="ce69" table:number-columns-repeated="2"/>
        </table:table-row>
        <table:table-row table:style-name="ro1">
          <table:table-cell table:number-columns-repeated="7"/>
          <table:table-cell table:style-name="ce62" table:formula="of:=AVERAGE([.H5:.H27])" office:value-type="float" office:value="209.944444444444" calcext:value-type="float">
            <text:p>209,944</text:p>
          </table:table-cell>
          <table:table-cell table:style-name="ce8" table:formula="of:=AVERAGE([.I5:.I27])" office:value-type="float" office:value="-1566" calcext:value-type="float">
            <text:p>-1566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12" office:value-type="string" calcext:value-type="string">
            <text:p>s</text:p>
          </table:table-cell>
          <table:table-cell table:style-name="ce111" table:formula="of:=SQRT(SUM([.K5:.K27]))" office:value-type="float" office:value="30.7922068062684" calcext:value-type="float">
            <text:p>30,79</text:p>
          </table:table-cell>
          <table:table-cell table:style-name="ce113" table:formula="of:=SQRT(SUM([.L5:.L27]))" office:value-type="float" office:value="18.4366482854124" calcext:value-type="float">
            <text:p>18,4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Linearization</text:p>
          </table:table-cell>
          <table:table-cell/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-1555" calcext:value-type="float">
            <text:p>-1555</text:p>
          </table:table-cell>
          <table:table-cell table:number-columns-repeated="3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5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s</text:p>
          </table:table-cell>
          <table:table-cell table:style-name="ce5" office:value-type="string" calcext:value-type="string">
            <text:p>res_w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table:number-columns-repeated="3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-1560" calcext:value-type="float">
            <text:p>-1560</text:p>
          </table:table-cell>
          <table:table-cell table:style-name="ce2" office:value-type="float" office:value="30.53" calcext:value-type="float">
            <text:p>30,53</text:p>
          </table:table-cell>
          <table:table-cell table:style-name="ce5" office:value-type="float" office:value="24.27" calcext:value-type="float">
            <text:p>24,2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07" office:value-type="float" office:value="209" calcext:value-type="float">
            <text:p>209</text:p>
          </table:table-cell>
          <table:table-cell table:style-name="ce107" office:value-type="float" office:value="-1555" calcext:value-type="float">
            <text:p>-1555</text:p>
          </table:table-cell>
          <table:table-cell table:style-name="ce107" office:value-type="float" office:value="30.79" calcext:value-type="float">
            <text:p>30,79</text:p>
          </table:table-cell>
          <table:table-cell table:style-name="ce110" office:value-type="float" office:value="18.44" calcext:value-type="float">
            <text:p>18,4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-1566" calcext:value-type="float">
            <text:p>-1566</text:p>
          </table:table-cell>
          <table:table-cell table:style-name="ce2" office:value-type="float" office:value="44.15" calcext:value-type="float">
            <text:p>44,15</text:p>
          </table:table-cell>
          <table:table-cell table:style-name="ce5" office:value-type="float" office:value="20.42" calcext:value-type="float">
            <text:p>20,42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-1568" calcext:value-type="float">
            <text:p>-1568</text:p>
          </table:table-cell>
          <table:table-cell table:style-name="ce2" office:value-type="float" office:value="41.1" calcext:value-type="float">
            <text:p>41,1</text:p>
          </table:table-cell>
          <table:table-cell table:style-name="ce5" office:value-type="float" office:value="19.52" calcext:value-type="float">
            <text:p>19,52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0" table:number-columns-repeated="3"/>
          <table:table-cell table:style-name="ce30"/>
          <table:table-cell table:number-columns-repeated="3"/>
        </table:table-row>
        <table:table-row table:style-name="ro1" table:number-rows-repeated="8">
          <table:table-cell table:number-columns-repeated="5"/>
          <table:table-cell table:style-name="ce2" table:number-columns-repeated="3"/>
          <table:table-cell table:style-name="ce5"/>
          <table:table-cell table:number-columns-repeated="3"/>
        </table:table-row>
        <table:table-row table:style-name="ro1" table:number-rows-repeated="104852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ear" table:style-name="ta1">
        <table:shapes>
          <draw:frame draw:z-index="0" draw:style-name="gr1" draw:text-style-name="P1" svg:width="27.754cm" svg:height="23.799cm" svg:x="27.424cm" svg:y="1.459cm">
            <draw:object draw:notify-on-update-of-ranges="gear.F5:gear.F27 gear.G4:gear.G4 gear.G5:gear.G27 gear.F5:gear.F27 gear.J4:gear.J4 gear.J5:gear.J2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03"/>
        <table:table-column table:style-name="co1" table:number-columns-repeated="7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4"/>
          <table:table-cell table:style-name="ce104"/>
          <table:table-cell table:style-name="ce1" office:value-type="string" calcext:value-type="string">
            <text:p>gear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^2</text:p>
          </table:table-cell>
          <table:table-cell table:style-name="ce1" office:value-type="string" calcext:value-type="string">
            <text:p>E^2_w</text:p>
          </table:table-cell>
        </table:table-row>
        <table:table-row table:style-name="ro1">
          <table:table-cell table:number-columns-repeated="5"/>
          <table:table-cell table:style-name="ce67" office:value-type="float" office:value="0" calcext:value-type="float">
            <text:p>0</text:p>
          </table:table-cell>
          <table:table-cell table:style-name="ce67" office:value-type="float" office:value="3052" calcext:value-type="float">
            <text:p>3052</text:p>
          </table:table-cell>
          <table:table-cell table:style-name="ce68"/>
          <table:table-cell table:style-name="ce67"/>
          <table:table-cell table:style-name="ce73"/>
          <table:table-cell table:style-name="ce67" table:number-columns-repeated="2"/>
        </table:table-row>
        <table:table-row table:style-name="ro1">
          <table:table-cell table:number-columns-repeated="5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542" calcext:value-type="float">
            <text:p>2542</text:p>
          </table:table-cell>
          <table:table-cell table:style-name="ce68" table:formula="of:=([.G6]-[.G5])/([.F6]-[.F5])" office:value-type="float" office:value="-510" calcext:value-type="float">
            <text:p>-510,00</text:p>
          </table:table-cell>
          <table:table-cell table:style-name="ce68" table:formula="of:=[.G6]-[.H6]*[.F6]" office:value-type="float" office:value="3052" calcext:value-type="float">
            <text:p>3052,00</text:p>
          </table:table-cell>
          <table:table-cell table:style-name="ce73" table:formula="of:=[.F6]*[.$H$31]+[.$I$31]" office:value-type="float" office:value="2570" calcext:value-type="float">
            <text:p>2570</text:p>
          </table:table-cell>
          <table:table-cell table:style-name="ce67" table:formula="of:=([.G6]-[.J6])^2" office:value-type="float" office:value="784" calcext:value-type="float">
            <text:p>784</text:p>
          </table:table-cell>
          <table:table-cell table:style-name="ce67" table:formula="of:=([.G6]-[.J6])^2" office:value-type="float" office:value="784" calcext:value-type="float">
            <text:p>784</text:p>
          </table:table-cell>
        </table:table-row>
        <table:table-row table:style-name="ro1">
          <table:table-cell table:number-columns-repeated="5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2098" calcext:value-type="float">
            <text:p>2098</text:p>
          </table:table-cell>
          <table:table-cell table:style-name="ce68" table:formula="of:=([.G7]-[.G6])/([.F7]-[.F6])" office:value-type="float" office:value="-444" calcext:value-type="float">
            <text:p>-444,00</text:p>
          </table:table-cell>
          <table:table-cell table:style-name="ce68" table:formula="of:=[.G7]-[.H7]*[.F7]" office:value-type="float" office:value="2986" calcext:value-type="float">
            <text:p>2986,00</text:p>
          </table:table-cell>
          <table:table-cell table:style-name="ce73" table:formula="of:=[.F7]*[.$H$31]+[.$I$31]" office:value-type="float" office:value="2070" calcext:value-type="float">
            <text:p>2070</text:p>
          </table:table-cell>
          <table:table-cell table:style-name="ce67" table:formula="of:=([.G7]-[.J7])^2" office:value-type="float" office:value="784" calcext:value-type="float">
            <text:p>784</text:p>
          </table:table-cell>
          <table:table-cell table:style-name="ce67" table:formula="of:=([.G7]-[.J7])^2" office:value-type="float" office:value="784" calcext:value-type="float">
            <text:p>784</text:p>
          </table:table-cell>
        </table:table-row>
        <table:table-row table:style-name="ro1">
          <table:table-cell table:number-columns-repeated="5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555" calcext:value-type="float">
            <text:p>1555</text:p>
          </table:table-cell>
          <table:table-cell table:style-name="ce68" table:formula="of:=([.G8]-[.G7])/([.F8]-[.F7])" office:value-type="float" office:value="-543" calcext:value-type="float">
            <text:p>-543,00</text:p>
          </table:table-cell>
          <table:table-cell table:style-name="ce68" table:formula="of:=[.G8]-[.H8]*[.F8]" office:value-type="float" office:value="3184" calcext:value-type="float">
            <text:p>3184,00</text:p>
          </table:table-cell>
          <table:table-cell table:style-name="ce73" table:formula="of:=[.F8]*[.$H$31]+[.$I$31]" office:value-type="float" office:value="1570" calcext:value-type="float">
            <text:p>1570</text:p>
          </table:table-cell>
          <table:table-cell table:style-name="ce67" table:formula="of:=([.G8]-[.J8])^2" office:value-type="float" office:value="225" calcext:value-type="float">
            <text:p>225</text:p>
          </table:table-cell>
          <table:table-cell table:style-name="ce67" table:formula="of:=([.G8]-[.J8])^2"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091" calcext:value-type="float">
            <text:p>1091</text:p>
          </table:table-cell>
          <table:table-cell table:style-name="ce68" table:formula="of:=([.G9]-[.G8])/([.F9]-[.F8])" office:value-type="float" office:value="-464" calcext:value-type="float">
            <text:p>-464,00</text:p>
          </table:table-cell>
          <table:table-cell table:style-name="ce68" table:formula="of:=[.G9]-[.H9]*[.F9]" office:value-type="float" office:value="2947" calcext:value-type="float">
            <text:p>2947,00</text:p>
          </table:table-cell>
          <table:table-cell table:style-name="ce73" table:formula="of:=[.F9]*[.$H$31]+[.$I$31]" office:value-type="float" office:value="1070" calcext:value-type="float">
            <text:p>1070</text:p>
          </table:table-cell>
          <table:table-cell table:style-name="ce67" table:formula="of:=([.G9]-[.J9])^2" office:value-type="float" office:value="441" calcext:value-type="float">
            <text:p>441</text:p>
          </table:table-cell>
          <table:table-cell table:style-name="ce67" table:formula="of:=([.G9]-[.J9])^2" office:value-type="float" office:value="441" calcext:value-type="float">
            <text:p>441</text:p>
          </table:table-cell>
        </table:table-row>
        <table:table-row table:style-name="ro1">
          <table:table-cell table:number-columns-repeated="5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570" calcext:value-type="float">
            <text:p>570</text:p>
          </table:table-cell>
          <table:table-cell table:style-name="ce68" table:formula="of:=([.G10]-[.G9])/([.F10]-[.F9])" office:value-type="float" office:value="-521" calcext:value-type="float">
            <text:p>-521,00</text:p>
          </table:table-cell>
          <table:table-cell table:style-name="ce68" table:formula="of:=[.G10]-[.H10]*[.F10]" office:value-type="float" office:value="3175" calcext:value-type="float">
            <text:p>3175,00</text:p>
          </table:table-cell>
          <table:table-cell table:style-name="ce73" table:formula="of:=[.F10]*[.$H$31]+[.$I$31]" office:value-type="float" office:value="570" calcext:value-type="float">
            <text:p>570</text:p>
          </table:table-cell>
          <table:table-cell table:style-name="ce67" table:formula="of:=([.G10]-[.J10])^2" office:value-type="float" office:value="0" calcext:value-type="float">
            <text:p>0</text:p>
          </table:table-cell>
          <table:table-cell table:style-name="ce67" table:formula="of:=([.G10]-[.J10])^2" office:value-type="float" office:value="0" calcext:value-type="float">
            <text:p>0</text:p>
          </table:table-cell>
        </table:table-row>
        <table:table-row table:style-name="ro1" table:number-rows-repeated="15">
          <table:table-cell table:number-columns-repeated="5"/>
          <table:table-cell table:style-name="ce67" table:number-columns-repeated="2"/>
          <table:table-cell table:style-name="ce68" table:number-columns-repeated="2"/>
          <table:table-cell table:style-name="ce98"/>
          <table:table-cell table:style-name="ce67" table:number-columns-repeated="2"/>
        </table:table-row>
        <table:table-row table:style-name="ro1">
          <table:table-cell table:number-columns-repeated="5"/>
          <table:table-cell table:style-name="ce67" table:number-columns-repeated="2"/>
          <table:table-cell table:style-name="ce68"/>
          <table:table-cell table:style-name="ce67"/>
          <table:table-cell table:style-name="ce98"/>
          <table:table-cell table:style-name="ce67" table:number-columns-repeated="2"/>
        </table:table-row>
        <table:table-row table:style-name="ro1">
          <table:table-cell table:number-columns-repeated="5"/>
          <table:table-cell table:style-name="ce67" table:number-columns-repeated="2"/>
          <table:table-cell table:style-name="ce72"/>
          <table:table-cell table:style-name="ce69"/>
          <table:table-cell table:style-name="ce70"/>
          <table:table-cell table:style-name="ce69" table:number-columns-repeated="2"/>
        </table:table-row>
        <table:table-row table:style-name="ro1">
          <table:table-cell table:number-columns-repeated="7"/>
          <table:table-cell table:style-name="ce62" table:formula="of:=AVERAGE([.H5:.H27])" office:value-type="float" office:value="-496.4" calcext:value-type="float">
            <text:p>-496,400</text:p>
          </table:table-cell>
          <table:table-cell table:style-name="ce8" table:formula="of:=AVERAGE([.I5:.I27])" office:value-type="float" office:value="3068.8" calcext:value-type="float">
            <text:p>3069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12" office:value-type="string" calcext:value-type="string">
            <text:p>s</text:p>
          </table:table-cell>
          <table:table-cell table:style-name="ce111" table:formula="of:=SQRT(SUM([.K5:.K27]))" office:value-type="float" office:value="47.2652091923859" calcext:value-type="float">
            <text:p>47,27</text:p>
          </table:table-cell>
          <table:table-cell table:style-name="ce113" table:formula="of:=SQRT(SUM([.L5:.L27]))" office:value-type="float" office:value="47.2652091923859" calcext:value-type="float">
            <text:p>47,2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Linearization</text:p>
          </table:table-cell>
          <table:table-cell/>
          <table:table-cell table:style-name="ce1" office:value-type="float" office:value="-500" calcext:value-type="float">
            <text:p>-500</text:p>
          </table:table-cell>
          <table:table-cell table:style-name="ce1" office:value-type="float" office:value="3070" calcext:value-type="float">
            <text:p>3070</text:p>
          </table:table-cell>
          <table:table-cell table:number-columns-repeated="3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5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s</text:p>
          </table:table-cell>
          <table:table-cell table:style-name="ce5" office:value-type="string" calcext:value-type="string">
            <text:p>res_w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ce2" table:number-columns-repeated="3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107" office:value-type="float" office:value="-500" calcext:value-type="float">
            <text:p>-500</text:p>
          </table:table-cell>
          <table:table-cell table:style-name="ce107" office:value-type="float" office:value="3070" calcext:value-type="float">
            <text:p>3070</text:p>
          </table:table-cell>
          <table:table-cell table:style-name="ce107" office:value-type="float" office:value="47.27" calcext:value-type="float">
            <text:p>47,27</text:p>
          </table:table-cell>
          <table:table-cell table:style-name="ce110" office:value-type="float" office:value="47.27" calcext:value-type="float">
            <text:p>47,27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ce2" table:number-columns-repeated="3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20" table:number-columns-repeated="3"/>
          <table:table-cell table:style-name="ce30"/>
          <table:table-cell table:number-columns-repeated="3"/>
        </table:table-row>
        <table:table-row table:style-name="ro1" table:number-rows-repeated="8">
          <table:table-cell table:number-columns-repeated="5"/>
          <table:table-cell table:style-name="ce2" table:number-columns-repeated="3"/>
          <table:table-cell table:style-name="ce5"/>
          <table:table-cell table:number-columns-repeated="3"/>
        </table:table-row>
        <table:table-row table:style-name="ro1" table:number-rows-repeated="104852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round_speed" table:style-name="ta1">
        <table:shapes>
          <draw:frame draw:z-index="0" draw:style-name="gr1" draw:text-style-name="P1" svg:width="27.754cm" svg:height="23.799cm" svg:x="27.424cm" svg:y="1.459cm">
            <draw:object draw:notify-on-update-of-ranges="ground_speed.F5:ground_speed.F27 ground_speed.G4:ground_speed.G4 ground_speed.G5:ground_speed.G27 ground_speed.F5:ground_speed.F27 ground_speed.K4:ground_speed.K4 ground_speed.K5:ground_speed.K27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03"/>
        <table:table-column table:style-name="co1" table:number-columns-repeated="8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4"/>
          <table:table-cell table:style-name="ce104"/>
          <table:table-cell table:style-name="ce1" office:value-type="string" calcext:value-type="string">
            <text:p>gear</text:p>
          </table:table-cell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kmh/rpm</text:p>
          </table:table-cell>
          <table:table-cell table:style-name="ce1" office:value-type="string" calcext:value-type="string">
            <text:p>rpm/kmh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^2</text:p>
          </table:table-cell>
          <table:table-cell table:style-name="ce1" office:value-type="string" calcext:value-type="string">
            <text:p>E^2_w</text:p>
          </table:table-cell>
        </table:table-row>
        <table:table-row table:style-name="ro1">
          <table:table-cell table:number-columns-repeated="5"/>
          <table:table-cell table:style-name="ce67" office:value-type="float" office:value="0" calcext:value-type="float">
            <text:p>0</text:p>
          </table:table-cell>
          <table:table-cell table:style-name="ce67"/>
          <table:table-cell table:style-name="ce68"/>
          <table:table-cell table:style-name="ce67" table:number-columns-repeated="2"/>
          <table:table-cell table:style-name="ce73"/>
          <table:table-cell table:style-name="ce67" table:number-columns-repeated="2"/>
        </table:table-row>
        <table:table-row table:style-name="ro1">
          <table:table-cell table:number-columns-repeated="5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8"/>
          <table:table-cell table:style-name="ce68" table:formula="of:=[.H6]/[.G6]" office:value-type="string" office:string-value="" calcext:value-type="error">
            <text:p>#DIV/0!</text:p>
          </table:table-cell>
          <table:table-cell table:style-name="ce68" table:formula="of:=[.G6]/[.H6]" office:value-type="string" office:string-value="" calcext:value-type="error">
            <text:p>#DIV/0!</text:p>
          </table:table-cell>
          <table:table-cell table:style-name="ce73" table:formula="of:=[.F6]*[.$H$31]+[.$I$31]" office:value-type="float" office:value="2570" calcext:value-type="float">
            <text:p>2570</text:p>
          </table:table-cell>
          <table:table-cell table:style-name="ce67" table:formula="of:=([.G6]-[.K6])^2" office:value-type="float" office:value="6604900" calcext:value-type="float">
            <text:p>6604900</text:p>
          </table:table-cell>
          <table:table-cell table:style-name="ce67" table:formula="of:=([.G6]-[.K6])^2" office:value-type="float" office:value="6604900" calcext:value-type="float">
            <text:p>6604900</text:p>
          </table:table-cell>
        </table:table-row>
        <table:table-row table:style-name="ro1">
          <table:table-cell table:number-columns-repeated="5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3294" calcext:value-type="float">
            <text:p>3294</text:p>
          </table:table-cell>
          <table:table-cell table:style-name="ce68" office:value-type="float" office:value="76.5" calcext:value-type="float">
            <text:p>76,50</text:p>
          </table:table-cell>
          <table:table-cell table:style-name="ce68" table:formula="of:=[.H7]/[.G7]" office:value-type="float" office:value="0.023224043715847" calcext:value-type="float">
            <text:p>0,02</text:p>
          </table:table-cell>
          <table:table-cell table:style-name="ce68" table:formula="of:=[.G7]/[.H7]" office:value-type="float" office:value="43.0588235294118" calcext:value-type="float">
            <text:p>43,06</text:p>
          </table:table-cell>
          <table:table-cell table:style-name="ce73" table:formula="of:=[.F7]*[.$H$31]+[.$I$31]" office:value-type="float" office:value="1070" calcext:value-type="float">
            <text:p>1070</text:p>
          </table:table-cell>
          <table:table-cell table:style-name="ce67" table:formula="of:=([.G7]-[.K7])^2" office:value-type="float" office:value="4946176" calcext:value-type="float">
            <text:p>4946176</text:p>
          </table:table-cell>
          <table:table-cell table:style-name="ce67" table:formula="of:=([.G7]-[.K7])^2" office:value-type="float" office:value="4946176" calcext:value-type="float">
            <text:p>4946176</text:p>
          </table:table-cell>
        </table:table-row>
        <table:table-row table:style-name="ro1">
          <table:table-cell table:number-columns-repeated="5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3227" calcext:value-type="float">
            <text:p>3227</text:p>
          </table:table-cell>
          <table:table-cell table:style-name="ce68" office:value-type="float" office:value="74.1" calcext:value-type="float">
            <text:p>74,10</text:p>
          </table:table-cell>
          <table:table-cell table:style-name="ce68" table:formula="of:=[.H8]/[.G8]" office:value-type="float" office:value="0.0229625038735668" calcext:value-type="float">
            <text:p>0,02</text:p>
          </table:table-cell>
          <table:table-cell table:style-name="ce68" table:formula="of:=[.G8]/[.H8]" office:value-type="float" office:value="43.5492577597841" calcext:value-type="float">
            <text:p>43,55</text:p>
          </table:table-cell>
          <table:table-cell table:style-name="ce73" table:formula="of:=[.F8]*[.$H$31]+[.$I$31]" office:value-type="float" office:value="1070" calcext:value-type="float">
            <text:p>1070</text:p>
          </table:table-cell>
          <table:table-cell table:style-name="ce67" table:formula="of:=([.G8]-[.K8])^2" office:value-type="float" office:value="4652649" calcext:value-type="float">
            <text:p>4652649</text:p>
          </table:table-cell>
          <table:table-cell table:style-name="ce67" table:formula="of:=([.G8]-[.K8])^2" office:value-type="float" office:value="4652649" calcext:value-type="float">
            <text:p>4652649</text:p>
          </table:table-cell>
        </table:table-row>
        <table:table-row table:style-name="ro1">
          <table:table-cell table:number-columns-repeated="5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5054" calcext:value-type="float">
            <text:p>5054</text:p>
          </table:table-cell>
          <table:table-cell table:style-name="ce68" office:value-type="float" office:value="109.6" calcext:value-type="float">
            <text:p>109,60</text:p>
          </table:table-cell>
          <table:table-cell table:style-name="ce68" table:formula="of:=[.H9]/[.G9]" office:value-type="float" office:value="0.0216857934309458" calcext:value-type="float">
            <text:p>0,02</text:p>
          </table:table-cell>
          <table:table-cell table:style-name="ce68" table:formula="of:=[.G9]/[.H9]" office:value-type="float" office:value="46.1131386861314" calcext:value-type="float">
            <text:p>46,11</text:p>
          </table:table-cell>
          <table:table-cell table:style-name="ce73" table:formula="of:=[.F9]*[.$H$31]+[.$I$31]" office:value-type="float" office:value="1070" calcext:value-type="float">
            <text:p>1070</text:p>
          </table:table-cell>
          <table:table-cell table:style-name="ce67" table:formula="of:=([.G9]-[.K9])^2" office:value-type="float" office:value="15872256" calcext:value-type="float">
            <text:p>15872256</text:p>
          </table:table-cell>
          <table:table-cell table:style-name="ce67" table:formula="of:=([.G9]-[.K9])^2" office:value-type="float" office:value="15872256" calcext:value-type="float">
            <text:p>15872256</text:p>
          </table:table-cell>
        </table:table-row>
        <table:table-row table:style-name="ro1">
          <table:table-cell table:number-columns-repeated="5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3846" calcext:value-type="float">
            <text:p>3846</text:p>
          </table:table-cell>
          <table:table-cell table:style-name="ce68" office:value-type="float" office:value="105.2" calcext:value-type="float">
            <text:p>105,20</text:p>
          </table:table-cell>
          <table:table-cell table:style-name="ce68" table:formula="of:=[.H10]/[.G10]" office:value-type="float" office:value="0.027353094123765" calcext:value-type="float">
            <text:p>0,03</text:p>
          </table:table-cell>
          <table:table-cell table:style-name="ce68" table:formula="of:=[.G10]/[.H10]" office:value-type="float" office:value="36.5589353612167" calcext:value-type="float">
            <text:p>36,56</text:p>
          </table:table-cell>
          <table:table-cell table:style-name="ce73" table:formula="of:=[.F10]*[.$H$31]+[.$I$31]" office:value-type="float" office:value="570" calcext:value-type="float">
            <text:p>570</text:p>
          </table:table-cell>
          <table:table-cell table:style-name="ce67" table:formula="of:=([.G10]-[.K10])^2" office:value-type="float" office:value="10732176" calcext:value-type="float">
            <text:p>10732176</text:p>
          </table:table-cell>
          <table:table-cell table:style-name="ce67" table:formula="of:=([.G10]-[.K10])^2" office:value-type="float" office:value="10732176" calcext:value-type="float">
            <text:p>10732176</text:p>
          </table:table-cell>
        </table:table-row>
        <table:table-row table:style-name="ro1">
          <table:table-cell table:number-columns-repeated="5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4126" calcext:value-type="float">
            <text:p>4126</text:p>
          </table:table-cell>
          <table:table-cell table:style-name="ce68" office:value-type="float" office:value="112.7" calcext:value-type="float">
            <text:p>112,70</text:p>
          </table:table-cell>
          <table:table-cell table:style-name="ce68" table:formula="of:=[.H11]/[.G11]" office:value-type="float" office:value="0.0273145904023267" calcext:value-type="float">
            <text:p>0,03</text:p>
          </table:table-cell>
          <table:table-cell table:style-name="ce68" table:formula="of:=[.G11]/[.H11]" office:value-type="float" office:value="36.6104702750665" calcext:value-type="float">
            <text:p>36,61</text:p>
          </table:table-cell>
          <table:table-cell table:style-name="ce73" table:formula="of:=[.F11]*[.$H$31]+[.$I$31]" office:value-type="float" office:value="570" calcext:value-type="float">
            <text:p>570</text:p>
          </table:table-cell>
          <table:table-cell table:style-name="ce67" table:formula="of:=([.G11]-[.K11])^2" office:value-type="float" office:value="12645136" calcext:value-type="float">
            <text:p>12645136</text:p>
          </table:table-cell>
          <table:table-cell table:style-name="ce67" table:formula="of:=([.G11]-[.K11])^2" office:value-type="float" office:value="12645136" calcext:value-type="float">
            <text:p>12645136</text:p>
          </table:table-cell>
        </table:table-row>
        <table:table-row table:style-name="ro1">
          <table:table-cell table:number-columns-repeated="5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3851" calcext:value-type="float">
            <text:p>3851</text:p>
          </table:table-cell>
          <table:table-cell table:style-name="ce68" office:value-type="float" office:value="105.4" calcext:value-type="float">
            <text:p>105,40</text:p>
          </table:table-cell>
          <table:table-cell table:style-name="ce68" table:formula="of:=[.H12]/[.G12]" office:value-type="float" office:value="0.0273695144118411" calcext:value-type="float">
            <text:p>0,03</text:p>
          </table:table-cell>
          <table:table-cell table:style-name="ce68" table:formula="of:=[.G12]/[.H12]" office:value-type="float" office:value="36.5370018975332" calcext:value-type="float">
            <text:p>36,54</text:p>
          </table:table-cell>
          <table:table-cell table:style-name="ce73" table:formula="of:=[.F12]*[.$H$31]+[.$I$31]" office:value-type="float" office:value="570" calcext:value-type="float">
            <text:p>570</text:p>
          </table:table-cell>
          <table:table-cell table:style-name="ce67" table:formula="of:=([.G12]-[.K12])^2" office:value-type="float" office:value="10764961" calcext:value-type="float">
            <text:p>10764961</text:p>
          </table:table-cell>
          <table:table-cell table:style-name="ce67" table:formula="of:=([.G12]-[.K12])^2" office:value-type="float" office:value="10764961" calcext:value-type="float">
            <text:p>10764961</text:p>
          </table:table-cell>
        </table:table-row>
        <table:table-row table:style-name="ro1" table:number-rows-repeated="13">
          <table:table-cell table:number-columns-repeated="5"/>
          <table:table-cell table:style-name="ce67" table:number-columns-repeated="2"/>
          <table:table-cell table:style-name="ce68" table:number-columns-repeated="3"/>
          <table:table-cell table:style-name="ce98"/>
          <table:table-cell table:style-name="ce67" table:number-columns-repeated="2"/>
        </table:table-row>
        <table:table-row table:style-name="ro1">
          <table:table-cell table:number-columns-repeated="5"/>
          <table:table-cell table:style-name="ce67" table:number-columns-repeated="2"/>
          <table:table-cell table:style-name="ce68"/>
          <table:table-cell table:style-name="ce67" table:number-columns-repeated="2"/>
          <table:table-cell table:style-name="ce98"/>
          <table:table-cell table:style-name="ce67" table:number-columns-repeated="2"/>
        </table:table-row>
        <table:table-row table:style-name="ro1">
          <table:table-cell table:number-columns-repeated="5"/>
          <table:table-cell table:style-name="ce67" table:number-columns-repeated="2"/>
          <table:table-cell table:style-name="ce72"/>
          <table:table-cell table:style-name="ce69" table:number-columns-repeated="2"/>
          <table:table-cell table:style-name="ce70"/>
          <table:table-cell table:style-name="ce69" table:number-columns-repeated="2"/>
        </table:table-row>
        <table:table-row table:style-name="ro1">
          <table:table-cell table:number-columns-repeated="7"/>
          <table:table-cell table:style-name="ce62" table:formula="of:=AVERAGE([.H5:.H27])" office:value-type="float" office:value="97.25" calcext:value-type="float">
            <text:p>97,250</text:p>
          </table:table-cell>
          <table:table-cell table:style-name="ce8" table:formula="of:=AVERAGE([.I5:.I27])" office:value-type="string" office:string-value="" calcext:value-type="error">
            <text:p>#DIV/0!</text:p>
          </table:table-cell>
          <table:table-cell table:style-name="ce8"/>
          <table:table-cell table:number-columns-repeated="3"/>
        </table:table-row>
        <table:table-row table:style-name="ro1">
          <table:table-cell table:number-columns-repeated="10"/>
          <table:table-cell table:style-name="ce12" office:value-type="string" calcext:value-type="string">
            <text:p>s</text:p>
          </table:table-cell>
          <table:table-cell table:style-name="ce111" table:formula="of:=SQRT(SUM([.L5:.L27]))" office:value-type="float" office:value="8137.4599230964" calcext:value-type="float">
            <text:p>8137,46</text:p>
          </table:table-cell>
          <table:table-cell table:style-name="ce113" table:formula="of:=SQRT(SUM([.M5:.M27]))" office:value-type="float" office:value="8137.4599230964" calcext:value-type="float">
            <text:p>8137,4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Linearization</text:p>
          </table:table-cell>
          <table:table-cell/>
          <table:table-cell table:style-name="ce1" office:value-type="float" office:value="-500" calcext:value-type="float">
            <text:p>-500</text:p>
          </table:table-cell>
          <table:table-cell table:style-name="ce1" office:value-type="float" office:value="3070" calcext:value-type="float">
            <text:p>3070</text:p>
          </table:table-cell>
          <table:table-cell table:style-name="ce1"/>
          <table:table-cell table:number-columns-repeated="3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5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s</text:p>
          </table:table-cell>
          <table:table-cell table:style-name="ce5" office:value-type="string" calcext:value-type="string">
            <text:p>res_w</text:p>
          </table:table-cell>
          <table:table-cell table:style-name="ce5"/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ce2" table:number-columns-repeated="3"/>
          <table:table-cell table:style-name="ce5"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ce107" office:value-type="float" office:value="-500" calcext:value-type="float">
            <text:p>-500</text:p>
          </table:table-cell>
          <table:table-cell table:style-name="ce107" office:value-type="float" office:value="3070" calcext:value-type="float">
            <text:p>3070</text:p>
          </table:table-cell>
          <table:table-cell table:style-name="ce107" office:value-type="float" office:value="47.27" calcext:value-type="float">
            <text:p>47,27</text:p>
          </table:table-cell>
          <table:table-cell table:style-name="ce110" office:value-type="float" office:value="47.27" calcext:value-type="float">
            <text:p>47,27</text:p>
          </table:table-cell>
          <table:table-cell table:style-name="ce110"/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ce2" table:number-columns-repeated="3"/>
          <table:table-cell table:style-name="ce5"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ce20" table:number-columns-repeated="3"/>
          <table:table-cell table:style-name="ce30" table:number-columns-repeated="2"/>
          <table:table-cell table:number-columns-repeated="3"/>
        </table:table-row>
        <table:table-row table:style-name="ro1" table:number-rows-repeated="8">
          <table:table-cell table:number-columns-repeated="5"/>
          <table:table-cell table:style-name="ce2" table:number-columns-repeated="3"/>
          <table:table-cell table:style-name="ce5" table:number-columns-repeated="2"/>
          <table:table-cell table:number-columns-repeated="3"/>
        </table:table-row>
        <table:table-row table:style-name="ro1" table:number-rows-repeated="1048525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0"/>
    </number:number-style>
    <number:number-style style:name="N108">
      <number:number number:decimal-places="2" number:min-decimal-places="2" number:min-integer-digits="0"/>
    </number:number-style>
    <number:number-style style:name="N109">
      <number:number number:decimal-places="3" number:min-decimal-places="3" number:min-integer-digits="0"/>
    </number:number-style>
    <number:number-style style:name="N110">
      <number:number number:decimal-places="3" number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19">00.00.0000</text:date>, <text:time style:data-style-name="N2" text:time-value="12:36:03.02768495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2T14:41:08.534277524</meta:creation-date>
    <dc:date>2022-07-19T14:41:13.632672763</dc:date>
    <meta:editing-duration>PT9H13M28S</meta:editing-duration>
    <meta:editing-cycles>151</meta:editing-cycles>
    <meta:generator>LibreOffice/7.2.2.2$Linux_X86_64 LibreOffice_project/20$Build-2</meta:generator>
    <meta:document-statistic meta:table-count="14" meta:cell-count="1640" meta:object-count="1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37cm" svg:y="0.612cm" chart:style-name="ch2">
          <text:p>TPS</text:p>
        </chart:title>
        <chart:legend chart:legend-position="end" svg:x="24.876cm" svg:y="11.352cm" style:legend-expansion="high" chart:style-name="ch3"/>
        <chart:plot-area chart:style-name="ch4" table:cell-range-address="TPS.F5:TPS.G27 TPS.J5:TPS.J27" svg:x="1.566cm" svg:y="1.867cm" svg:width="22.755cm" svg:height="20.476cm">
          <chart:coordinate-region svg:x="2.558cm" svg:y="2.066cm" svg:width="21.483cm" svg:height="19.63cm"/>
          <chart:axis chart:dimension="x" chart:name="primary-x" chart:style-name="ch5">
            <chart:title svg:x="12.793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5">
            <chart:title svg:x="0.451cm" svg:y="12.255cm" chart:style-name="ch8">
              <text:p>#</text:p>
            </chart:title>
            <chart:grid chart:style-name="ch7" chart:class="major"/>
          </chart:axis>
          <chart:series chart:style-name="ch9" chart:values-cell-range-address="TPS.G5:TPS.G27" chart:class="chart:scatter">
            <chart:domain table:cell-range-address="TPS.F5:TPS.F27"/>
            <chart:data-point chart:repeated="23"/>
          </chart:series>
          <chart:series chart:style-name="ch10" chart:values-cell-range-address="TPS.J5:TPS.J27" chart:class="chart:scatte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PS.F5:TPS.F27</svg:desc>
                </draw:g>
              </table:table-cell>
              <table:table-cell office:value-type="float" office:value="165">
                <text:p>165</text:p>
                <draw:g>
                  <svg:desc>TPS.G5:TPS.G27</svg:desc>
                </draw:g>
              </table:table-cell>
              <table:table-cell office:value-type="float" office:value="159">
                <text:p>159</text:p>
                <draw:g>
                  <svg:desc>TPS.J5:TPS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17">
                <text:p>317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92">
                <text:p>392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31">
                <text:p>531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665">
                <text:p>665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791">
                <text:p>791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912">
                <text:p>912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27">
                <text:p>1027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156">
                <text:p>1156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277">
                <text:p>1277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00">
                <text:p>1400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547">
                <text:p>1547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655">
                <text:p>1655</text:p>
              </table:table-cell>
              <table:table-cell office:value-type="float" office:value="1659">
                <text:p>16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779">
                <text:p>177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941">
                <text:p>1941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066">
                <text:p>2066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400">
                <text:p>2400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2909">
                <text:p>29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37cm" svg:y="0.612cm" chart:style-name="ch2">
          <text:p>TPS</text:p>
        </chart:title>
        <chart:legend chart:legend-position="end" svg:x="24.876cm" svg:y="11.352cm" style:legend-expansion="high" chart:style-name="ch3"/>
        <chart:plot-area chart:style-name="ch4" table:cell-range-address="TPS_4tx.F5:TPS_4tx.G27 TPS_4tx.J5:TPS_4tx.J27" svg:x="1.566cm" svg:y="1.867cm" svg:width="22.755cm" svg:height="20.476cm">
          <chart:coordinate-region svg:x="2.558cm" svg:y="2.066cm" svg:width="21.483cm" svg:height="19.63cm"/>
          <chart:axis chart:dimension="x" chart:name="primary-x" chart:style-name="ch5">
            <chart:title svg:x="12.793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5">
            <chart:title svg:x="0.451cm" svg:y="12.255cm" chart:style-name="ch8">
              <text:p>#</text:p>
            </chart:title>
            <chart:grid chart:style-name="ch7" chart:class="major"/>
          </chart:axis>
          <chart:series chart:style-name="ch9" chart:values-cell-range-address="TPS_4tx.G5:TPS_4tx.G27" chart:class="chart:scatter">
            <chart:domain table:cell-range-address="TPS_4tx.F5:TPS_4tx.F27"/>
            <chart:data-point chart:repeated="23"/>
          </chart:series>
          <chart:series chart:style-name="ch10" chart:values-cell-range-address="TPS_4tx.J5:TPS_4tx.J27" chart:class="chart:scatte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PS_4tx.F5:TPS_4tx.F27</svg:desc>
                </draw:g>
              </table:table-cell>
              <table:table-cell office:value-type="float" office:value="NaN">
                <text:p>NaN</text:p>
                <draw:g>
                  <svg:desc>TPS_4tx.G5:TPS_4tx.G27</svg:desc>
                </draw:g>
              </table:table-cell>
              <table:table-cell office:value-type="float" office:value="NaN">
                <text:p>NaN</text:p>
                <draw:g>
                  <svg:desc>TPS_4tx.J5:TPS_4tx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055">
                <text:p>3055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2576">
                <text:p>2576</text:p>
              </table:table-cell>
              <table:table-cell office:value-type="float" office:value="2575">
                <text:p>25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975">
                <text:p>1975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1248">
                <text:p>1248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692">
                <text:p>692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45cm" svg:y="0.612cm" chart:style-name="ch2">
          <text:p>IAT</text:p>
        </chart:title>
        <chart:legend chart:legend-position="end" svg:x="25.961cm" svg:y="11.352cm" style:legend-expansion="high" chart:style-name="ch3"/>
        <chart:plot-area chart:style-name="ch4" table:cell-range-address="O2.F5:O2.G27 O2.G4:O2.G4 O2.J4:O2.J27" chart:data-source-has-labels="row" svg:x="1.566cm" svg:y="1.867cm" svg:width="23.84cm" svg:height="20.476cm">
          <chart:coordinate-region svg:x="2.558cm" svg:y="2.066cm" svg:width="22.661cm" svg:height="19.63cm"/>
          <chart:axis chart:dimension="x" chart:name="primary-x" chart:style-name="ch5">
            <chart:title svg:x="13.336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8">
            <chart:title svg:x="0.451cm" svg:y="12.255cm" chart:style-name="ch9">
              <text:p>#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O2.G5:O2.G27" chart:label-cell-address="O2.G4:O2.G4" chart:class="chart:scatter">
            <chart:domain table:cell-range-address="O2.F5:O2.F27"/>
            <chart:data-point chart:repeated="23"/>
          </chart:series>
          <chart:series chart:attached-axis="primary-y" chart:style-name="ch12" chart:values-cell-range-address="O2.J5:O2.J27" chart:label-cell-address="O2.J4:O2.J4" chart:class="chart:scatte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#</text:p>
                <draw:g>
                  <svg:desc>O2.G4:O2.G4</svg:desc>
                </draw:g>
              </table:table-cell>
              <table:table-cell office:value-type="string">
                <text:p>Lin</text:p>
                <draw:g>
                  <svg:desc>O2.J4:O2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4">
                <text:p>22.4</text:p>
                <draw:g>
                  <svg:desc>O2.F5:O2.F27</svg:desc>
                </draw:g>
              </table:table-cell>
              <table:table-cell office:value-type="float" office:value="3055">
                <text:p>3055</text:p>
                <draw:g>
                  <svg:desc>O2.G5:O2.G27</svg:desc>
                </draw:g>
              </table:table-cell>
              <table:table-cell office:value-type="float" office:value="NaN">
                <text:p>NaN</text:p>
                <draw:g>
                  <svg:desc>O2.J5:O2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3022">
                <text:p>3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2815">
                <text:p>2815</text:p>
              </table:table-cell>
              <table:table-cell office:value-type="float" office:value="2834">
                <text:p>2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5">
                <text:p>19.5</text:p>
              </table:table-cell>
              <table:table-cell office:value-type="float" office:value="2514">
                <text:p>2514</text:p>
              </table:table-cell>
              <table:table-cell office:value-type="float" office:value="2520.5">
                <text:p>252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2193">
                <text:p>2193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5">
                <text:p>16.5</text:p>
              </table:table-cell>
              <table:table-cell office:value-type="float" office:value="1898">
                <text:p>1898</text:p>
              </table:table-cell>
              <table:table-cell office:value-type="float" office:value="1893.5">
                <text:p>189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781">
                <text:p>1781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587">
                <text:p>1587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365">
                <text:p>1365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4">
                <text:p>13.4</text:p>
              </table:table-cell>
              <table:table-cell office:value-type="float" office:value="1246">
                <text:p>1246</text:p>
              </table:table-cell>
              <table:table-cell office:value-type="float" office:value="1245.6">
                <text:p>1245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5">
                <text:p>12.5</text:p>
              </table:table-cell>
              <table:table-cell office:value-type="float" office:value="1069">
                <text:p>1069</text:p>
              </table:table-cell>
              <table:table-cell office:value-type="float" office:value="1057.5">
                <text:p>1057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47">
                <text:p>947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5">
                <text:p>10.5</text:p>
              </table:table-cell>
              <table:table-cell office:value-type="float" office:value="641">
                <text:p>641</text:p>
              </table:table-cell>
              <table:table-cell office:value-type="float" office:value="639.5">
                <text:p>639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329">
                <text:p>329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45cm" svg:y="0.612cm" chart:style-name="ch2">
          <text:p>IAT</text:p>
        </chart:title>
        <chart:legend chart:legend-position="end" svg:x="25.961cm" svg:y="11.352cm" style:legend-expansion="high" chart:style-name="ch3"/>
        <chart:plot-area chart:style-name="ch4" table:cell-range-address="gear.F5:gear.G27 gear.G4:gear.G4 gear.J4:gear.J27" chart:data-source-has-labels="row" svg:x="1.566cm" svg:y="1.867cm" svg:width="23.84cm" svg:height="20.476cm">
          <chart:coordinate-region svg:x="2.558cm" svg:y="2.066cm" svg:width="22.754cm" svg:height="19.63cm"/>
          <chart:axis chart:dimension="x" chart:name="primary-x" chart:style-name="ch5">
            <chart:title svg:x="13.336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8">
            <chart:title svg:x="0.451cm" svg:y="12.255cm" chart:style-name="ch9">
              <text:p>#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gear.G5:gear.G27" chart:label-cell-address="gear.G4:gear.G4" chart:class="chart:scatter">
            <chart:domain table:cell-range-address="gear.F5:gear.F27"/>
            <chart:data-point chart:repeated="23"/>
          </chart:series>
          <chart:series chart:attached-axis="primary-y" chart:style-name="ch12" chart:values-cell-range-address="gear.J5:gear.J27" chart:label-cell-address="gear.J4:gear.J4" chart:class="chart:scatte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#</text:p>
                <draw:g>
                  <svg:desc>gear.G4:gear.G4</svg:desc>
                </draw:g>
              </table:table-cell>
              <table:table-cell office:value-type="string">
                <text:p>Lin</text:p>
                <draw:g>
                  <svg:desc>gear.J4:gear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ear.F5:gear.F27</svg:desc>
                </draw:g>
              </table:table-cell>
              <table:table-cell office:value-type="float" office:value="3052">
                <text:p>3052</text:p>
                <draw:g>
                  <svg:desc>gear.G5:gear.G27</svg:desc>
                </draw:g>
              </table:table-cell>
              <table:table-cell office:value-type="float" office:value="NaN">
                <text:p>NaN</text:p>
                <draw:g>
                  <svg:desc>gear.J5:gear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42">
                <text:p>2542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098">
                <text:p>2098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555">
                <text:p>1555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91">
                <text:p>1091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70">
                <text:p>570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45cm" svg:y="0.612cm" chart:style-name="ch2">
          <text:p>IAT</text:p>
        </chart:title>
        <chart:legend chart:legend-position="end" svg:x="25.829cm" svg:y="11.352cm" style:legend-expansion="high" chart:style-name="ch3"/>
        <chart:plot-area chart:style-name="ch4" table:cell-range-address="ground_speed.F5:ground_speed.G27 ground_speed.G4:ground_speed.G4 ground_speed.K4:ground_speed.K27" chart:data-source-has-labels="row" svg:x="1.566cm" svg:y="1.867cm" svg:width="23.708cm" svg:height="20.476cm">
          <chart:coordinate-region svg:x="2.558cm" svg:y="2.066cm" svg:width="22.622cm" svg:height="19.63cm"/>
          <chart:axis chart:dimension="x" chart:name="primary-x" chart:style-name="ch5">
            <chart:title svg:x="13.27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8">
            <chart:title svg:x="0.451cm" svg:y="12.255cm" chart:style-name="ch9">
              <text:p>#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ground_speed.G5:ground_speed.G27" chart:label-cell-address="ground_speed.G4:ground_speed.G4" chart:class="chart:scatter">
            <chart:domain table:cell-range-address="ground_speed.F5:ground_speed.F27"/>
            <chart:data-point chart:repeated="23"/>
          </chart:series>
          <chart:series chart:attached-axis="primary-y" chart:style-name="ch12" chart:values-cell-range-address="ground_speed.K5:ground_speed.K27" chart:label-cell-address="ground_speed.K4:ground_speed.K4" chart:class="chart:scatte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rpm</text:p>
                <draw:g>
                  <svg:desc>ground_speed.G4:ground_speed.G4</svg:desc>
                </draw:g>
              </table:table-cell>
              <table:table-cell office:value-type="string">
                <text:p>Lin</text:p>
                <draw:g>
                  <svg:desc>ground_speed.K4:ground_speed.K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round_speed.F5:ground_speed.F27</svg:desc>
                </draw:g>
              </table:table-cell>
              <table:table-cell office:value-type="float" office:value="NaN">
                <text:p>NaN</text:p>
                <draw:g>
                  <svg:desc>ground_speed.G5:ground_speed.G27</svg:desc>
                </draw:g>
              </table:table-cell>
              <table:table-cell office:value-type="float" office:value="NaN">
                <text:p>NaN</text:p>
                <draw:g>
                  <svg:desc>ground_speed.K5:ground_speed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294">
                <text:p>3294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227">
                <text:p>3227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054">
                <text:p>5054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846">
                <text:p>3846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126">
                <text:p>4126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851">
                <text:p>3851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37cm" svg:y="0.612cm" chart:style-name="ch2">
          <text:p>TPS</text:p>
        </chart:title>
        <chart:legend chart:legend-position="end" svg:x="24.876cm" svg:y="11.352cm" style:legend-expansion="high" chart:style-name="ch3"/>
        <chart:plot-area chart:style-name="ch4" table:cell-range-address="VBAT.F5:VBAT.G15 VBAT.J5:VBAT.J15" svg:x="1.566cm" svg:y="1.867cm" svg:width="22.755cm" svg:height="20.476cm">
          <chart:coordinate-region svg:x="2.558cm" svg:y="2.066cm" svg:width="21.576cm" svg:height="19.63cm"/>
          <chart:axis chart:dimension="x" chart:name="primary-x" chart:style-name="ch5">
            <chart:title svg:x="12.793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5">
            <chart:title svg:x="0.451cm" svg:y="12.255cm" chart:style-name="ch8">
              <text:p>#</text:p>
            </chart:title>
            <chart:grid chart:style-name="ch7" chart:class="major"/>
          </chart:axis>
          <chart:series chart:style-name="ch9" chart:values-cell-range-address="VBAT.G5:VBAT.G15" chart:class="chart:scatter">
            <chart:domain table:cell-range-address="VBAT.F5:VBAT.F15"/>
            <chart:data-point chart:repeated="11"/>
          </chart:series>
          <chart:series chart:style-name="ch10" chart:values-cell-range-address="VBAT.J5:VBAT.J15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VBAT.F5:VBAT.F15</svg:desc>
                </draw:g>
              </table:table-cell>
              <table:table-cell office:value-type="float" office:value="1121">
                <text:p>1121</text:p>
                <draw:g>
                  <svg:desc>VBAT.G5:VBAT.G15</svg:desc>
                </draw:g>
              </table:table-cell>
              <table:table-cell office:value-type="float" office:value="1113">
                <text:p>1113</text:p>
                <draw:g>
                  <svg:desc>VBAT.J5:VBAT.J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319">
                <text:p>1319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521">
                <text:p>1521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744">
                <text:p>1744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1">
                <text:p>10.1</text:p>
              </table:table-cell>
              <table:table-cell office:value-type="float" office:value="1966">
                <text:p>1966</text:p>
              </table:table-cell>
              <table:table-cell office:value-type="float" office:value="1969.9">
                <text:p>1969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159">
                <text:p>2159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12">
                <text:p>12.12</text:p>
              </table:table-cell>
              <table:table-cell office:value-type="float" office:value="2392">
                <text:p>2392</text:p>
              </table:table-cell>
              <table:table-cell office:value-type="float" office:value="2392.08">
                <text:p>2392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2572">
                <text:p>2572</text:p>
              </table:table-cell>
              <table:table-cell office:value-type="float" office:value="2576">
                <text:p>25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1">
                <text:p>14.1</text:p>
              </table:table-cell>
              <table:table-cell office:value-type="float" office:value="2812">
                <text:p>2812</text:p>
              </table:table-cell>
              <table:table-cell office:value-type="float" office:value="2805.9">
                <text:p>2805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994">
                <text:p>2994</text:p>
              </table:table-cell>
              <table:table-cell office:value-type="float" office:value="2994">
                <text:p>29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85">
                <text:p>15.85</text:p>
              </table:table-cell>
              <table:table-cell office:value-type="float" office:value="3045">
                <text:p>3045</text:p>
              </table:table-cell>
              <table:table-cell office:value-type="float" office:value="3171.65">
                <text:p>3171.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45cm" svg:y="0.612cm" chart:style-name="ch2">
          <text:p>IAT</text:p>
        </chart:title>
        <chart:legend chart:legend-position="end" svg:x="25.961cm" svg:y="11.352cm" style:legend-expansion="high" chart:style-name="ch3"/>
        <chart:plot-area chart:style-name="ch4" table:cell-range-address="IAT.F5:IAT.F27 IAT.H4:IAT.H27 IAT.K4:IAT.K27" chart:data-source-has-labels="row" svg:x="1.566cm" svg:y="1.867cm" svg:width="23.84cm" svg:height="20.476cm">
          <chart:coordinate-region svg:x="2.558cm" svg:y="2.066cm" svg:width="22.661cm" svg:height="19.63cm"/>
          <chart:axis chart:dimension="x" chart:name="primary-x" chart:style-name="ch5">
            <chart:title svg:x="13.336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8">
            <chart:title svg:x="0.451cm" svg:y="12.255cm" chart:style-name="ch9">
              <text:p>#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IAT.H5:IAT.H27" chart:label-cell-address="IAT.H4:IAT.H4" chart:class="chart:scatter">
            <chart:domain table:cell-range-address="IAT.F5:IAT.F27"/>
            <chart:data-point chart:repeated="23"/>
          </chart:series>
          <chart:series chart:attached-axis="primary-y" chart:style-name="ch12" chart:values-cell-range-address="IAT.K5:IAT.K27" chart:label-cell-address="IAT.K4:IAT.K4" chart:class="chart:scatte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#</text:p>
                <draw:g>
                  <svg:desc>IAT.H4:IAT.H4</svg:desc>
                </draw:g>
              </table:table-cell>
              <table:table-cell office:value-type="string">
                <text:p>Lin</text:p>
                <draw:g>
                  <svg:desc>IAT.K4:IAT.K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IAT.F5:IAT.F27</svg:desc>
                </draw:g>
              </table:table-cell>
              <table:table-cell office:value-type="float" office:value="620">
                <text:p>620</text:p>
                <draw:g>
                  <svg:desc>IAT.H5:IAT.H27</svg:desc>
                </draw:g>
              </table:table-cell>
              <table:table-cell office:value-type="float" office:value="599.834999999999">
                <text:p>599.834999999999</text:p>
                <draw:g>
                  <svg:desc>IAT.K5:IAT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27">
                <text:p>627</text:p>
              </table:table-cell>
              <table:table-cell office:value-type="float" office:value="613.784999999999">
                <text:p>613.784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686">
                <text:p>686</text:p>
              </table:table-cell>
              <table:table-cell office:value-type="float" office:value="683.534999999999">
                <text:p>683.5349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96">
                <text:p>696</text:p>
              </table:table-cell>
              <table:table-cell office:value-type="float" office:value="697.484999999999">
                <text:p>697.4849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861">
                <text:p>861</text:p>
              </table:table-cell>
              <table:table-cell office:value-type="float" office:value="864.884999999999">
                <text:p>864.8849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880">
                <text:p>880</text:p>
              </table:table-cell>
              <table:table-cell office:value-type="float" office:value="892.784999999999">
                <text:p>892.784999999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910">
                <text:p>910</text:p>
              </table:table-cell>
              <table:table-cell office:value-type="float" office:value="920.684999999999">
                <text:p>920.6849999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934">
                <text:p>934</text:p>
              </table:table-cell>
              <table:table-cell office:value-type="float" office:value="948.584999999999">
                <text:p>948.5849999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968">
                <text:p>968</text:p>
              </table:table-cell>
              <table:table-cell office:value-type="float" office:value="976.484999999999">
                <text:p>976.484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987">
                <text:p>987</text:p>
              </table:table-cell>
              <table:table-cell office:value-type="float" office:value="1004.385">
                <text:p>1004.3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5">
                <text:p>15.5</text:p>
              </table:table-cell>
              <table:table-cell office:value-type="float" office:value="1009">
                <text:p>1009</text:p>
              </table:table-cell>
              <table:table-cell office:value-type="float" office:value="1018.335">
                <text:p>1018.3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015">
                <text:p>1015</text:p>
              </table:table-cell>
              <table:table-cell office:value-type="float" office:value="1032.285">
                <text:p>1032.2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077">
                <text:p>1077</text:p>
              </table:table-cell>
              <table:table-cell office:value-type="float" office:value="1088.085">
                <text:p>1088.0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1132">
                <text:p>1132</text:p>
              </table:table-cell>
              <table:table-cell office:value-type="float" office:value="1143.885">
                <text:p>1143.8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1190">
                <text:p>1190</text:p>
              </table:table-cell>
              <table:table-cell office:value-type="float" office:value="1199.685">
                <text:p>1199.6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1257">
                <text:p>1257</text:p>
              </table:table-cell>
              <table:table-cell office:value-type="float" office:value="1255.485">
                <text:p>1255.4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1337">
                <text:p>1337</text:p>
              </table:table-cell>
              <table:table-cell office:value-type="float" office:value="1339.185">
                <text:p>1339.1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">
                <text:p>31</text:p>
              </table:table-cell>
              <table:table-cell office:value-type="float" office:value="1464">
                <text:p>1464</text:p>
              </table:table-cell>
              <table:table-cell office:value-type="float" office:value="1450.785">
                <text:p>1450.7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">
                <text:p>35</text:p>
              </table:table-cell>
              <table:table-cell office:value-type="float" office:value="1570">
                <text:p>1570</text:p>
              </table:table-cell>
              <table:table-cell office:value-type="float" office:value="1562.385">
                <text:p>1562.3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1753">
                <text:p>1753</text:p>
              </table:table-cell>
              <table:table-cell office:value-type="float" office:value="1729.785">
                <text:p>1729.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">
                <text:p>52</text:p>
              </table:table-cell>
              <table:table-cell office:value-type="float" office:value="2037">
                <text:p>2037</text:p>
              </table:table-cell>
              <table:table-cell office:value-type="float" office:value="2036.685">
                <text:p>2036.6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384cm" svg:y="0.612cm" chart:style-name="ch2">
          <text:p>CLT</text:p>
        </chart:title>
        <chart:legend chart:legend-position="end" svg:x="24.903cm" svg:y="11.352cm" style:legend-expansion="high" chart:style-name="ch3"/>
        <chart:plot-area chart:style-name="ch4" table:cell-range-address="CLT.F5:CLT.F27 CLT.H5:CLT.H27 CLT.K5:CLT.K27" svg:x="1.566cm" svg:y="1.867cm" svg:width="22.782cm" svg:height="20.476cm">
          <chart:coordinate-region svg:x="2.558cm" svg:y="2.066cm" svg:width="21.511cm" svg:height="19.63cm"/>
          <chart:axis chart:dimension="x" chart:name="primary-x" chart:style-name="ch5">
            <chart:title svg:x="12.807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8">
            <chart:title svg:x="0.451cm" svg:y="12.255cm" chart:style-name="ch9">
              <text:p>#</text:p>
            </chart:title>
            <chart:grid chart:style-name="ch7" chart:class="major"/>
          </chart:axis>
          <chart:series chart:style-name="ch10" chart:values-cell-range-address="CLT.H5:CLT.H27" chart:class="chart:scatter">
            <chart:domain table:cell-range-address="CLT.F5:CLT.F27"/>
            <chart:data-point chart:repeated="23"/>
          </chart:series>
          <chart:series chart:style-name="ch11" chart:values-cell-range-address="CLT.K5:CLT.K27" chart:class="chart:scatter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LT.F5:CLT.F27</svg:desc>
                </draw:g>
              </table:table-cell>
              <table:table-cell office:value-type="float" office:value="676">
                <text:p>676</text:p>
                <draw:g>
                  <svg:desc>CLT.H5:CLT.H27</svg:desc>
                </draw:g>
              </table:table-cell>
              <table:table-cell office:value-type="float" office:value="639.124999999999">
                <text:p>639.124999999999</text:p>
                <draw:g>
                  <svg:desc>CLT.K5:CLT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91">
                <text:p>691</text:p>
              </table:table-cell>
              <table:table-cell office:value-type="float" office:value="666.624999999999">
                <text:p>666.624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02">
                <text:p>802</text:p>
              </table:table-cell>
              <table:table-cell office:value-type="float" office:value="776.624999999999">
                <text:p>776.6249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82">
                <text:p>882</text:p>
              </table:table-cell>
              <table:table-cell office:value-type="float" office:value="859.124999999999">
                <text:p>859.1249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000">
                <text:p>1000</text:p>
              </table:table-cell>
              <table:table-cell office:value-type="float" office:value="996.624999999999">
                <text:p>996.6249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111">
                <text:p>1111</text:p>
              </table:table-cell>
              <table:table-cell office:value-type="float" office:value="1106.625">
                <text:p>1106.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260">
                <text:p>1260</text:p>
              </table:table-cell>
              <table:table-cell office:value-type="float" office:value="1216.625">
                <text:p>1216.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334">
                <text:p>1334</text:p>
              </table:table-cell>
              <table:table-cell office:value-type="float" office:value="1299.125">
                <text:p>1299.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502">
                <text:p>1502</text:p>
              </table:table-cell>
              <table:table-cell office:value-type="float" office:value="1491.625">
                <text:p>1491.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">
                <text:p>43</text:p>
              </table:table-cell>
              <table:table-cell office:value-type="float" office:value="1811">
                <text:p>1811</text:p>
              </table:table-cell>
              <table:table-cell office:value-type="float" office:value="1794.125">
                <text:p>1794.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.5">
                <text:p>50.5</text:p>
              </table:table-cell>
              <table:table-cell office:value-type="float" office:value="2000">
                <text:p>2000</text:p>
              </table:table-cell>
              <table:table-cell office:value-type="float" office:value="2000.375">
                <text:p>2000.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2215">
                <text:p>2215</text:p>
              </table:table-cell>
              <table:table-cell office:value-type="float" office:value="2261.625">
                <text:p>2261.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.5">
                <text:p>70.5</text:p>
              </table:table-cell>
              <table:table-cell office:value-type="float" office:value="2405">
                <text:p>2405</text:p>
              </table:table-cell>
              <table:table-cell office:value-type="float" office:value="2550.375">
                <text:p>2550.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.5">
                <text:p>80.5</text:p>
              </table:table-cell>
              <table:table-cell office:value-type="float" office:value="2546">
                <text:p>2546</text:p>
              </table:table-cell>
              <table:table-cell office:value-type="float" office:value="2825.375">
                <text:p>2825.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1">
                <text:p>91</text:p>
              </table:table-cell>
              <table:table-cell office:value-type="float" office:value="2663">
                <text:p>2663</text:p>
              </table:table-cell>
              <table:table-cell office:value-type="float" office:value="3114.125">
                <text:p>3114.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37cm" svg:y="0.612cm" chart:style-name="ch2">
          <text:p>TPS</text:p>
        </chart:title>
        <chart:legend chart:legend-position="end" svg:x="24.956cm" svg:y="11.103cm" style:legend-expansion="high" chart:style-name="ch3"/>
        <chart:plot-area chart:style-name="ch4" table:cell-range-address="CLT_linearizator.F5:CLT_linearizator.G27 CLT_linearizator.G4:CLT_linearizator.H4 CLT_linearizator.H5:CLT_linearizator.H21 CLT_linearizator.K4:CLT_linearizator.K27" chart:data-source-has-labels="row" svg:x="1.566cm" svg:y="1.867cm" svg:width="22.835cm" svg:height="20.476cm">
          <chart:coordinate-region svg:x="2.558cm" svg:y="2.066cm" svg:width="20.93cm" svg:height="19.63cm"/>
          <chart:axis chart:dimension="x" chart:name="primary-x" chart:style-name="ch5">
            <chart:title svg:x="12.833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5">
            <chart:title svg:x="0.451cm" svg:y="12.255cm" chart:style-name="ch8">
              <text:p>#</text:p>
            </chart:title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CLT_linearizator.G5:CLT_linearizator.G27" chart:label-cell-address="CLT_linearizator.G4:CLT_linearizator.G4" chart:class="chart:scatter">
            <chart:domain table:cell-range-address="CLT_linearizator.F5:CLT_linearizator.F27"/>
            <chart:data-point chart:repeated="23"/>
          </chart:series>
          <chart:series chart:attached-axis="secondary-y" chart:style-name="ch11" chart:values-cell-range-address="CLT_linearizator.H5:CLT_linearizator.H21" chart:label-cell-address="CLT_linearizator.H4:CLT_linearizator.H4" chart:class="chart:scatter">
            <chart:domain table:cell-range-address="CLT_linearizator.F5:CLT_linearizator.F21"/>
            <chart:data-point chart:repeated="17"/>
          </chart:series>
          <chart:series chart:attached-axis="secondary-y" chart:style-name="ch12" chart:values-cell-range-address="CLT_linearizator.K5:CLT_linearizator.K27" chart:label-cell-address="CLT_linearizator.K4:CLT_linearizator.K4" chart:class="chart:scatte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R in Ohm</text:p>
                <draw:g>
                  <svg:desc>CLT_linearizator.G4:CLT_linearizator.G4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U_p in V</text:p>
                <draw:g>
                  <svg:desc>CLT_linearizator.H4:CLT_linearizator.H4</svg:desc>
                </draw:g>
              </table:table-cell>
              <table:table-cell office:value-type="string">
                <text:p>Lin</text:p>
                <draw:g>
                  <svg:desc>CLT_linearizator.K4:CLT_linearizator.K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LT_linearizator.F5:CLT_linearizator.F27</svg:desc>
                </draw:g>
              </table:table-cell>
              <table:table-cell office:value-type="float" office:value="5850">
                <text:p>5850</text:p>
                <draw:g>
                  <svg:desc>CLT_linearizator.G5:CLT_linearizator.G27</svg:desc>
                </draw:g>
              </table:table-cell>
              <table:table-cell office:value-type="float" office:value="0">
                <text:p>0</text:p>
                <draw:g>
                  <svg:desc>CLT_linearizator.F5:CLT_linearizator.F21</svg:desc>
                </draw:g>
              </table:table-cell>
              <table:table-cell office:value-type="float" office:value="3.98013335147639">
                <text:p>3.98013335147639</text:p>
                <draw:g>
                  <svg:desc>CLT_linearizator.H5:CLT_linearizator.H21</svg:desc>
                </draw:g>
              </table:table-cell>
              <table:table-cell office:value-type="float" office:value="4">
                <text:p>4</text:p>
                <draw:g>
                  <svg:desc>CLT_linearizator.K5:CLT_linearizator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770">
                <text:p>4770</text:p>
              </table:table-cell>
              <table:table-cell office:value-type="float" office:value="4">
                <text:p>4</text:p>
              </table:table-cell>
              <table:table-cell office:value-type="float" office:value="3.80443451906205">
                <text:p>3.80443451906205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">
                <text:p>5.3</text:p>
              </table:table-cell>
              <table:table-cell office:value-type="float" office:value="4470">
                <text:p>4470</text:p>
              </table:table-cell>
              <table:table-cell office:value-type="float" office:value="5.3">
                <text:p>5.3</text:p>
              </table:table-cell>
              <table:table-cell office:value-type="float" office:value="3.74434578656391">
                <text:p>3.74434578656391</text:p>
              </table:table-cell>
              <table:table-cell office:value-type="float" office:value="3.788">
                <text:p>3.7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800">
                <text:p>3800</text:p>
              </table:table-cell>
              <table:table-cell office:value-type="float" office:value="9">
                <text:p>9</text:p>
              </table:table-cell>
              <table:table-cell office:value-type="float" office:value="3.58558218531798">
                <text:p>3.58558218531798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3150">
                <text:p>3150</text:p>
              </table:table-cell>
              <table:table-cell office:value-type="float" office:value="14">
                <text:p>14</text:p>
              </table:table-cell>
              <table:table-cell office:value-type="float" office:value="3.38782533878253">
                <text:p>3.38782533878253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5">
                <text:p>18.5</text:p>
              </table:table-cell>
              <table:table-cell office:value-type="float" office:value="2600">
                <text:p>2600</text:p>
              </table:table-cell>
              <table:table-cell office:value-type="float" office:value="18.5">
                <text:p>18.5</text:p>
              </table:table-cell>
              <table:table-cell office:value-type="float" office:value="3.17150524518175">
                <text:p>3.17150524518175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5">
                <text:p>19.5</text:p>
              </table:table-cell>
              <table:table-cell office:value-type="float" office:value="2530">
                <text:p>2530</text:p>
              </table:table-cell>
              <table:table-cell office:value-type="float" office:value="19.5">
                <text:p>19.5</text:p>
              </table:table-cell>
              <table:table-cell office:value-type="float" office:value="3.1397369074212">
                <text:p>3.1397369074212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150">
                <text:p>2150</text:p>
              </table:table-cell>
              <table:table-cell office:value-type="float" office:value="23">
                <text:p>23</text:p>
              </table:table-cell>
              <table:table-cell office:value-type="float" office:value="2.94601260619348">
                <text:p>2.9460126061934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2050">
                <text:p>2050</text:p>
              </table:table-cell>
              <table:table-cell office:value-type="float" office:value="25">
                <text:p>25</text:p>
              </table:table-cell>
              <table:table-cell office:value-type="float" office:value="2.88813750352212">
                <text:p>2.888137503522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1480">
                <text:p>1480</text:p>
              </table:table-cell>
              <table:table-cell office:value-type="float" office:value="34">
                <text:p>34</text:p>
              </table:table-cell>
              <table:table-cell office:value-type="float" office:value="2.48405505203088">
                <text:p>2.48405505203088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.5">
                <text:p>45.5</text:p>
              </table:table-cell>
              <table:table-cell office:value-type="float" office:value="940">
                <text:p>940</text:p>
              </table:table-cell>
              <table:table-cell office:value-type="float" office:value="45.5">
                <text:p>45.5</text:p>
              </table:table-cell>
              <table:table-cell office:value-type="float" office:value="1.9270192701927">
                <text:p>1.927019270192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">
                <text:p>51</text:p>
              </table:table-cell>
              <table:table-cell office:value-type="float" office:value="800">
                <text:p>800</text:p>
              </table:table-cell>
              <table:table-cell office:value-type="float" office:value="51">
                <text:p>51</text:p>
              </table:table-cell>
              <table:table-cell office:value-type="float" office:value="1.73988690735102">
                <text:p>1.73988690735102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">
                <text:p>59</text:p>
              </table:table-cell>
              <table:table-cell office:value-type="float" office:value="613">
                <text:p>613</text:p>
              </table:table-cell>
              <table:table-cell office:value-type="float" office:value="59">
                <text:p>59</text:p>
              </table:table-cell>
              <table:table-cell office:value-type="float" office:value="1.45123106060606">
                <text:p>1.45123106060606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">
                <text:p>64</text:p>
              </table:table-cell>
              <table:table-cell office:value-type="float" office:value="513">
                <text:p>513</text:p>
              </table:table-cell>
              <table:table-cell office:value-type="float" office:value="64">
                <text:p>64</text:p>
              </table:table-cell>
              <table:table-cell office:value-type="float" office:value="1.27485089463221">
                <text:p>1.27485089463221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">
                <text:p>73</text:p>
              </table:table-cell>
              <table:table-cell office:value-type="float" office:value="375">
                <text:p>375</text:p>
              </table:table-cell>
              <table:table-cell office:value-type="float" office:value="73">
                <text:p>73</text:p>
              </table:table-cell>
              <table:table-cell office:value-type="float" office:value="1.00053361792956">
                <text:p>1.0005336179295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6">
                <text:p>86</text:p>
              </table:table-cell>
              <table:table-cell office:value-type="float" office:value="250">
                <text:p>250</text:p>
              </table:table-cell>
              <table:table-cell office:value-type="float" office:value="86">
                <text:p>86</text:p>
              </table:table-cell>
              <table:table-cell office:value-type="float" office:value="0.714694110920526">
                <text:p>0.71469411092052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230">
                <text:p>230</text:p>
              </table:table-cell>
              <table:table-cell office:value-type="float" office:value="90">
                <text:p>90</text:p>
              </table:table-cell>
              <table:table-cell office:value-type="float" office:value="0.665124349334876">
                <text:p>0.66512434933487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37cm" svg:y="0.612cm" chart:style-name="ch2">
          <text:p>TPS</text:p>
        </chart:title>
        <chart:legend chart:legend-position="end" svg:x="24.876cm" svg:y="11.103cm" style:legend-expansion="high" chart:style-name="ch3"/>
        <chart:plot-area chart:style-name="ch4" table:cell-range-address="IAT_linearizator.F6:IAT_linearizator.G28 IAT_linearizator.H4:IAT_linearizator.H4 IAT_linearizator.H6:IAT_linearizator.H22 IAT_linearizator.K6:IAT_linearizator.K28" chart:data-source-has-labels="row" svg:x="1.566cm" svg:y="1.867cm" svg:width="22.755cm" svg:height="20.476cm">
          <chart:coordinate-region svg:x="2.558cm" svg:y="2.066cm" svg:width="20.85cm" svg:height="19.63cm"/>
          <chart:axis chart:dimension="x" chart:name="primary-x" chart:style-name="ch5">
            <chart:title svg:x="12.793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8">
            <chart:title svg:x="0.451cm" svg:y="12.255cm" chart:style-name="ch9">
              <text:p>#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IAT_linearizator.G6:IAT_linearizator.G28" chart:class="chart:scatter">
            <chart:domain table:cell-range-address="IAT_linearizator.F6:IAT_linearizator.F28"/>
            <chart:data-point chart:repeated="23"/>
          </chart:series>
          <chart:series chart:attached-axis="secondary-y" chart:style-name="ch12" chart:values-cell-range-address="IAT_linearizator.H6:IAT_linearizator.H22" chart:label-cell-address="IAT_linearizator.H4:IAT_linearizator.H4" chart:class="chart:scatter">
            <chart:domain table:cell-range-address="IAT_linearizator.F6:IAT_linearizator.F22"/>
            <chart:data-point chart:repeated="17"/>
          </chart:series>
          <chart:series chart:attached-axis="secondary-y" chart:style-name="ch13" chart:values-cell-range-address="IAT_linearizator.K6:IAT_linearizator.K28" chart:class="chart:scatter">
            <chart:data-point chart:repeated="2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F</text:p>
              </table:table-cell>
              <table:table-cell office:value-type="string">
                <text:p>U_p in V</text:p>
                <draw:g>
                  <svg:desc>IAT_linearizator.H4:IAT_linearizator.H4</svg:desc>
                </draw:g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AT_linearizator.F6:IAT_linearizator.F28</svg:desc>
                </draw:g>
              </table:table-cell>
              <table:table-cell office:value-type="float" office:value="6060">
                <text:p>6060</text:p>
                <draw:g>
                  <svg:desc>IAT_linearizator.G6:IAT_linearizator.G28</svg:desc>
                </draw:g>
              </table:table-cell>
              <table:table-cell office:value-type="float" office:value="0">
                <text:p>0</text:p>
                <draw:g>
                  <svg:desc>IAT_linearizator.F6:IAT_linearizator.F22</svg:desc>
                </draw:g>
              </table:table-cell>
              <table:table-cell office:value-type="float" office:value="4.02123424021234">
                <text:p>4.02123424021234</text:p>
                <draw:g>
                  <svg:desc>IAT_linearizator.H6:IAT_linearizator.H22</svg:desc>
                </draw:g>
              </table:table-cell>
              <table:table-cell office:value-type="float" office:value="4.05">
                <text:p>4.05</text:p>
                <draw:g>
                  <svg:desc>IAT_linearizator.K6:IAT_linearizator.K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4">
                <text:p>4</text:p>
              </table:table-cell>
              <table:table-cell office:value-type="float" office:value="3.86100386100386">
                <text:p>3.86100386100386</text:p>
              </table:table-cell>
              <table:table-cell office:value-type="float" office:value="3.868">
                <text:p>3.8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">
                <text:p>5.3</text:p>
              </table:table-cell>
              <table:table-cell office:value-type="float" office:value="4730">
                <text:p>4730</text:p>
              </table:table-cell>
              <table:table-cell office:value-type="float" office:value="5.3">
                <text:p>5.3</text:p>
              </table:table-cell>
              <table:table-cell office:value-type="float" office:value="3.81144238517325">
                <text:p>3.81144238517325</text:p>
              </table:table-cell>
              <table:table-cell office:value-type="float" office:value="3.80885">
                <text:p>3.808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4000">
                <text:p>4000</text:p>
              </table:table-cell>
              <table:table-cell office:value-type="float" office:value="9">
                <text:p>9</text:p>
              </table:table-cell>
              <table:table-cell office:value-type="float" office:value="3.65296803652968">
                <text:p>3.65296803652968</text:p>
              </table:table-cell>
              <table:table-cell office:value-type="float" office:value="3.6405">
                <text:p>3.64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3150">
                <text:p>3150</text:p>
              </table:table-cell>
              <table:table-cell office:value-type="float" office:value="14">
                <text:p>14</text:p>
              </table:table-cell>
              <table:table-cell office:value-type="float" office:value="3.40540540540541">
                <text:p>3.40540540540541</text:p>
              </table:table-cell>
              <table:table-cell office:value-type="float" office:value="3.413">
                <text:p>3.4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5">
                <text:p>18.5</text:p>
              </table:table-cell>
              <table:table-cell office:value-type="float" office:value="2700">
                <text:p>2700</text:p>
              </table:table-cell>
              <table:table-cell office:value-type="float" office:value="18.5">
                <text:p>18.5</text:p>
              </table:table-cell>
              <table:table-cell office:value-type="float" office:value="3.23353293413174">
                <text:p>3.23353293413174</text:p>
              </table:table-cell>
              <table:table-cell office:value-type="float" office:value="3.20825">
                <text:p>3.20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5">
                <text:p>19.5</text:p>
              </table:table-cell>
              <table:table-cell office:value-type="float" office:value="2610">
                <text:p>2610</text:p>
              </table:table-cell>
              <table:table-cell office:value-type="float" office:value="19.5">
                <text:p>19.5</text:p>
              </table:table-cell>
              <table:table-cell office:value-type="float" office:value="3.19461444308446">
                <text:p>3.19461444308446</text:p>
              </table:table-cell>
              <table:table-cell office:value-type="float" office:value="3.16275">
                <text:p>3.162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222">
                <text:p>2222</text:p>
              </table:table-cell>
              <table:table-cell office:value-type="float" office:value="23">
                <text:p>23</text:p>
              </table:table-cell>
              <table:table-cell office:value-type="float" office:value="3.00513930213687">
                <text:p>3.00513930213687</text:p>
              </table:table-cell>
              <table:table-cell office:value-type="float" office:value="3.0035">
                <text:p>3.00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2050">
                <text:p>2050</text:p>
              </table:table-cell>
              <table:table-cell office:value-type="float" office:value="25">
                <text:p>25</text:p>
              </table:table-cell>
              <table:table-cell office:value-type="float" office:value="2.90780141843972">
                <text:p>2.90780141843972</text:p>
              </table:table-cell>
              <table:table-cell office:value-type="float" office:value="2.9125">
                <text:p>2.9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1500">
                <text:p>1500</text:p>
              </table:table-cell>
              <table:table-cell office:value-type="float" office:value="34">
                <text:p>34</text:p>
              </table:table-cell>
              <table:table-cell office:value-type="float" office:value="2.52100840336134">
                <text:p>2.52100840336134</text:p>
              </table:table-cell>
              <table:table-cell office:value-type="float" office:value="2.503">
                <text:p>2.5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.5">
                <text:p>45.5</text:p>
              </table:table-cell>
              <table:table-cell office:value-type="float" office:value="960">
                <text:p>960</text:p>
              </table:table-cell>
              <table:table-cell office:value-type="float" office:value="45.5">
                <text:p>45.5</text:p>
              </table:table-cell>
              <table:table-cell office:value-type="float" office:value="1.97125256673511">
                <text:p>1.97125256673511</text:p>
              </table:table-cell>
              <table:table-cell office:value-type="float" office:value="1.97975">
                <text:p>1.97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">
                <text:p>51</text:p>
              </table:table-cell>
              <table:table-cell office:value-type="float" office:value="795">
                <text:p>795</text:p>
              </table:table-cell>
              <table:table-cell office:value-type="float" office:value="51">
                <text:p>51</text:p>
              </table:table-cell>
              <table:table-cell office:value-type="float" office:value="1.7511013215859">
                <text:p>1.7511013215859</text:p>
              </table:table-cell>
              <table:table-cell office:value-type="float" office:value="1.7295">
                <text:p>1.72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45cm" svg:y="0.612cm" chart:style-name="ch2">
          <text:p>IAT</text:p>
        </chart:title>
        <chart:legend chart:legend-position="end" svg:x="25.961cm" svg:y="11.352cm" style:legend-expansion="high" chart:style-name="ch3"/>
        <chart:plot-area chart:style-name="ch4" table:cell-range-address="MAP.F5:MAP.G27 MAP.G4:MAP.G4 MAP.J4:MAP.J27" chart:data-source-has-labels="row" svg:x="1.566cm" svg:y="1.867cm" svg:width="23.84cm" svg:height="20.476cm">
          <chart:coordinate-region svg:x="2.558cm" svg:y="2.066cm" svg:width="22.568cm" svg:height="19.63cm"/>
          <chart:axis chart:dimension="x" chart:name="primary-x" chart:style-name="ch5">
            <chart:title svg:x="13.336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8">
            <chart:title svg:x="0.451cm" svg:y="12.255cm" chart:style-name="ch9">
              <text:p>#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MAP.G5:MAP.G27" chart:label-cell-address="MAP.G4:MAP.G4" chart:class="chart:scatter">
            <chart:domain table:cell-range-address="MAP.F5:MAP.F27"/>
            <chart:data-point chart:repeated="23"/>
          </chart:series>
          <chart:series chart:attached-axis="primary-y" chart:style-name="ch12" chart:values-cell-range-address="MAP.J5:MAP.J27" chart:label-cell-address="MAP.J4:MAP.J4" chart:class="chart:scatte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#</text:p>
                <draw:g>
                  <svg:desc>MAP.G4:MAP.G4</svg:desc>
                </draw:g>
              </table:table-cell>
              <table:table-cell office:value-type="string">
                <text:p>Lin</text:p>
                <draw:g>
                  <svg:desc>MAP.J4:MAP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2.66">
                <text:p>132.66</text:p>
                <draw:g>
                  <svg:desc>MAP.F5:MAP.F27</svg:desc>
                </draw:g>
              </table:table-cell>
              <table:table-cell office:value-type="float" office:value="2837">
                <text:p>2837</text:p>
                <draw:g>
                  <svg:desc>MAP.G5:MAP.G27</svg:desc>
                </draw:g>
              </table:table-cell>
              <table:table-cell office:value-type="float" office:value="2853.008">
                <text:p>2853.008</text:p>
                <draw:g>
                  <svg:desc>MAP.J5:MAP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.6">
                <text:p>120.6</text:p>
              </table:table-cell>
              <table:table-cell office:value-type="float" office:value="2607">
                <text:p>2607</text:p>
              </table:table-cell>
              <table:table-cell office:value-type="float" office:value="2626.28">
                <text:p>2626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.3">
                <text:p>98.3</text:p>
              </table:table-cell>
              <table:table-cell office:value-type="float" office:value="2203">
                <text:p>2203</text:p>
              </table:table-cell>
              <table:table-cell office:value-type="float" office:value="2207.04">
                <text:p>2207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.34">
                <text:p>87.34</text:p>
              </table:table-cell>
              <table:table-cell office:value-type="float" office:value="2000">
                <text:p>2000</text:p>
              </table:table-cell>
              <table:table-cell office:value-type="float" office:value="2000.992">
                <text:p>2000.9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.67">
                <text:p>77.67</text:p>
              </table:table-cell>
              <table:table-cell office:value-type="float" office:value="1818">
                <text:p>1818</text:p>
              </table:table-cell>
              <table:table-cell office:value-type="float" office:value="1819.196">
                <text:p>1819.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52">
                <text:p>72.52</text:p>
              </table:table-cell>
              <table:table-cell office:value-type="float" office:value="1723">
                <text:p>1723</text:p>
              </table:table-cell>
              <table:table-cell office:value-type="float" office:value="1722.376">
                <text:p>1722.3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.8">
                <text:p>57.8</text:p>
              </table:table-cell>
              <table:table-cell office:value-type="float" office:value="1449">
                <text:p>1449</text:p>
              </table:table-cell>
              <table:table-cell office:value-type="float" office:value="1445.64">
                <text:p>1445.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.75">
                <text:p>48.75</text:p>
              </table:table-cell>
              <table:table-cell office:value-type="float" office:value="1237">
                <text:p>1237</text:p>
              </table:table-cell>
              <table:table-cell office:value-type="float" office:value="1275.5">
                <text:p>1275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.91">
                <text:p>47.91</text:p>
              </table:table-cell>
              <table:table-cell office:value-type="float" office:value="1265">
                <text:p>1265</text:p>
              </table:table-cell>
              <table:table-cell office:value-type="float" office:value="1259.708">
                <text:p>1259.7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.27">
                <text:p>38.27</text:p>
              </table:table-cell>
              <table:table-cell office:value-type="float" office:value="1077">
                <text:p>1077</text:p>
              </table:table-cell>
              <table:table-cell office:value-type="float" office:value="1078.476">
                <text:p>1078.4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.6">
                <text:p>27.6</text:p>
              </table:table-cell>
              <table:table-cell office:value-type="float" office:value="880">
                <text:p>880</text:p>
              </table:table-cell>
              <table:table-cell office:value-type="float" office:value="877.88">
                <text:p>877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75">
                <text:p>7.75</text:p>
              </table:table-cell>
              <table:table-cell office:value-type="float" office:value="511">
                <text:p>511</text:p>
              </table:table-cell>
              <table:table-cell office:value-type="float" office:value="504.7">
                <text:p>504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45cm" svg:y="0.612cm" chart:style-name="ch2">
          <text:p>IAT</text:p>
        </chart:title>
        <chart:legend chart:legend-position="end" svg:x="25.961cm" svg:y="11.352cm" style:legend-expansion="high" chart:style-name="ch3"/>
        <chart:plot-area chart:style-name="ch4" table:cell-range-address="BARO.F5:BARO.G27 BARO.G4:BARO.G4 BARO.J4:BARO.J27" chart:data-source-has-labels="row" svg:x="1.566cm" svg:y="1.867cm" svg:width="23.84cm" svg:height="20.476cm">
          <chart:coordinate-region svg:x="2.558cm" svg:y="2.066cm" svg:width="22.568cm" svg:height="19.63cm"/>
          <chart:axis chart:dimension="x" chart:name="primary-x" chart:style-name="ch5">
            <chart:title svg:x="13.336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8">
            <chart:title svg:x="0.451cm" svg:y="12.255cm" chart:style-name="ch9">
              <text:p>#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BARO.G5:BARO.G27" chart:label-cell-address="BARO.G4:BARO.G4" chart:class="chart:scatter">
            <chart:domain table:cell-range-address="BARO.F5:BARO.F27"/>
            <chart:data-point chart:repeated="23"/>
          </chart:series>
          <chart:series chart:attached-axis="primary-y" chart:style-name="ch12" chart:values-cell-range-address="BARO.J5:BARO.J27" chart:label-cell-address="BARO.J4:BARO.J4" chart:class="chart:scatte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#</text:p>
                <draw:g>
                  <svg:desc>BARO.G4:BARO.G4</svg:desc>
                </draw:g>
              </table:table-cell>
              <table:table-cell office:value-type="string">
                <text:p>Lin</text:p>
                <draw:g>
                  <svg:desc>BARO.J4:BARO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2.66">
                <text:p>132.66</text:p>
                <draw:g>
                  <svg:desc>BARO.F5:BARO.F27</svg:desc>
                </draw:g>
              </table:table-cell>
              <table:table-cell office:value-type="float" office:value="2827">
                <text:p>2827</text:p>
                <draw:g>
                  <svg:desc>BARO.G5:BARO.G27</svg:desc>
                </draw:g>
              </table:table-cell>
              <table:table-cell office:value-type="float" office:value="2833.109">
                <text:p>2833.109</text:p>
                <draw:g>
                  <svg:desc>BARO.J5:BARO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.6">
                <text:p>120.6</text:p>
              </table:table-cell>
              <table:table-cell office:value-type="float" office:value="2595">
                <text:p>2595</text:p>
              </table:table-cell>
              <table:table-cell office:value-type="float" office:value="2608.19">
                <text:p>2608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.3">
                <text:p>98.3</text:p>
              </table:table-cell>
              <table:table-cell office:value-type="float" office:value="2190">
                <text:p>2190</text:p>
              </table:table-cell>
              <table:table-cell office:value-type="float" office:value="2192.295">
                <text:p>2192.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.34">
                <text:p>87.34</text:p>
              </table:table-cell>
              <table:table-cell office:value-type="float" office:value="1989">
                <text:p>1989</text:p>
              </table:table-cell>
              <table:table-cell office:value-type="float" office:value="1987.891">
                <text:p>1987.8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.67">
                <text:p>77.67</text:p>
              </table:table-cell>
              <table:table-cell office:value-type="float" office:value="1807">
                <text:p>1807</text:p>
              </table:table-cell>
              <table:table-cell office:value-type="float" office:value="1807.5455">
                <text:p>1807.54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52">
                <text:p>72.52</text:p>
              </table:table-cell>
              <table:table-cell office:value-type="float" office:value="1712">
                <text:p>1712</text:p>
              </table:table-cell>
              <table:table-cell office:value-type="float" office:value="1711.498">
                <text:p>1711.4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.8">
                <text:p>57.8</text:p>
              </table:table-cell>
              <table:table-cell office:value-type="float" office:value="1438">
                <text:p>1438</text:p>
              </table:table-cell>
              <table:table-cell office:value-type="float" office:value="1436.97">
                <text:p>1436.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.75">
                <text:p>48.75</text:p>
              </table:table-cell>
              <table:table-cell office:value-type="float" office:value="1263">
                <text:p>1263</text:p>
              </table:table-cell>
              <table:table-cell office:value-type="float" office:value="1268.1875">
                <text:p>1268.1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.91">
                <text:p>47.91</text:p>
              </table:table-cell>
              <table:table-cell office:value-type="float" office:value="1255">
                <text:p>1255</text:p>
              </table:table-cell>
              <table:table-cell office:value-type="float" office:value="1252.5215">
                <text:p>1252.52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.27">
                <text:p>38.27</text:p>
              </table:table-cell>
              <table:table-cell office:value-type="float" office:value="1069">
                <text:p>1069</text:p>
              </table:table-cell>
              <table:table-cell office:value-type="float" office:value="1072.7355">
                <text:p>1072.73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.6">
                <text:p>27.6</text:p>
              </table:table-cell>
              <table:table-cell office:value-type="float" office:value="871">
                <text:p>871</text:p>
              </table:table-cell>
              <table:table-cell office:value-type="float" office:value="873.74">
                <text:p>873.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75">
                <text:p>7.75</text:p>
              </table:table-cell>
              <table:table-cell office:value-type="float" office:value="500">
                <text:p>500</text:p>
              </table:table-cell>
              <table:table-cell office:value-type="float" office:value="503.5375">
                <text:p>503.5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37cm" svg:y="0.612cm" chart:style-name="ch2">
          <text:p>TPS</text:p>
        </chart:title>
        <chart:legend chart:legend-position="end" svg:x="24.876cm" svg:y="11.352cm" style:legend-expansion="high" chart:style-name="ch3"/>
        <chart:plot-area chart:style-name="ch4" table:cell-range-address="TPS_4tx_theo.F5:TPS_4tx_theo.G27 TPS_4tx_theo.J5:TPS_4tx_theo.J27" svg:x="1.566cm" svg:y="1.867cm" svg:width="22.755cm" svg:height="20.476cm">
          <chart:coordinate-region svg:x="2.558cm" svg:y="2.066cm" svg:width="21.576cm" svg:height="19.63cm"/>
          <chart:axis chart:dimension="x" chart:name="primary-x" chart:style-name="ch5">
            <chart:title svg:x="12.793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5">
            <chart:title svg:x="0.451cm" svg:y="12.255cm" chart:style-name="ch8">
              <text:p>#</text:p>
            </chart:title>
            <chart:grid chart:style-name="ch7" chart:class="major"/>
          </chart:axis>
          <chart:series chart:style-name="ch9" chart:values-cell-range-address="TPS_4tx_theo.G5:TPS_4tx_theo.G27" chart:class="chart:scatter">
            <chart:domain table:cell-range-address="TPS_4tx_theo.F5:TPS_4tx_theo.F27"/>
            <chart:data-point chart:repeated="23"/>
          </chart:series>
          <chart:series chart:style-name="ch10" chart:values-cell-range-address="TPS_4tx_theo.J5:TPS_4tx_theo.J27" chart:class="chart:scatte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TPS_4tx_theo.F5:TPS_4tx_theo.F27</svg:desc>
                </draw:g>
              </table:table-cell>
              <table:table-cell office:value-type="float" office:value="165">
                <text:p>165</text:p>
                <draw:g>
                  <svg:desc>TPS_4tx_theo.G5:TPS_4tx_theo.G27</svg:desc>
                </draw:g>
              </table:table-cell>
              <table:table-cell office:value-type="float" office:value="150">
                <text:p>150</text:p>
                <draw:g>
                  <svg:desc>TPS_4tx_theo.J5:TPS_4tx_theo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317">
                <text:p>31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392">
                <text:p>39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531">
                <text:p>53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665">
                <text:p>66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791">
                <text:p>791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912">
                <text:p>912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1027">
                <text:p>1027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156">
                <text:p>1156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1277">
                <text:p>1277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547">
                <text:p>1547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1655">
                <text:p>1655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779">
                <text:p>1779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941">
                <text:p>1941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066">
                <text:p>2066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2400">
                <text:p>2400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0">
                <text:p>215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